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.924in" svg:height="11.6079in" svg:x="2.6882in" svg:y="0.1673in">
            <draw:object draw:notify-on-update-of-ranges="Sheet1.A2:Sheet1.A2 Sheet1.A3:Sheet1.A604 Sheet1.B2:Sheet1.B2 Sheet1.B3:Sheet1.B6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AMPLING FREQUENCY = 20 Hz</text:p>
          </table:table-cell>
          <table:table-cell table:style-name="ce1"/>
          <table:table-cell table:style-name="ce2"/>
        </table:table-row>
        <table:table-row table:style-name="ro1">
          <table:table-cell table:style-name="ce2" office:value-type="string" calcext:value-type="string">
            <text:p>Unfiltered Voltage</text:p>
          </table:table-cell>
          <table:table-cell table:style-name="ce2" office:value-type="string" calcext:value-type="string">
            <text:p>Filtered Voltage</text:p>
          </table:table-cell>
          <table:table-cell table:style-name="ce2"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00922" calcext:value-type="float">
            <text:p>0.000922</text:p>
          </table:table-cell>
          <table:table-cell/>
        </table:table-row>
        <table:table-row table:style-name="ro1">
          <table:table-cell office:value-type="float" office:value="0.017725" calcext:value-type="float">
            <text:p>0.017725</text:p>
          </table:table-cell>
          <table:table-cell office:value-type="float" office:value="0.004076" calcext:value-type="float">
            <text:p>0.004076</text:p>
          </table:table-cell>
          <table:table-cell/>
        </table:table-row>
        <table:table-row table:style-name="ro1">
          <table:table-cell office:value-type="float" office:value="0.016113" calcext:value-type="float">
            <text:p>0.016113</text:p>
          </table:table-cell>
          <table:table-cell office:value-type="float" office:value="0.00864" calcext:value-type="float">
            <text:p>0.00864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12669" calcext:value-type="float">
            <text:p>0.012669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15869" calcext:value-type="float">
            <text:p>0.01586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18898" calcext:value-type="float">
            <text:p>0.018898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1782" calcext:value-type="float">
            <text:p>0.021782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4237" calcext:value-type="float">
            <text:p>0.024237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6122" calcext:value-type="float">
            <text:p>0.02612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7418" calcext:value-type="float">
            <text:p>0.027418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8246" calcext:value-type="float">
            <text:p>0.028246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8751" calcext:value-type="float">
            <text:p>0.02875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034" calcext:value-type="float">
            <text:p>0.029034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92" calcext:value-type="float">
            <text:p>0.0292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435" calcext:value-type="float">
            <text:p>0.029435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753" calcext:value-type="float">
            <text:p>0.029753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904" calcext:value-type="float">
            <text:p>0.029904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9917" calcext:value-type="float">
            <text:p>0.029917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30051" calcext:value-type="float">
            <text:p>0.03005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308" calcext:value-type="float">
            <text:p>0.03030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518" calcext:value-type="float">
            <text:p>0.030518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0566" calcext:value-type="float">
            <text:p>0.030566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58" calcext:value-type="float">
            <text:p>0.03058</text:p>
          </table:table-cell>
          <table:table-cell/>
        </table:table-row>
        <table:table-row table:style-name="ro1">
          <table:table-cell office:value-type="float" office:value="0.063647" calcext:value-type="float">
            <text:p>0.063647</text:p>
          </table:table-cell>
          <table:table-cell office:value-type="float" office:value="0.030685" calcext:value-type="float">
            <text:p>0.030685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1686" calcext:value-type="float">
            <text:p>0.031686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4042" calcext:value-type="float">
            <text:p>0.03404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6057" calcext:value-type="float">
            <text:p>0.036057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3657" calcext:value-type="float">
            <text:p>0.0365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5941" calcext:value-type="float">
            <text:p>0.035941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4645" calcext:value-type="float">
            <text:p>0.034645</text:p>
          </table:table-cell>
          <table:table-cell/>
        </table:table-row>
        <table:table-row table:style-name="ro1">
          <table:table-cell office:value-type="float" office:value="0.036255" calcext:value-type="float">
            <text:p>0.036255</text:p>
          </table:table-cell>
          <table:table-cell office:value-type="float" office:value="0.033326" calcext:value-type="float">
            <text:p>0.033326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32522" calcext:value-type="float">
            <text:p>0.032522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32088" calcext:value-type="float">
            <text:p>0.032088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1583" calcext:value-type="float">
            <text:p>0.031583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1159" calcext:value-type="float">
            <text:p>0.03115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92" calcext:value-type="float">
            <text:p>0.03092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592" calcext:value-type="float">
            <text:p>0.030592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30203" calcext:value-type="float">
            <text:p>0.030203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9821" calcext:value-type="float">
            <text:p>0.029821</text:p>
          </table:table-cell>
          <table:table-cell/>
        </table:table-row>
        <table:table-row table:style-name="ro1">
          <table:table-cell office:value-type="float" office:value="0.021753" calcext:value-type="float">
            <text:p>0.021753</text:p>
          </table:table-cell>
          <table:table-cell office:value-type="float" office:value="0.029509" calcext:value-type="float">
            <text:p>0.029509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227" calcext:value-type="float">
            <text:p>0.029227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8726" calcext:value-type="float">
            <text:p>0.028726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264" calcext:value-type="float">
            <text:p>0.028264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8167" calcext:value-type="float">
            <text:p>0.02816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252" calcext:value-type="float">
            <text:p>0.028252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8343" calcext:value-type="float">
            <text:p>0.028343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8518" calcext:value-type="float">
            <text:p>0.028518</text:p>
          </table:table-cell>
          <table:table-cell/>
        </table:table-row>
        <table:table-row table:style-name="ro1">
          <table:table-cell office:value-type="float" office:value="0.087012" calcext:value-type="float">
            <text:p>0.087012</text:p>
          </table:table-cell>
          <table:table-cell office:value-type="float" office:value="0.028745" calcext:value-type="float">
            <text:p>0.028745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30484" calcext:value-type="float">
            <text:p>0.030484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4663" calcext:value-type="float">
            <text:p>0.034663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8421" calcext:value-type="float">
            <text:p>0.03842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985" calcext:value-type="float">
            <text:p>0.0398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9641" calcext:value-type="float">
            <text:p>0.039641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847" calcext:value-type="float">
            <text:p>0.03847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6956" calcext:value-type="float">
            <text:p>0.036956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5409" calcext:value-type="float">
            <text:p>0.035409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3858" calcext:value-type="float">
            <text:p>0.033858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25" calcext:value-type="float">
            <text:p>0.0325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1428" calcext:value-type="float">
            <text:p>0.031428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0487" calcext:value-type="float">
            <text:p>0.030487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773" calcext:value-type="float">
            <text:p>0.029773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428" calcext:value-type="float">
            <text:p>0.02942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338" calcext:value-type="float">
            <text:p>0.02933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431" calcext:value-type="float">
            <text:p>0.02943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598" calcext:value-type="float">
            <text:p>0.02959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678" calcext:value-type="float">
            <text:p>0.029678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63" calcext:value-type="float">
            <text:p>0.02963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949" calcext:value-type="float">
            <text:p>0.02949</text:p>
          </table:table-cell>
          <table:table-cell/>
        </table:table-row>
        <table:table-row table:style-name="ro1">
          <table:table-cell office:value-type="float" office:value="1.797436" calcext:value-type="float">
            <text:p>1.797436</text:p>
          </table:table-cell>
          <table:table-cell office:value-type="float" office:value="0.029244" calcext:value-type="float">
            <text:p>0.029244</text:p>
          </table:table-cell>
          <table:table-cell/>
        </table:table-row>
        <table:table-row table:style-name="ro1">
          <table:table-cell office:value-type="float" office:value="0.634863" calcext:value-type="float">
            <text:p>0.634863</text:p>
          </table:table-cell>
          <table:table-cell office:value-type="float" office:value="0.078258" calcext:value-type="float">
            <text:p>0.078258</text:p>
          </table:table-cell>
          <table:table-cell/>
        </table:table-row>
        <table:table-row table:style-name="ro1">
          <table:table-cell office:value-type="float" office:value="0.530127" calcext:value-type="float">
            <text:p>0.530127</text:p>
          </table:table-cell>
          <table:table-cell office:value-type="float" office:value="0.216878" calcext:value-type="float">
            <text:p>0.216878</text:p>
          </table:table-cell>
          <table:table-cell/>
        </table:table-row>
        <table:table-row table:style-name="ro1">
          <table:table-cell office:value-type="float" office:value="0.188525" calcext:value-type="float">
            <text:p>0.188525</text:p>
          </table:table-cell>
          <table:table-cell office:value-type="float" office:value="0.374375" calcext:value-type="float">
            <text:p>0.374375</text:p>
          </table:table-cell>
          <table:table-cell/>
        </table:table-row>
        <table:table-row table:style-name="ro1">
          <table:table-cell office:value-type="float" office:value="0.306152" calcext:value-type="float">
            <text:p>0.306152</text:p>
          </table:table-cell>
          <table:table-cell office:value-type="float" office:value="0.477605" calcext:value-type="float">
            <text:p>0.477605</text:p>
          </table:table-cell>
          <table:table-cell/>
        </table:table-row>
        <table:table-row table:style-name="ro1">
          <table:table-cell office:value-type="float" office:value="0.425391" calcext:value-type="float">
            <text:p>0.425391</text:p>
          </table:table-cell>
          <table:table-cell office:value-type="float" office:value="0.518819" calcext:value-type="float">
            <text:p>0.518819</text:p>
          </table:table-cell>
          <table:table-cell/>
        </table:table-row>
        <table:table-row table:style-name="ro1">
          <table:table-cell office:value-type="float" office:value="0.460034" calcext:value-type="float">
            <text:p>0.460034</text:p>
          </table:table-cell>
          <table:table-cell office:value-type="float" office:value="0.519392" calcext:value-type="float">
            <text:p>0.519392</text:p>
          </table:table-cell>
          <table:table-cell/>
        </table:table-row>
        <table:table-row table:style-name="ro1">
          <table:table-cell office:value-type="float" office:value="0.310181" calcext:value-type="float">
            <text:p>0.310181</text:p>
          </table:table-cell>
          <table:table-cell office:value-type="float" office:value="0.506938" calcext:value-type="float">
            <text:p>0.506938</text:p>
          </table:table-cell>
          <table:table-cell/>
        </table:table-row>
        <table:table-row table:style-name="ro1">
          <table:table-cell office:value-type="float" office:value="0.146631" calcext:value-type="float">
            <text:p>0.146631</text:p>
          </table:table-cell>
          <table:table-cell office:value-type="float" office:value="0.489303" calcext:value-type="float">
            <text:p>0.489303</text:p>
          </table:table-cell>
          <table:table-cell/>
        </table:table-row>
        <table:table-row table:style-name="ro1">
          <table:table-cell office:value-type="float" office:value="0.467285" calcext:value-type="float">
            <text:p>0.467285</text:p>
          </table:table-cell>
          <table:table-cell office:value-type="float" office:value="0.458648" calcext:value-type="float">
            <text:p>0.458648</text:p>
          </table:table-cell>
          <table:table-cell/>
        </table:table-row>
        <table:table-row table:style-name="ro1">
          <table:table-cell office:value-type="float" office:value="0.354492" calcext:value-type="float">
            <text:p>0.354492</text:p>
          </table:table-cell>
          <table:table-cell office:value-type="float" office:value="0.419421" calcext:value-type="float">
            <text:p>0.419421</text:p>
          </table:table-cell>
          <table:table-cell/>
        </table:table-row>
        <table:table-row table:style-name="ro1">
          <table:table-cell office:value-type="float" office:value="0.170801" calcext:value-type="float">
            <text:p>0.170801</text:p>
          </table:table-cell>
          <table:table-cell office:value-type="float" office:value="0.389685" calcext:value-type="float">
            <text:p>0.389685</text:p>
          </table:table-cell>
          <table:table-cell/>
        </table:table-row>
        <table:table-row table:style-name="ro1">
          <table:table-cell office:value-type="float" office:value="0.487427" calcext:value-type="float">
            <text:p>0.487427</text:p>
          </table:table-cell>
          <table:table-cell office:value-type="float" office:value="0.366369" calcext:value-type="float">
            <text:p>0.366369</text:p>
          </table:table-cell>
          <table:table-cell/>
        </table:table-row>
        <table:table-row table:style-name="ro1">
          <table:table-cell office:value-type="float" office:value="0.243311" calcext:value-type="float">
            <text:p>0.243311</text:p>
          </table:table-cell>
          <table:table-cell office:value-type="float" office:value="0.344875" calcext:value-type="float">
            <text:p>0.344875</text:p>
          </table:table-cell>
          <table:table-cell/>
        </table:table-row>
        <table:table-row table:style-name="ro1">
          <table:table-cell office:value-type="float" office:value="0.355298" calcext:value-type="float">
            <text:p>0.355298</text:p>
          </table:table-cell>
          <table:table-cell office:value-type="float" office:value="0.332544" calcext:value-type="float">
            <text:p>0.332544</text:p>
          </table:table-cell>
          <table:table-cell/>
        </table:table-row>
        <table:table-row table:style-name="ro1">
          <table:table-cell office:value-type="float" office:value="0.293262" calcext:value-type="float">
            <text:p>0.293262</text:p>
          </table:table-cell>
          <table:table-cell office:value-type="float" office:value="0.325327" calcext:value-type="float">
            <text:p>0.325327</text:p>
          </table:table-cell>
          <table:table-cell/>
        </table:table-row>
        <table:table-row table:style-name="ro1">
          <table:table-cell office:value-type="float" office:value="0.371411" calcext:value-type="float">
            <text:p>0.371411</text:p>
          </table:table-cell>
          <table:table-cell office:value-type="float" office:value="0.319609" calcext:value-type="float">
            <text:p>0.319609</text:p>
          </table:table-cell>
          <table:table-cell/>
        </table:table-row>
        <table:table-row table:style-name="ro1">
          <table:table-cell office:value-type="float" office:value="0.303735" calcext:value-type="float">
            <text:p>0.303735</text:p>
          </table:table-cell>
          <table:table-cell office:value-type="float" office:value="0.317259" calcext:value-type="float">
            <text:p>0.317259</text:p>
          </table:table-cell>
          <table:table-cell/>
        </table:table-row>
        <table:table-row table:style-name="ro1">
          <table:table-cell office:value-type="float" office:value="0.189331" calcext:value-type="float">
            <text:p>0.189331</text:p>
          </table:table-cell>
          <table:table-cell office:value-type="float" office:value="0.317881" calcext:value-type="float">
            <text:p>0.317881</text:p>
          </table:table-cell>
          <table:table-cell/>
        </table:table-row>
        <table:table-row table:style-name="ro1">
          <table:table-cell office:value-type="float" office:value="0.389136" calcext:value-type="float">
            <text:p>0.389136</text:p>
          </table:table-cell>
          <table:table-cell office:value-type="float" office:value="0.315397" calcext:value-type="float">
            <text:p>0.315397</text:p>
          </table:table-cell>
          <table:table-cell/>
        </table:table-row>
        <table:table-row table:style-name="ro1">
          <table:table-cell office:value-type="float" office:value="0.184497" calcext:value-type="float">
            <text:p>0.184497</text:p>
          </table:table-cell>
          <table:table-cell office:value-type="float" office:value="0.308681" calcext:value-type="float">
            <text:p>0.308681</text:p>
          </table:table-cell>
          <table:table-cell/>
        </table:table-row>
        <table:table-row table:style-name="ro1">
          <table:table-cell office:value-type="float" office:value="0.445532" calcext:value-type="float">
            <text:p>0.445532</text:p>
          </table:table-cell>
          <table:table-cell office:value-type="float" office:value="0.302457" calcext:value-type="float">
            <text:p>0.302457</text:p>
          </table:table-cell>
          <table:table-cell/>
        </table:table-row>
        <table:table-row table:style-name="ro1">
          <table:table-cell office:value-type="float" office:value="0.161938" calcext:value-type="float">
            <text:p>0.161938</text:p>
          </table:table-cell>
          <table:table-cell office:value-type="float" office:value="0.298674" calcext:value-type="float">
            <text:p>0.298674</text:p>
          </table:table-cell>
          <table:table-cell/>
        </table:table-row>
        <table:table-row table:style-name="ro1">
          <table:table-cell office:value-type="float" office:value="0.467285" calcext:value-type="float">
            <text:p>0.467285</text:p>
          </table:table-cell>
          <table:table-cell office:value-type="float" office:value="0.297663" calcext:value-type="float">
            <text:p>0.297663</text:p>
          </table:table-cell>
          <table:table-cell/>
        </table:table-row>
        <table:table-row table:style-name="ro1">
          <table:table-cell office:value-type="float" office:value="0.274731" calcext:value-type="float">
            <text:p>0.274731</text:p>
          </table:table-cell>
          <table:table-cell office:value-type="float" office:value="0.298398" calcext:value-type="float">
            <text:p>0.298398</text:p>
          </table:table-cell>
          <table:table-cell/>
        </table:table-row>
        <table:table-row table:style-name="ro1">
          <table:table-cell office:value-type="float" office:value="0.378662" calcext:value-type="float">
            <text:p>0.378662</text:p>
          </table:table-cell>
          <table:table-cell office:value-type="float" office:value="0.303798" calcext:value-type="float">
            <text:p>0.303798</text:p>
          </table:table-cell>
          <table:table-cell/>
        </table:table-row>
        <table:table-row table:style-name="ro1">
          <table:table-cell office:value-type="float" office:value="0.313403" calcext:value-type="float">
            <text:p>0.313403</text:p>
          </table:table-cell>
          <table:table-cell office:value-type="float" office:value="0.312029" calcext:value-type="float">
            <text:p>0.312029</text:p>
          </table:table-cell>
          <table:table-cell/>
        </table:table-row>
        <table:table-row table:style-name="ro1">
          <table:table-cell office:value-type="float" office:value="0.202222" calcext:value-type="float">
            <text:p>0.202222</text:p>
          </table:table-cell>
          <table:table-cell office:value-type="float" office:value="0.3196" calcext:value-type="float">
            <text:p>0.3196</text:p>
          </table:table-cell>
          <table:table-cell/>
        </table:table-row>
        <table:table-row table:style-name="ro1">
          <table:table-cell office:value-type="float" office:value="0.38833" calcext:value-type="float">
            <text:p>0.38833</text:p>
          </table:table-cell>
          <table:table-cell office:value-type="float" office:value="0.322104" calcext:value-type="float">
            <text:p>0.322104</text:p>
          </table:table-cell>
          <table:table-cell/>
        </table:table-row>
        <table:table-row table:style-name="ro1">
          <table:table-cell office:value-type="float" office:value="0.164355" calcext:value-type="float">
            <text:p>0.164355</text:p>
          </table:table-cell>
          <table:table-cell office:value-type="float" office:value="0.318533" calcext:value-type="float">
            <text:p>0.318533</text:p>
          </table:table-cell>
          <table:table-cell/>
        </table:table-row>
        <table:table-row table:style-name="ro1">
          <table:table-cell office:value-type="float" office:value="0.443115" calcext:value-type="float">
            <text:p>0.443115</text:p>
          </table:table-cell>
          <table:table-cell office:value-type="float" office:value="0.31281" calcext:value-type="float">
            <text:p>0.31281</text:p>
          </table:table-cell>
          <table:table-cell/>
        </table:table-row>
        <table:table-row table:style-name="ro1">
          <table:table-cell office:value-type="float" office:value="0.161938" calcext:value-type="float">
            <text:p>0.161938</text:p>
          </table:table-cell>
          <table:table-cell office:value-type="float" office:value="0.306956" calcext:value-type="float">
            <text:p>0.306956</text:p>
          </table:table-cell>
          <table:table-cell/>
        </table:table-row>
        <table:table-row table:style-name="ro1">
          <table:table-cell office:value-type="float" office:value="0.464868" calcext:value-type="float">
            <text:p>0.464868</text:p>
          </table:table-cell>
          <table:table-cell office:value-type="float" office:value="0.30311" calcext:value-type="float">
            <text:p>0.30311</text:p>
          </table:table-cell>
          <table:table-cell/>
        </table:table-row>
        <table:table-row table:style-name="ro1">
          <table:table-cell office:value-type="float" office:value="0.198193" calcext:value-type="float">
            <text:p>0.198193</text:p>
          </table:table-cell>
          <table:table-cell office:value-type="float" office:value="0.30144" calcext:value-type="float">
            <text:p>0.30144</text:p>
          </table:table-cell>
          <table:table-cell/>
        </table:table-row>
        <table:table-row table:style-name="ro1">
          <table:table-cell office:value-type="float" office:value="0.480981" calcext:value-type="float">
            <text:p>0.480981</text:p>
          </table:table-cell>
          <table:table-cell office:value-type="float" office:value="0.30282" calcext:value-type="float">
            <text:p>0.30282</text:p>
          </table:table-cell>
          <table:table-cell/>
        </table:table-row>
        <table:table-row table:style-name="ro1">
          <table:table-cell office:value-type="float" office:value="0.201416" calcext:value-type="float">
            <text:p>0.201416</text:p>
          </table:table-cell>
          <table:table-cell office:value-type="float" office:value="0.307324" calcext:value-type="float">
            <text:p>0.307324</text:p>
          </table:table-cell>
          <table:table-cell/>
        </table:table-row>
        <table:table-row table:style-name="ro1">
          <table:table-cell office:value-type="float" office:value="0.403638" calcext:value-type="float">
            <text:p>0.403638</text:p>
          </table:table-cell>
          <table:table-cell office:value-type="float" office:value="0.313672" calcext:value-type="float">
            <text:p>0.313672</text:p>
          </table:table-cell>
          <table:table-cell/>
        </table:table-row>
        <table:table-row table:style-name="ro1">
          <table:table-cell office:value-type="float" office:value="0.23606" calcext:value-type="float">
            <text:p>0.23606</text:p>
          </table:table-cell>
          <table:table-cell office:value-type="float" office:value="0.318354" calcext:value-type="float">
            <text:p>0.318354</text:p>
          </table:table-cell>
          <table:table-cell/>
        </table:table-row>
        <table:table-row table:style-name="ro1">
          <table:table-cell office:value-type="float" office:value="0.422974" calcext:value-type="float">
            <text:p>0.422974</text:p>
          </table:table-cell>
          <table:table-cell office:value-type="float" office:value="0.320325" calcext:value-type="float">
            <text:p>0.320325</text:p>
          </table:table-cell>
          <table:table-cell/>
        </table:table-row>
        <table:table-row table:style-name="ro1">
          <table:table-cell office:value-type="float" office:value="0.238477" calcext:value-type="float">
            <text:p>0.238477</text:p>
          </table:table-cell>
          <table:table-cell office:value-type="float" office:value="0.322009" calcext:value-type="float">
            <text:p>0.322009</text:p>
          </table:table-cell>
          <table:table-cell/>
        </table:table-row>
        <table:table-row table:style-name="ro1">
          <table:table-cell office:value-type="float" office:value="0.381079" calcext:value-type="float">
            <text:p>0.381079</text:p>
          </table:table-cell>
          <table:table-cell office:value-type="float" office:value="0.323925" calcext:value-type="float">
            <text:p>0.323925</text:p>
          </table:table-cell>
          <table:table-cell/>
        </table:table-row>
        <table:table-row table:style-name="ro1">
          <table:table-cell office:value-type="float" office:value="0.292456" calcext:value-type="float">
            <text:p>0.292456</text:p>
          </table:table-cell>
          <table:table-cell office:value-type="float" office:value="0.32468" calcext:value-type="float">
            <text:p>0.32468</text:p>
          </table:table-cell>
          <table:table-cell/>
        </table:table-row>
        <table:table-row table:style-name="ro1">
          <table:table-cell office:value-type="float" office:value="0.452783" calcext:value-type="float">
            <text:p>0.452783</text:p>
          </table:table-cell>
          <table:table-cell office:value-type="float" office:value="0.324993" calcext:value-type="float">
            <text:p>0.324993</text:p>
          </table:table-cell>
          <table:table-cell/>
        </table:table-row>
        <table:table-row table:style-name="ro1">
          <table:table-cell office:value-type="float" office:value="0.217529" calcext:value-type="float">
            <text:p>0.217529</text:p>
          </table:table-cell>
          <table:table-cell office:value-type="float" office:value="0.328527" calcext:value-type="float">
            <text:p>0.328527</text:p>
          </table:table-cell>
          <table:table-cell/>
        </table:table-row>
        <table:table-row table:style-name="ro1">
          <table:table-cell office:value-type="float" office:value="0.448755" calcext:value-type="float">
            <text:p>0.448755</text:p>
          </table:table-cell>
          <table:table-cell office:value-type="float" office:value="0.333452" calcext:value-type="float">
            <text:p>0.333452</text:p>
          </table:table-cell>
          <table:table-cell/>
        </table:table-row>
        <table:table-row table:style-name="ro1">
          <table:table-cell office:value-type="float" office:value="0.29729" calcext:value-type="float">
            <text:p>0.29729</text:p>
          </table:table-cell>
          <table:table-cell office:value-type="float" office:value="0.336465" calcext:value-type="float">
            <text:p>0.336465</text:p>
          </table:table-cell>
          <table:table-cell/>
        </table:table-row>
        <table:table-row table:style-name="ro1">
          <table:table-cell office:value-type="float" office:value="0.457617" calcext:value-type="float">
            <text:p>0.457617</text:p>
          </table:table-cell>
          <table:table-cell office:value-type="float" office:value="0.34011" calcext:value-type="float">
            <text:p>0.34011</text:p>
          </table:table-cell>
          <table:table-cell/>
        </table:table-row>
        <table:table-row table:style-name="ro1">
          <table:table-cell office:value-type="float" office:value="0.261841" calcext:value-type="float">
            <text:p>0.261841</text:p>
          </table:table-cell>
          <table:table-cell office:value-type="float" office:value="0.346208" calcext:value-type="float">
            <text:p>0.346208</text:p>
          </table:table-cell>
          <table:table-cell/>
        </table:table-row>
        <table:table-row table:style-name="ro1">
          <table:table-cell office:value-type="float" office:value="0.448755" calcext:value-type="float">
            <text:p>0.448755</text:p>
          </table:table-cell>
          <table:table-cell office:value-type="float" office:value="0.352309" calcext:value-type="float">
            <text:p>0.352309</text:p>
          </table:table-cell>
          <table:table-cell/>
        </table:table-row>
        <table:table-row table:style-name="ro1">
          <table:table-cell office:value-type="float" office:value="0.225586" calcext:value-type="float">
            <text:p>0.225586</text:p>
          </table:table-cell>
          <table:table-cell office:value-type="float" office:value="0.356514" calcext:value-type="float">
            <text:p>0.356514</text:p>
          </table:table-cell>
          <table:table-cell/>
        </table:table-row>
        <table:table-row table:style-name="ro1">
          <table:table-cell office:value-type="float" office:value="0.47937" calcext:value-type="float">
            <text:p>0.47937</text:p>
          </table:table-cell>
          <table:table-cell office:value-type="float" office:value="0.357861" calcext:value-type="float">
            <text:p>0.357861</text:p>
          </table:table-cell>
          <table:table-cell/>
        </table:table-row>
        <table:table-row table:style-name="ro1">
          <table:table-cell office:value-type="float" office:value="0.154687" calcext:value-type="float">
            <text:p>0.154687</text:p>
          </table:table-cell>
          <table:table-cell office:value-type="float" office:value="0.357246" calcext:value-type="float">
            <text:p>0.357246</text:p>
          </table:table-cell>
          <table:table-cell/>
        </table:table-row>
        <table:table-row table:style-name="ro1">
          <table:table-cell office:value-type="float" office:value="0.453589" calcext:value-type="float">
            <text:p>0.453589</text:p>
          </table:table-cell>
          <table:table-cell office:value-type="float" office:value="0.354398" calcext:value-type="float">
            <text:p>0.354398</text:p>
          </table:table-cell>
          <table:table-cell/>
        </table:table-row>
        <table:table-row table:style-name="ro1">
          <table:table-cell office:value-type="float" office:value="0.282788" calcext:value-type="float">
            <text:p>0.282788</text:p>
          </table:table-cell>
          <table:table-cell office:value-type="float" office:value="0.347893" calcext:value-type="float">
            <text:p>0.347893</text:p>
          </table:table-cell>
          <table:table-cell/>
        </table:table-row>
        <table:table-row table:style-name="ro1">
          <table:table-cell office:value-type="float" office:value="0.341602" calcext:value-type="float">
            <text:p>0.341602</text:p>
          </table:table-cell>
          <table:table-cell office:value-type="float" office:value="0.34279" calcext:value-type="float">
            <text:p>0.34279</text:p>
          </table:table-cell>
          <table:table-cell/>
        </table:table-row>
        <table:table-row table:style-name="ro1">
          <table:table-cell office:value-type="float" office:value="0.420557" calcext:value-type="float">
            <text:p>0.420557</text:p>
          </table:table-cell>
          <table:table-cell office:value-type="float" office:value="0.339545" calcext:value-type="float">
            <text:p>0.339545</text:p>
          </table:table-cell>
          <table:table-cell/>
        </table:table-row>
        <table:table-row table:style-name="ro1">
          <table:table-cell office:value-type="float" office:value="0.29729" calcext:value-type="float">
            <text:p>0.29729</text:p>
          </table:table-cell>
          <table:table-cell office:value-type="float" office:value="0.338466" calcext:value-type="float">
            <text:p>0.338466</text:p>
          </table:table-cell>
          <table:table-cell/>
        </table:table-row>
        <table:table-row table:style-name="ro1">
          <table:table-cell office:value-type="float" office:value="0.4979" calcext:value-type="float">
            <text:p>0.4979</text:p>
          </table:table-cell>
          <table:table-cell office:value-type="float" office:value="0.341378" calcext:value-type="float">
            <text:p>0.341378</text:p>
          </table:table-cell>
          <table:table-cell/>
        </table:table-row>
        <table:table-row table:style-name="ro1">
          <table:table-cell office:value-type="float" office:value="0.167578" calcext:value-type="float">
            <text:p>0.167578</text:p>
          </table:table-cell>
          <table:table-cell office:value-type="float" office:value="0.347241" calcext:value-type="float">
            <text:p>0.347241</text:p>
          </table:table-cell>
          <table:table-cell/>
        </table:table-row>
        <table:table-row table:style-name="ro1">
          <table:table-cell office:value-type="float" office:value="0.411694" calcext:value-type="float">
            <text:p>0.411694</text:p>
          </table:table-cell>
          <table:table-cell office:value-type="float" office:value="0.352703" calcext:value-type="float">
            <text:p>0.352703</text:p>
          </table:table-cell>
          <table:table-cell/>
        </table:table-row>
        <table:table-row table:style-name="ro1">
          <table:table-cell office:value-type="float" office:value="0.305347" calcext:value-type="float">
            <text:p>0.305347</text:p>
          </table:table-cell>
          <table:table-cell office:value-type="float" office:value="0.351329" calcext:value-type="float">
            <text:p>0.351329</text:p>
          </table:table-cell>
          <table:table-cell/>
        </table:table-row>
        <table:table-row table:style-name="ro1">
          <table:table-cell office:value-type="float" office:value="0.311792" calcext:value-type="float">
            <text:p>0.311792</text:p>
          </table:table-cell>
          <table:table-cell office:value-type="float" office:value="0.34751" calcext:value-type="float">
            <text:p>0.34751</text:p>
          </table:table-cell>
          <table:table-cell/>
        </table:table-row>
        <table:table-row table:style-name="ro1">
          <table:table-cell office:value-type="float" office:value="0.443115" calcext:value-type="float">
            <text:p>0.443115</text:p>
          </table:table-cell>
          <table:table-cell office:value-type="float" office:value="0.34375" calcext:value-type="float">
            <text:p>0.34375</text:p>
          </table:table-cell>
          <table:table-cell/>
        </table:table-row>
        <table:table-row table:style-name="ro1">
          <table:table-cell office:value-type="float" office:value="0.184497" calcext:value-type="float">
            <text:p>0.184497</text:p>
          </table:table-cell>
          <table:table-cell office:value-type="float" office:value="0.341498" calcext:value-type="float">
            <text:p>0.341498</text:p>
          </table:table-cell>
          <table:table-cell/>
        </table:table-row>
        <table:table-row table:style-name="ro1">
          <table:table-cell office:value-type="float" office:value="0.342407" calcext:value-type="float">
            <text:p>0.342407</text:p>
          </table:table-cell>
          <table:table-cell office:value-type="float" office:value="0.340661" calcext:value-type="float">
            <text:p>0.340661</text:p>
          </table:table-cell>
          <table:table-cell/>
        </table:table-row>
        <table:table-row table:style-name="ro1">
          <table:table-cell office:value-type="float" office:value="0.277954" calcext:value-type="float">
            <text:p>0.277954</text:p>
          </table:table-cell>
          <table:table-cell office:value-type="float" office:value="0.334413" calcext:value-type="float">
            <text:p>0.334413</text:p>
          </table:table-cell>
          <table:table-cell/>
        </table:table-row>
        <table:table-row table:style-name="ro1">
          <table:table-cell office:value-type="float" office:value="0.235254" calcext:value-type="float">
            <text:p>0.235254</text:p>
          </table:table-cell>
          <table:table-cell office:value-type="float" office:value="0.325467" calcext:value-type="float">
            <text:p>0.325467</text:p>
          </table:table-cell>
          <table:table-cell/>
        </table:table-row>
        <table:table-row table:style-name="ro1">
          <table:table-cell office:value-type="float" office:value="0.484204" calcext:value-type="float">
            <text:p>0.484204</text:p>
          </table:table-cell>
          <table:table-cell office:value-type="float" office:value="0.315558" calcext:value-type="float">
            <text:p>0.315558</text:p>
          </table:table-cell>
          <table:table-cell/>
        </table:table-row>
        <table:table-row table:style-name="ro1">
          <table:table-cell office:value-type="float" office:value="0.129712" calcext:value-type="float">
            <text:p>0.129712</text:p>
          </table:table-cell>
          <table:table-cell office:value-type="float" office:value="0.308958" calcext:value-type="float">
            <text:p>0.308958</text:p>
          </table:table-cell>
          <table:table-cell/>
        </table:table-row>
        <table:table-row table:style-name="ro1">
          <table:table-cell office:value-type="float" office:value="0.331128" calcext:value-type="float">
            <text:p>0.331128</text:p>
          </table:table-cell>
          <table:table-cell office:value-type="float" office:value="0.307818" calcext:value-type="float">
            <text:p>0.307818</text:p>
          </table:table-cell>
          <table:table-cell/>
        </table:table-row>
        <table:table-row table:style-name="ro1">
          <table:table-cell office:value-type="float" office:value="0.487427" calcext:value-type="float">
            <text:p>0.487427</text:p>
          </table:table-cell>
          <table:table-cell office:value-type="float" office:value="0.302832" calcext:value-type="float">
            <text:p>0.302832</text:p>
          </table:table-cell>
          <table:table-cell/>
        </table:table-row>
        <table:table-row table:style-name="ro1">
          <table:table-cell office:value-type="float" office:value="0.148242" calcext:value-type="float">
            <text:p>0.148242</text:p>
          </table:table-cell>
          <table:table-cell office:value-type="float" office:value="0.301831" calcext:value-type="float">
            <text:p>0.301831</text:p>
          </table:table-cell>
          <table:table-cell/>
        </table:table-row>
        <table:table-row table:style-name="ro1">
          <table:table-cell office:value-type="float" office:value="0.411694" calcext:value-type="float">
            <text:p>0.411694</text:p>
          </table:table-cell>
          <table:table-cell office:value-type="float" office:value="0.308144" calcext:value-type="float">
            <text:p>0.308144</text:p>
          </table:table-cell>
          <table:table-cell/>
        </table:table-row>
        <table:table-row table:style-name="ro1">
          <table:table-cell office:value-type="float" office:value="0.410889" calcext:value-type="float">
            <text:p>0.410889</text:p>
          </table:table-cell>
          <table:table-cell office:value-type="float" office:value="0.310865" calcext:value-type="float">
            <text:p>0.310865</text:p>
          </table:table-cell>
          <table:table-cell/>
        </table:table-row>
        <table:table-row table:style-name="ro1">
          <table:table-cell office:value-type="float" office:value="0.211084" calcext:value-type="float">
            <text:p>0.211084</text:p>
          </table:table-cell>
          <table:table-cell office:value-type="float" office:value="0.316362" calcext:value-type="float">
            <text:p>0.316362</text:p>
          </table:table-cell>
          <table:table-cell/>
        </table:table-row>
        <table:table-row table:style-name="ro1">
          <table:table-cell office:value-type="float" office:value="0.434253" calcext:value-type="float">
            <text:p>0.434253</text:p>
          </table:table-cell>
          <table:table-cell office:value-type="float" office:value="0.324608" calcext:value-type="float">
            <text:p>0.324608</text:p>
          </table:table-cell>
          <table:table-cell/>
        </table:table-row>
        <table:table-row table:style-name="ro1">
          <table:table-cell office:value-type="float" office:value="0.217529" calcext:value-type="float">
            <text:p>0.217529</text:p>
          </table:table-cell>
          <table:table-cell office:value-type="float" office:value="0.328623" calcext:value-type="float">
            <text:p>0.328623</text:p>
          </table:table-cell>
          <table:table-cell/>
        </table:table-row>
        <table:table-row table:style-name="ro1">
          <table:table-cell office:value-type="float" office:value="0.265869" calcext:value-type="float">
            <text:p>0.265869</text:p>
          </table:table-cell>
          <table:table-cell office:value-type="float" office:value="0.330517" calcext:value-type="float">
            <text:p>0.330517</text:p>
          </table:table-cell>
          <table:table-cell/>
        </table:table-row>
        <table:table-row table:style-name="ro1">
          <table:table-cell office:value-type="float" office:value="0.44231" calcext:value-type="float">
            <text:p>0.44231</text:p>
          </table:table-cell>
          <table:table-cell office:value-type="float" office:value="0.326458" calcext:value-type="float">
            <text:p>0.326458</text:p>
          </table:table-cell>
          <table:table-cell/>
        </table:table-row>
        <table:table-row table:style-name="ro1">
          <table:table-cell office:value-type="float" office:value="0.145825" calcext:value-type="float">
            <text:p>0.145825</text:p>
          </table:table-cell>
          <table:table-cell office:value-type="float" office:value="0.320928" calcext:value-type="float">
            <text:p>0.320928</text:p>
          </table:table-cell>
          <table:table-cell/>
        </table:table-row>
        <table:table-row table:style-name="ro1">
          <table:table-cell office:value-type="float" office:value="0.296484" calcext:value-type="float">
            <text:p>0.296484</text:p>
          </table:table-cell>
          <table:table-cell office:value-type="float" office:value="0.318053" calcext:value-type="float">
            <text:p>0.318053</text:p>
          </table:table-cell>
          <table:table-cell/>
        </table:table-row>
        <table:table-row table:style-name="ro1">
          <table:table-cell office:value-type="float" office:value="0.476953" calcext:value-type="float">
            <text:p>0.476953</text:p>
          </table:table-cell>
          <table:table-cell office:value-type="float" office:value="0.30967" calcext:value-type="float">
            <text:p>0.30967</text:p>
          </table:table-cell>
          <table:table-cell/>
        </table:table-row>
        <table:table-row table:style-name="ro1">
          <table:table-cell office:value-type="float" office:value="0.178857" calcext:value-type="float">
            <text:p>0.178857</text:p>
          </table:table-cell>
          <table:table-cell office:value-type="float" office:value="0.304142" calcext:value-type="float">
            <text:p>0.304142</text:p>
          </table:table-cell>
          <table:table-cell/>
        </table:table-row>
        <table:table-row table:style-name="ro1">
          <table:table-cell office:value-type="float" office:value="0.361743" calcext:value-type="float">
            <text:p>0.361743</text:p>
          </table:table-cell>
          <table:table-cell office:value-type="float" office:value="0.306845" calcext:value-type="float">
            <text:p>0.306845</text:p>
          </table:table-cell>
          <table:table-cell/>
        </table:table-row>
        <table:table-row table:style-name="ro1">
          <table:table-cell office:value-type="float" office:value="0.445532" calcext:value-type="float">
            <text:p>0.445532</text:p>
          </table:table-cell>
          <table:table-cell office:value-type="float" office:value="0.307611" calcext:value-type="float">
            <text:p>0.307611</text:p>
          </table:table-cell>
          <table:table-cell/>
        </table:table-row>
        <table:table-row table:style-name="ro1">
          <table:table-cell office:value-type="float" office:value="0.165967" calcext:value-type="float">
            <text:p>0.165967</text:p>
          </table:table-cell>
          <table:table-cell office:value-type="float" office:value="0.311362" calcext:value-type="float">
            <text:p>0.311362</text:p>
          </table:table-cell>
          <table:table-cell/>
        </table:table-row>
        <table:table-row table:style-name="ro1">
          <table:table-cell office:value-type="float" office:value="0.294067" calcext:value-type="float">
            <text:p>0.294067</text:p>
          </table:table-cell>
          <table:table-cell office:value-type="float" office:value="0.318417" calcext:value-type="float">
            <text:p>0.318417</text:p>
          </table:table-cell>
          <table:table-cell/>
        </table:table-row>
        <table:table-row table:style-name="ro1">
          <table:table-cell office:value-type="float" office:value="0.411694" calcext:value-type="float">
            <text:p>0.411694</text:p>
          </table:table-cell>
          <table:table-cell office:value-type="float" office:value="0.316965" calcext:value-type="float">
            <text:p>0.316965</text:p>
          </table:table-cell>
          <table:table-cell/>
        </table:table-row>
        <table:table-row table:style-name="ro1">
          <table:table-cell office:value-type="float" office:value="0.16355" calcext:value-type="float">
            <text:p>0.16355</text:p>
          </table:table-cell>
          <table:table-cell office:value-type="float" office:value="0.313299" calcext:value-type="float">
            <text:p>0.313299</text:p>
          </table:table-cell>
          <table:table-cell/>
        </table:table-row>
        <table:table-row table:style-name="ro1">
          <table:table-cell office:value-type="float" office:value="0.389941" calcext:value-type="float">
            <text:p>0.389941</text:p>
          </table:table-cell>
          <table:table-cell office:value-type="float" office:value="0.311945" calcext:value-type="float">
            <text:p>0.311945</text:p>
          </table:table-cell>
          <table:table-cell/>
        </table:table-row>
        <table:table-row table:style-name="ro1">
          <table:table-cell office:value-type="float" office:value="0.410889" calcext:value-type="float">
            <text:p>0.410889</text:p>
          </table:table-cell>
          <table:table-cell office:value-type="float" office:value="0.307875" calcext:value-type="float">
            <text:p>0.307875</text:p>
          </table:table-cell>
          <table:table-cell/>
        </table:table-row>
        <table:table-row table:style-name="ro1">
          <table:table-cell office:value-type="float" office:value="0.174023" calcext:value-type="float">
            <text:p>0.174023</text:p>
          </table:table-cell>
          <table:table-cell office:value-type="float" office:value="0.308936" calcext:value-type="float">
            <text:p>0.308936</text:p>
          </table:table-cell>
          <table:table-cell/>
        </table:table-row>
        <table:table-row table:style-name="ro1">
          <table:table-cell office:value-type="float" office:value="0.3698" calcext:value-type="float">
            <text:p>0.3698</text:p>
          </table:table-cell>
          <table:table-cell office:value-type="float" office:value="0.313764" calcext:value-type="float">
            <text:p>0.313764</text:p>
          </table:table-cell>
          <table:table-cell/>
        </table:table-row>
        <table:table-row table:style-name="ro1">
          <table:table-cell office:value-type="float" office:value="0.414111" calcext:value-type="float">
            <text:p>0.414111</text:p>
          </table:table-cell>
          <table:table-cell office:value-type="float" office:value="0.313119" calcext:value-type="float">
            <text:p>0.313119</text:p>
          </table:table-cell>
          <table:table-cell/>
        </table:table-row>
        <table:table-row table:style-name="ro1">
          <table:table-cell office:value-type="float" office:value="0.207056" calcext:value-type="float">
            <text:p>0.207056</text:p>
          </table:table-cell>
          <table:table-cell office:value-type="float" office:value="0.314865" calcext:value-type="float">
            <text:p>0.314865</text:p>
          </table:table-cell>
          <table:table-cell/>
        </table:table-row>
        <table:table-row table:style-name="ro1">
          <table:table-cell office:value-type="float" office:value="0.336768" calcext:value-type="float">
            <text:p>0.336768</text:p>
          </table:table-cell>
          <table:table-cell office:value-type="float" office:value="0.319975" calcext:value-type="float">
            <text:p>0.319975</text:p>
          </table:table-cell>
          <table:table-cell/>
        </table:table-row>
        <table:table-row table:style-name="ro1">
          <table:table-cell office:value-type="float" office:value="0.416528" calcext:value-type="float">
            <text:p>0.416528</text:p>
          </table:table-cell>
          <table:table-cell office:value-type="float" office:value="0.319811" calcext:value-type="float">
            <text:p>0.319811</text:p>
          </table:table-cell>
          <table:table-cell/>
        </table:table-row>
        <table:table-row table:style-name="ro1">
          <table:table-cell office:value-type="float" office:value="0.144214" calcext:value-type="float">
            <text:p>0.144214</text:p>
          </table:table-cell>
          <table:table-cell office:value-type="float" office:value="0.320243" calcext:value-type="float">
            <text:p>0.320243</text:p>
          </table:table-cell>
          <table:table-cell/>
        </table:table-row>
        <table:table-row table:style-name="ro1">
          <table:table-cell office:value-type="float" office:value="0.389136" calcext:value-type="float">
            <text:p>0.389136</text:p>
          </table:table-cell>
          <table:table-cell office:value-type="float" office:value="0.321442" calcext:value-type="float">
            <text:p>0.321442</text:p>
          </table:table-cell>
          <table:table-cell/>
        </table:table-row>
        <table:table-row table:style-name="ro1">
          <table:table-cell office:value-type="float" office:value="0.389136" calcext:value-type="float">
            <text:p>0.389136</text:p>
          </table:table-cell>
          <table:table-cell office:value-type="float" office:value="0.316848" calcext:value-type="float">
            <text:p>0.316848</text:p>
          </table:table-cell>
          <table:table-cell/>
        </table:table-row>
        <table:table-row table:style-name="ro1">
          <table:table-cell office:value-type="float" office:value="0.219946" calcext:value-type="float">
            <text:p>0.219946</text:p>
          </table:table-cell>
          <table:table-cell office:value-type="float" office:value="0.31541" calcext:value-type="float">
            <text:p>0.31541</text:p>
          </table:table-cell>
          <table:table-cell/>
        </table:table-row>
        <table:table-row table:style-name="ro1">
          <table:table-cell office:value-type="float" office:value="0.397998" calcext:value-type="float">
            <text:p>0.397998</text:p>
          </table:table-cell>
          <table:table-cell office:value-type="float" office:value="0.318098" calcext:value-type="float">
            <text:p>0.318098</text:p>
          </table:table-cell>
          <table:table-cell/>
        </table:table-row>
        <table:table-row table:style-name="ro1">
          <table:table-cell office:value-type="float" office:value="0.439087" calcext:value-type="float">
            <text:p>0.439087</text:p>
          </table:table-cell>
          <table:table-cell office:value-type="float" office:value="0.318451" calcext:value-type="float">
            <text:p>0.318451</text:p>
          </table:table-cell>
          <table:table-cell/>
        </table:table-row>
        <table:table-row table:style-name="ro1">
          <table:table-cell office:value-type="float" office:value="0.188525" calcext:value-type="float">
            <text:p>0.188525</text:p>
          </table:table-cell>
          <table:table-cell office:value-type="float" office:value="0.323739" calcext:value-type="float">
            <text:p>0.323739</text:p>
          </table:table-cell>
          <table:table-cell/>
        </table:table-row>
        <table:table-row table:style-name="ro1">
          <table:table-cell office:value-type="float" office:value="0.380273" calcext:value-type="float">
            <text:p>0.380273</text:p>
          </table:table-cell>
          <table:table-cell office:value-type="float" office:value="0.331598" calcext:value-type="float">
            <text:p>0.331598</text:p>
          </table:table-cell>
          <table:table-cell/>
        </table:table-row>
        <table:table-row table:style-name="ro1">
          <table:table-cell office:value-type="float" office:value="0.318237" calcext:value-type="float">
            <text:p>0.318237</text:p>
          </table:table-cell>
          <table:table-cell office:value-type="float" office:value="0.332632" calcext:value-type="float">
            <text:p>0.332632</text:p>
          </table:table-cell>
          <table:table-cell/>
        </table:table-row>
        <table:table-row table:style-name="ro1">
          <table:table-cell office:value-type="float" office:value="0.148242" calcext:value-type="float">
            <text:p>0.148242</text:p>
          </table:table-cell>
          <table:table-cell office:value-type="float" office:value="0.331504" calcext:value-type="float">
            <text:p>0.331504</text:p>
          </table:table-cell>
          <table:table-cell/>
        </table:table-row>
        <table:table-row table:style-name="ro1">
          <table:table-cell office:value-type="float" office:value="0.352881" calcext:value-type="float">
            <text:p>0.352881</text:p>
          </table:table-cell>
          <table:table-cell office:value-type="float" office:value="0.326383" calcext:value-type="float">
            <text:p>0.326383</text:p>
          </table:table-cell>
          <table:table-cell/>
        </table:table-row>
        <table:table-row table:style-name="ro1">
          <table:table-cell office:value-type="float" office:value="0.4552" calcext:value-type="float">
            <text:p>0.4552</text:p>
          </table:table-cell>
          <table:table-cell office:value-type="float" office:value="0.314" calcext:value-type="float">
            <text:p>0.314</text:p>
          </table:table-cell>
          <table:table-cell/>
        </table:table-row>
        <table:table-row table:style-name="ro1">
          <table:table-cell office:value-type="float" office:value="0.183691" calcext:value-type="float">
            <text:p>0.183691</text:p>
          </table:table-cell>
          <table:table-cell office:value-type="float" office:value="0.308245" calcext:value-type="float">
            <text:p>0.308245</text:p>
          </table:table-cell>
          <table:table-cell/>
        </table:table-row>
        <table:table-row table:style-name="ro1">
          <table:table-cell office:value-type="float" office:value="0.33999" calcext:value-type="float">
            <text:p>0.33999</text:p>
          </table:table-cell>
          <table:table-cell office:value-type="float" office:value="0.310853" calcext:value-type="float">
            <text:p>0.310853</text:p>
          </table:table-cell>
          <table:table-cell/>
        </table:table-row>
        <table:table-row table:style-name="ro1">
          <table:table-cell office:value-type="float" office:value="0.448755" calcext:value-type="float">
            <text:p>0.448755</text:p>
          </table:table-cell>
          <table:table-cell office:value-type="float" office:value="0.310172" calcext:value-type="float">
            <text:p>0.310172</text:p>
          </table:table-cell>
          <table:table-cell/>
        </table:table-row>
        <table:table-row table:style-name="ro1">
          <table:table-cell office:value-type="float" office:value="0.14502" calcext:value-type="float">
            <text:p>0.14502</text:p>
          </table:table-cell>
          <table:table-cell office:value-type="float" office:value="0.311803" calcext:value-type="float">
            <text:p>0.311803</text:p>
          </table:table-cell>
          <table:table-cell/>
        </table:table-row>
        <table:table-row table:style-name="ro1">
          <table:table-cell office:value-type="float" office:value="0.245728" calcext:value-type="float">
            <text:p>0.245728</text:p>
          </table:table-cell>
          <table:table-cell office:value-type="float" office:value="0.316552" calcext:value-type="float">
            <text:p>0.316552</text:p>
          </table:table-cell>
          <table:table-cell/>
        </table:table-row>
        <table:table-row table:style-name="ro1">
          <table:table-cell office:value-type="float" office:value="0.462451" calcext:value-type="float">
            <text:p>0.462451</text:p>
          </table:table-cell>
          <table:table-cell office:value-type="float" office:value="0.311529" calcext:value-type="float">
            <text:p>0.311529</text:p>
          </table:table-cell>
          <table:table-cell/>
        </table:table-row>
        <table:table-row table:style-name="ro1">
          <table:table-cell office:value-type="float" office:value="0.228809" calcext:value-type="float">
            <text:p>0.228809</text:p>
          </table:table-cell>
          <table:table-cell office:value-type="float" office:value="0.304512" calcext:value-type="float">
            <text:p>0.304512</text:p>
          </table:table-cell>
          <table:table-cell/>
        </table:table-row>
        <table:table-row table:style-name="ro1">
          <table:table-cell office:value-type="float" office:value="0.299707" calcext:value-type="float">
            <text:p>0.299707</text:p>
          </table:table-cell>
          <table:table-cell office:value-type="float" office:value="0.305469" calcext:value-type="float">
            <text:p>0.305469</text:p>
          </table:table-cell>
          <table:table-cell/>
        </table:table-row>
        <table:table-row table:style-name="ro1">
          <table:table-cell office:value-type="float" office:value="0.452783" calcext:value-type="float">
            <text:p>0.452783</text:p>
          </table:table-cell>
          <table:table-cell office:value-type="float" office:value="0.306011" calcext:value-type="float">
            <text:p>0.306011</text:p>
          </table:table-cell>
          <table:table-cell/>
        </table:table-row>
        <table:table-row table:style-name="ro1">
          <table:table-cell office:value-type="float" office:value="0.269897" calcext:value-type="float">
            <text:p>0.269897</text:p>
          </table:table-cell>
          <table:table-cell office:value-type="float" office:value="0.307949" calcext:value-type="float">
            <text:p>0.307949</text:p>
          </table:table-cell>
          <table:table-cell/>
        </table:table-row>
        <table:table-row table:style-name="ro1">
          <table:table-cell office:value-type="float" office:value="0.223975" calcext:value-type="float">
            <text:p>0.223975</text:p>
          </table:table-cell>
          <table:table-cell office:value-type="float" office:value="0.315893" calcext:value-type="float">
            <text:p>0.315893</text:p>
          </table:table-cell>
          <table:table-cell/>
        </table:table-row>
        <table:table-row table:style-name="ro1">
          <table:table-cell office:value-type="float" office:value="0.43667" calcext:value-type="float">
            <text:p>0.43667</text:p>
          </table:table-cell>
          <table:table-cell office:value-type="float" office:value="0.31928" calcext:value-type="float">
            <text:p>0.31928</text:p>
          </table:table-cell>
          <table:table-cell/>
        </table:table-row>
        <table:table-row table:style-name="ro1">
          <table:table-cell office:value-type="float" office:value="0.242505" calcext:value-type="float">
            <text:p>0.242505</text:p>
          </table:table-cell>
          <table:table-cell office:value-type="float" office:value="0.317888" calcext:value-type="float">
            <text:p>0.317888</text:p>
          </table:table-cell>
          <table:table-cell/>
        </table:table-row>
        <table:table-row table:style-name="ro1">
          <table:table-cell office:value-type="float" office:value="0.181274" calcext:value-type="float">
            <text:p>0.181274</text:p>
          </table:table-cell>
          <table:table-cell office:value-type="float" office:value="0.318996" calcext:value-type="float">
            <text:p>0.318996</text:p>
          </table:table-cell>
          <table:table-cell/>
        </table:table-row>
        <table:table-row table:style-name="ro1">
          <table:table-cell office:value-type="float" office:value="0.419751" calcext:value-type="float">
            <text:p>0.419751</text:p>
          </table:table-cell>
          <table:table-cell office:value-type="float" office:value="0.314858" calcext:value-type="float">
            <text:p>0.314858</text:p>
          </table:table-cell>
          <table:table-cell/>
        </table:table-row>
        <table:table-row table:style-name="ro1">
          <table:table-cell office:value-type="float" office:value="0.441504" calcext:value-type="float">
            <text:p>0.441504</text:p>
          </table:table-cell>
          <table:table-cell office:value-type="float" office:value="0.305928" calcext:value-type="float">
            <text:p>0.305928</text:p>
          </table:table-cell>
          <table:table-cell/>
        </table:table-row>
        <table:table-row table:style-name="ro1">
          <table:table-cell office:value-type="float" office:value="0.183691" calcext:value-type="float">
            <text:p>0.183691</text:p>
          </table:table-cell>
          <table:table-cell office:value-type="float" office:value="0.307363" calcext:value-type="float">
            <text:p>0.307363</text:p>
          </table:table-cell>
          <table:table-cell/>
        </table:table-row>
        <table:table-row table:style-name="ro1">
          <table:table-cell office:value-type="float" office:value="0.335156" calcext:value-type="float">
            <text:p>0.335156</text:p>
          </table:table-cell>
          <table:table-cell office:value-type="float" office:value="0.315392" calcext:value-type="float">
            <text:p>0.315392</text:p>
          </table:table-cell>
          <table:table-cell/>
        </table:table-row>
        <table:table-row table:style-name="ro1">
          <table:table-cell office:value-type="float" office:value="0.476953" calcext:value-type="float">
            <text:p>0.476953</text:p>
          </table:table-cell>
          <table:table-cell office:value-type="float" office:value="0.31687" calcext:value-type="float">
            <text:p>0.31687</text:p>
          </table:table-cell>
          <table:table-cell/>
        </table:table-row>
        <table:table-row table:style-name="ro1">
          <table:table-cell office:value-type="float" office:value="0.266675" calcext:value-type="float">
            <text:p>0.266675</text:p>
          </table:table-cell>
          <table:table-cell office:value-type="float" office:value="0.319539" calcext:value-type="float">
            <text:p>0.319539</text:p>
          </table:table-cell>
          <table:table-cell/>
        </table:table-row>
        <table:table-row table:style-name="ro1">
          <table:table-cell office:value-type="float" office:value="0.18208" calcext:value-type="float">
            <text:p>0.18208</text:p>
          </table:table-cell>
          <table:table-cell office:value-type="float" office:value="0.328866" calcext:value-type="float">
            <text:p>0.328866</text:p>
          </table:table-cell>
          <table:table-cell/>
        </table:table-row>
        <table:table-row table:style-name="ro1">
          <table:table-cell office:value-type="float" office:value="0.356909" calcext:value-type="float">
            <text:p>0.356909</text:p>
          </table:table-cell>
          <table:table-cell office:value-type="float" office:value="0.330945" calcext:value-type="float">
            <text:p>0.330945</text:p>
          </table:table-cell>
          <table:table-cell/>
        </table:table-row>
        <table:table-row table:style-name="ro1">
          <table:table-cell office:value-type="float" office:value="0.459229" calcext:value-type="float">
            <text:p>0.459229</text:p>
          </table:table-cell>
          <table:table-cell office:value-type="float" office:value="0.322838" calcext:value-type="float">
            <text:p>0.322838</text:p>
          </table:table-cell>
          <table:table-cell/>
        </table:table-row>
        <table:table-row table:style-name="ro1">
          <table:table-cell office:value-type="float" office:value="0.183691" calcext:value-type="float">
            <text:p>0.183691</text:p>
          </table:table-cell>
          <table:table-cell office:value-type="float" office:value="0.319888" calcext:value-type="float">
            <text:p>0.319888</text:p>
          </table:table-cell>
          <table:table-cell/>
        </table:table-row>
        <table:table-row table:style-name="ro1">
          <table:table-cell office:value-type="float" office:value="0.168384" calcext:value-type="float">
            <text:p>0.168384</text:p>
          </table:table-cell>
          <table:table-cell office:value-type="float" office:value="0.323183" calcext:value-type="float">
            <text:p>0.323183</text:p>
          </table:table-cell>
          <table:table-cell/>
        </table:table-row>
        <table:table-row table:style-name="ro1">
          <table:table-cell office:value-type="float" office:value="0.353687" calcext:value-type="float">
            <text:p>0.353687</text:p>
          </table:table-cell>
          <table:table-cell office:value-type="float" office:value="0.316856" calcext:value-type="float">
            <text:p>0.316856</text:p>
          </table:table-cell>
          <table:table-cell/>
        </table:table-row>
        <table:table-row table:style-name="ro1">
          <table:table-cell office:value-type="float" office:value="0.469702" calcext:value-type="float">
            <text:p>0.469702</text:p>
          </table:table-cell>
          <table:table-cell office:value-type="float" office:value="0.302217" calcext:value-type="float">
            <text:p>0.302217</text:p>
          </table:table-cell>
          <table:table-cell/>
        </table:table-row>
        <table:table-row table:style-name="ro1">
          <table:table-cell office:value-type="float" office:value="0.178857" calcext:value-type="float">
            <text:p>0.178857</text:p>
          </table:table-cell>
          <table:table-cell office:value-type="float" office:value="0.297461" calcext:value-type="float">
            <text:p>0.297461</text:p>
          </table:table-cell>
          <table:table-cell/>
        </table:table-row>
        <table:table-row table:style-name="ro1">
          <table:table-cell office:value-type="float" office:value="0.203833" calcext:value-type="float">
            <text:p>0.203833</text:p>
          </table:table-cell>
          <table:table-cell office:value-type="float" office:value="0.302553" calcext:value-type="float">
            <text:p>0.302553</text:p>
          </table:table-cell>
          <table:table-cell/>
        </table:table-row>
        <table:table-row table:style-name="ro1">
          <table:table-cell office:value-type="float" office:value="0.342407" calcext:value-type="float">
            <text:p>0.342407</text:p>
          </table:table-cell>
          <table:table-cell office:value-type="float" office:value="0.300591" calcext:value-type="float">
            <text:p>0.300591</text:p>
          </table:table-cell>
          <table:table-cell/>
        </table:table-row>
        <table:table-row table:style-name="ro1">
          <table:table-cell office:value-type="float" office:value="0.443115" calcext:value-type="float">
            <text:p>0.443115</text:p>
          </table:table-cell>
          <table:table-cell office:value-type="float" office:value="0.291851" calcext:value-type="float">
            <text:p>0.291851</text:p>
          </table:table-cell>
          <table:table-cell/>
        </table:table-row>
        <table:table-row table:style-name="ro1">
          <table:table-cell office:value-type="float" office:value="0.411694" calcext:value-type="float">
            <text:p>0.411694</text:p>
          </table:table-cell>
          <table:table-cell office:value-type="float" office:value="0.291331" calcext:value-type="float">
            <text:p>0.291331</text:p>
          </table:table-cell>
          <table:table-cell/>
        </table:table-row>
        <table:table-row table:style-name="ro1">
          <table:table-cell office:value-type="float" office:value="0.140991" calcext:value-type="float">
            <text:p>0.140991</text:p>
          </table:table-cell>
          <table:table-cell office:value-type="float" office:value="0.304292" calcext:value-type="float">
            <text:p>0.304292</text:p>
          </table:table-cell>
          <table:table-cell/>
        </table:table-row>
        <table:table-row table:style-name="ro1">
          <table:table-cell office:value-type="float" office:value="0.29165" calcext:value-type="float">
            <text:p>0.29165</text:p>
          </table:table-cell>
          <table:table-cell office:value-type="float" office:value="0.317229" calcext:value-type="float">
            <text:p>0.317229</text:p>
          </table:table-cell>
          <table:table-cell/>
        </table:table-row>
        <table:table-row table:style-name="ro1">
          <table:table-cell office:value-type="float" office:value="0.456812" calcext:value-type="float">
            <text:p>0.456812</text:p>
          </table:table-cell>
          <table:table-cell office:value-type="float" office:value="0.316959" calcext:value-type="float">
            <text:p>0.316959</text:p>
          </table:table-cell>
          <table:table-cell/>
        </table:table-row>
        <table:table-row table:style-name="ro1">
          <table:table-cell office:value-type="float" office:value="0.451172" calcext:value-type="float">
            <text:p>0.451172</text:p>
          </table:table-cell>
          <table:table-cell office:value-type="float" office:value="0.314415" calcext:value-type="float">
            <text:p>0.314415</text:p>
          </table:table-cell>
          <table:table-cell/>
        </table:table-row>
        <table:table-row table:style-name="ro1">
          <table:table-cell office:value-type="float" office:value="0.220752" calcext:value-type="float">
            <text:p>0.220752</text:p>
          </table:table-cell>
          <table:table-cell office:value-type="float" office:value="0.324065" calcext:value-type="float">
            <text:p>0.324065</text:p>
          </table:table-cell>
          <table:table-cell/>
        </table:table-row>
        <table:table-row table:style-name="ro1">
          <table:table-cell office:value-type="float" office:value="0.15791" calcext:value-type="float">
            <text:p>0.15791</text:p>
          </table:table-cell>
          <table:table-cell office:value-type="float" office:value="0.337662" calcext:value-type="float">
            <text:p>0.337662</text:p>
          </table:table-cell>
          <table:table-cell/>
        </table:table-row>
        <table:table-row table:style-name="ro1">
          <table:table-cell office:value-type="float" office:value="0.385107" calcext:value-type="float">
            <text:p>0.385107</text:p>
          </table:table-cell>
          <table:table-cell office:value-type="float" office:value="0.337316" calcext:value-type="float">
            <text:p>0.337316</text:p>
          </table:table-cell>
          <table:table-cell/>
        </table:table-row>
        <table:table-row table:style-name="ro1">
          <table:table-cell office:value-type="float" office:value="0.48501" calcext:value-type="float">
            <text:p>0.48501</text:p>
          </table:table-cell>
          <table:table-cell office:value-type="float" office:value="0.325235" calcext:value-type="float">
            <text:p>0.325235</text:p>
          </table:table-cell>
          <table:table-cell/>
        </table:table-row>
        <table:table-row table:style-name="ro1">
          <table:table-cell office:value-type="float" office:value="0.304541" calcext:value-type="float">
            <text:p>0.304541</text:p>
          </table:table-cell>
          <table:table-cell office:value-type="float" office:value="0.321301" calcext:value-type="float">
            <text:p>0.321301</text:p>
          </table:table-cell>
          <table:table-cell/>
        </table:table-row>
        <table:table-row table:style-name="ro1">
          <table:table-cell office:value-type="float" office:value="0.152271" calcext:value-type="float">
            <text:p>0.152271</text:p>
          </table:table-cell>
          <table:table-cell office:value-type="float" office:value="0.329456" calcext:value-type="float">
            <text:p>0.329456</text:p>
          </table:table-cell>
          <table:table-cell/>
        </table:table-row>
        <table:table-row table:style-name="ro1">
          <table:table-cell office:value-type="float" office:value="0.265063" calcext:value-type="float">
            <text:p>0.265063</text:p>
          </table:table-cell>
          <table:table-cell office:value-type="float" office:value="0.332284" calcext:value-type="float">
            <text:p>0.332284</text:p>
          </table:table-cell>
          <table:table-cell/>
        </table:table-row>
        <table:table-row table:style-name="ro1">
          <table:table-cell office:value-type="float" office:value="0.456006" calcext:value-type="float">
            <text:p>0.456006</text:p>
          </table:table-cell>
          <table:table-cell office:value-type="float" office:value="0.3213" calcext:value-type="float">
            <text:p>0.3213</text:p>
          </table:table-cell>
          <table:table-cell/>
        </table:table-row>
        <table:table-row table:style-name="ro1">
          <table:table-cell office:value-type="float" office:value="0.441504" calcext:value-type="float">
            <text:p>0.441504</text:p>
          </table:table-cell>
          <table:table-cell office:value-type="float" office:value="0.310796" calcext:value-type="float">
            <text:p>0.310796</text:p>
          </table:table-cell>
          <table:table-cell/>
        </table:table-row>
        <table:table-row table:style-name="ro1">
          <table:table-cell office:value-type="float" office:value="0.136157" calcext:value-type="float">
            <text:p>0.136157</text:p>
          </table:table-cell>
          <table:table-cell office:value-type="float" office:value="0.315121" calcext:value-type="float">
            <text:p>0.315121</text:p>
          </table:table-cell>
          <table:table-cell/>
        </table:table-row>
        <table:table-row table:style-name="ro1">
          <table:table-cell office:value-type="float" office:value="0.217529" calcext:value-type="float">
            <text:p>0.217529</text:p>
          </table:table-cell>
          <table:table-cell office:value-type="float" office:value="0.323668" calcext:value-type="float">
            <text:p>0.323668</text:p>
          </table:table-cell>
          <table:table-cell/>
        </table:table-row>
        <table:table-row table:style-name="ro1">
          <table:table-cell office:value-type="float" office:value="0.404443" calcext:value-type="float">
            <text:p>0.404443</text:p>
          </table:table-cell>
          <table:table-cell office:value-type="float" office:value="0.318599" calcext:value-type="float">
            <text:p>0.318599</text:p>
          </table:table-cell>
          <table:table-cell/>
        </table:table-row>
        <table:table-row table:style-name="ro1">
          <table:table-cell office:value-type="float" office:value="0.446338" calcext:value-type="float">
            <text:p>0.446338</text:p>
          </table:table-cell>
          <table:table-cell office:value-type="float" office:value="0.307331" calcext:value-type="float">
            <text:p>0.307331</text:p>
          </table:table-cell>
          <table:table-cell/>
        </table:table-row>
        <table:table-row table:style-name="ro1">
          <table:table-cell office:value-type="float" office:value="0.261841" calcext:value-type="float">
            <text:p>0.261841</text:p>
          </table:table-cell>
          <table:table-cell office:value-type="float" office:value="0.30753" calcext:value-type="float">
            <text:p>0.30753</text:p>
          </table:table-cell>
          <table:table-cell/>
        </table:table-row>
        <table:table-row table:style-name="ro1">
          <table:table-cell office:value-type="float" office:value="0.170801" calcext:value-type="float">
            <text:p>0.170801</text:p>
          </table:table-cell>
          <table:table-cell office:value-type="float" office:value="0.316839" calcext:value-type="float">
            <text:p>0.316839</text:p>
          </table:table-cell>
          <table:table-cell/>
        </table:table-row>
        <table:table-row table:style-name="ro1">
          <table:table-cell office:value-type="float" office:value="0.303735" calcext:value-type="float">
            <text:p>0.303735</text:p>
          </table:table-cell>
          <table:table-cell office:value-type="float" office:value="0.318809" calcext:value-type="float">
            <text:p>0.318809</text:p>
          </table:table-cell>
          <table:table-cell/>
        </table:table-row>
        <table:table-row table:style-name="ro1">
          <table:table-cell office:value-type="float" office:value="0.448755" calcext:value-type="float">
            <text:p>0.448755</text:p>
          </table:table-cell>
          <table:table-cell office:value-type="float" office:value="0.309743" calcext:value-type="float">
            <text:p>0.309743</text:p>
          </table:table-cell>
          <table:table-cell/>
        </table:table-row>
        <table:table-row table:style-name="ro1">
          <table:table-cell office:value-type="float" office:value="0.406055" calcext:value-type="float">
            <text:p>0.406055</text:p>
          </table:table-cell>
          <table:table-cell office:value-type="float" office:value="0.304121" calcext:value-type="float">
            <text:p>0.304121</text:p>
          </table:table-cell>
          <table:table-cell/>
        </table:table-row>
        <table:table-row table:style-name="ro1">
          <table:table-cell office:value-type="float" office:value="0.145825" calcext:value-type="float">
            <text:p>0.145825</text:p>
          </table:table-cell>
          <table:table-cell office:value-type="float" office:value="0.31174" calcext:value-type="float">
            <text:p>0.31174</text:p>
          </table:table-cell>
          <table:table-cell/>
        </table:table-row>
        <table:table-row table:style-name="ro1">
          <table:table-cell office:value-type="float" office:value="0.23606" calcext:value-type="float">
            <text:p>0.23606</text:p>
          </table:table-cell>
          <table:table-cell office:value-type="float" office:value="0.320691" calcext:value-type="float">
            <text:p>0.320691</text:p>
          </table:table-cell>
          <table:table-cell/>
        </table:table-row>
        <table:table-row table:style-name="ro1">
          <table:table-cell office:value-type="float" office:value="0.414111" calcext:value-type="float">
            <text:p>0.414111</text:p>
          </table:table-cell>
          <table:table-cell office:value-type="float" office:value="0.316256" calcext:value-type="float">
            <text:p>0.316256</text:p>
          </table:table-cell>
          <table:table-cell/>
        </table:table-row>
        <table:table-row table:style-name="ro1">
          <table:table-cell office:value-type="float" office:value="0.471313" calcext:value-type="float">
            <text:p>0.471313</text:p>
          </table:table-cell>
          <table:table-cell office:value-type="float" office:value="0.307193" calcext:value-type="float">
            <text:p>0.307193</text:p>
          </table:table-cell>
          <table:table-cell/>
        </table:table-row>
        <table:table-row table:style-name="ro1">
          <table:table-cell office:value-type="float" office:value="0.183691" calcext:value-type="float">
            <text:p>0.183691</text:p>
          </table:table-cell>
          <table:table-cell office:value-type="float" office:value="0.310455" calcext:value-type="float">
            <text:p>0.310455</text:p>
          </table:table-cell>
          <table:table-cell/>
        </table:table-row>
        <table:table-row table:style-name="ro1">
          <table:table-cell office:value-type="float" office:value="0.168384" calcext:value-type="float">
            <text:p>0.168384</text:p>
          </table:table-cell>
          <table:table-cell office:value-type="float" office:value="0.320715" calcext:value-type="float">
            <text:p>0.320715</text:p>
          </table:table-cell>
          <table:table-cell/>
        </table:table-row>
        <table:table-row table:style-name="ro1">
          <table:table-cell office:value-type="float" office:value="0.301318" calcext:value-type="float">
            <text:p>0.301318</text:p>
          </table:table-cell>
          <table:table-cell office:value-type="float" office:value="0.319088" calcext:value-type="float">
            <text:p>0.319088</text:p>
          </table:table-cell>
          <table:table-cell/>
        </table:table-row>
        <table:table-row table:style-name="ro1">
          <table:table-cell office:value-type="float" office:value="0.422168" calcext:value-type="float">
            <text:p>0.422168</text:p>
          </table:table-cell>
          <table:table-cell office:value-type="float" office:value="0.305498" calcext:value-type="float">
            <text:p>0.305498</text:p>
          </table:table-cell>
          <table:table-cell/>
        </table:table-row>
        <table:table-row table:style-name="ro1">
          <table:table-cell office:value-type="float" office:value="0.480981" calcext:value-type="float">
            <text:p>0.480981</text:p>
          </table:table-cell>
          <table:table-cell office:value-type="float" office:value="0.296749" calcext:value-type="float">
            <text:p>0.296749</text:p>
          </table:table-cell>
          <table:table-cell/>
        </table:table-row>
        <table:table-row table:style-name="ro1">
          <table:table-cell office:value-type="float" office:value="0.164355" calcext:value-type="float">
            <text:p>0.164355</text:p>
          </table:table-cell>
          <table:table-cell office:value-type="float" office:value="0.303897" calcext:value-type="float">
            <text:p>0.303897</text:p>
          </table:table-cell>
          <table:table-cell/>
        </table:table-row>
        <table:table-row table:style-name="ro1">
          <table:table-cell office:value-type="float" office:value="0.182886" calcext:value-type="float">
            <text:p>0.182886</text:p>
          </table:table-cell>
          <table:table-cell office:value-type="float" office:value="0.317393" calcext:value-type="float">
            <text:p>0.317393</text:p>
          </table:table-cell>
          <table:table-cell/>
        </table:table-row>
        <table:table-row table:style-name="ro1">
          <table:table-cell office:value-type="float" office:value="0.344824" calcext:value-type="float">
            <text:p>0.344824</text:p>
          </table:table-cell>
          <table:table-cell office:value-type="float" office:value="0.317633" calcext:value-type="float">
            <text:p>0.317633</text:p>
          </table:table-cell>
          <table:table-cell/>
        </table:table-row>
        <table:table-row table:style-name="ro1">
          <table:table-cell office:value-type="float" office:value="0.434253" calcext:value-type="float">
            <text:p>0.434253</text:p>
          </table:table-cell>
          <table:table-cell office:value-type="float" office:value="0.306782" calcext:value-type="float">
            <text:p>0.306782</text:p>
          </table:table-cell>
          <table:table-cell/>
        </table:table-row>
        <table:table-row table:style-name="ro1">
          <table:table-cell office:value-type="float" office:value="0.409277" calcext:value-type="float">
            <text:p>0.409277</text:p>
          </table:table-cell>
          <table:table-cell office:value-type="float" office:value="0.302663" calcext:value-type="float">
            <text:p>0.302663</text:p>
          </table:table-cell>
          <table:table-cell/>
        </table:table-row>
        <table:table-row table:style-name="ro1">
          <table:table-cell office:value-type="float" office:value="0.128101" calcext:value-type="float">
            <text:p>0.128101</text:p>
          </table:table-cell>
          <table:table-cell office:value-type="float" office:value="0.311756" calcext:value-type="float">
            <text:p>0.311756</text:p>
          </table:table-cell>
          <table:table-cell/>
        </table:table-row>
        <table:table-row table:style-name="ro1">
          <table:table-cell office:value-type="float" office:value="0.244922" calcext:value-type="float">
            <text:p>0.244922</text:p>
          </table:table-cell>
          <table:table-cell office:value-type="float" office:value="0.32085" calcext:value-type="float">
            <text:p>0.32085</text:p>
          </table:table-cell>
          <table:table-cell/>
        </table:table-row>
        <table:table-row table:style-name="ro1">
          <table:table-cell office:value-type="float" office:value="0.368188" calcext:value-type="float">
            <text:p>0.368188</text:p>
          </table:table-cell>
          <table:table-cell office:value-type="float" office:value="0.315832" calcext:value-type="float">
            <text:p>0.315832</text:p>
          </table:table-cell>
          <table:table-cell/>
        </table:table-row>
        <table:table-row table:style-name="ro1">
          <table:table-cell office:value-type="float" office:value="0.439087" calcext:value-type="float">
            <text:p>0.439087</text:p>
          </table:table-cell>
          <table:table-cell office:value-type="float" office:value="0.305191" calcext:value-type="float">
            <text:p>0.305191</text:p>
          </table:table-cell>
          <table:table-cell/>
        </table:table-row>
        <table:table-row table:style-name="ro1">
          <table:table-cell office:value-type="float" office:value="0.286816" calcext:value-type="float">
            <text:p>0.286816</text:p>
          </table:table-cell>
          <table:table-cell office:value-type="float" office:value="0.30454" calcext:value-type="float">
            <text:p>0.30454</text:p>
          </table:table-cell>
          <table:table-cell/>
        </table:table-row>
        <table:table-row table:style-name="ro1">
          <table:table-cell office:value-type="float" office:value="0.120044" calcext:value-type="float">
            <text:p>0.120044</text:p>
          </table:table-cell>
          <table:table-cell office:value-type="float" office:value="0.312964" calcext:value-type="float">
            <text:p>0.312964</text:p>
          </table:table-cell>
          <table:table-cell/>
        </table:table-row>
        <table:table-row table:style-name="ro1">
          <table:table-cell office:value-type="float" office:value="0.298901" calcext:value-type="float">
            <text:p>0.298901</text:p>
          </table:table-cell>
          <table:table-cell office:value-type="float" office:value="0.314619" calcext:value-type="float">
            <text:p>0.314619</text:p>
          </table:table-cell>
          <table:table-cell/>
        </table:table-row>
        <table:table-row table:style-name="ro1">
          <table:table-cell office:value-type="float" office:value="0.435059" calcext:value-type="float">
            <text:p>0.435059</text:p>
          </table:table-cell>
          <table:table-cell office:value-type="float" office:value="0.30357" calcext:value-type="float">
            <text:p>0.30357</text:p>
          </table:table-cell>
          <table:table-cell/>
        </table:table-row>
        <table:table-row table:style-name="ro1">
          <table:table-cell office:value-type="float" office:value="0.3698" calcext:value-type="float">
            <text:p>0.3698</text:p>
          </table:table-cell>
          <table:table-cell office:value-type="float" office:value="0.295404" calcext:value-type="float">
            <text:p>0.295404</text:p>
          </table:table-cell>
          <table:table-cell/>
        </table:table-row>
        <table:table-row table:style-name="ro1">
          <table:table-cell office:value-type="float" office:value="0.236865" calcext:value-type="float">
            <text:p>0.236865</text:p>
          </table:table-cell>
          <table:table-cell office:value-type="float" office:value="0.300592" calcext:value-type="float">
            <text:p>0.300592</text:p>
          </table:table-cell>
          <table:table-cell/>
        </table:table-row>
        <table:table-row table:style-name="ro1">
          <table:table-cell office:value-type="float" office:value="0.181274" calcext:value-type="float">
            <text:p>0.181274</text:p>
          </table:table-cell>
          <table:table-cell office:value-type="float" office:value="0.309496" calcext:value-type="float">
            <text:p>0.309496</text:p>
          </table:table-cell>
          <table:table-cell/>
        </table:table-row>
        <table:table-row table:style-name="ro1">
          <table:table-cell office:value-type="float" office:value="0.285205" calcext:value-type="float">
            <text:p>0.285205</text:p>
          </table:table-cell>
          <table:table-cell office:value-type="float" office:value="0.308812" calcext:value-type="float">
            <text:p>0.308812</text:p>
          </table:table-cell>
          <table:table-cell/>
        </table:table-row>
        <table:table-row table:style-name="ro1">
          <table:table-cell office:value-type="float" office:value="0.467285" calcext:value-type="float">
            <text:p>0.467285</text:p>
          </table:table-cell>
          <table:table-cell office:value-type="float" office:value="0.298672" calcext:value-type="float">
            <text:p>0.298672</text:p>
          </table:table-cell>
          <table:table-cell/>
        </table:table-row>
        <table:table-row table:style-name="ro1">
          <table:table-cell office:value-type="float" office:value="0.357715" calcext:value-type="float">
            <text:p>0.357715</text:p>
          </table:table-cell>
          <table:table-cell office:value-type="float" office:value="0.293429" calcext:value-type="float">
            <text:p>0.293429</text:p>
          </table:table-cell>
          <table:table-cell/>
        </table:table-row>
        <table:table-row table:style-name="ro1">
          <table:table-cell office:value-type="float" office:value="0.20625" calcext:value-type="float">
            <text:p>0.20625</text:p>
          </table:table-cell>
          <table:table-cell office:value-type="float" office:value="0.30163" calcext:value-type="float">
            <text:p>0.30163</text:p>
          </table:table-cell>
          <table:table-cell/>
        </table:table-row>
        <table:table-row table:style-name="ro1">
          <table:table-cell office:value-type="float" office:value="0.182886" calcext:value-type="float">
            <text:p>0.182886</text:p>
          </table:table-cell>
          <table:table-cell office:value-type="float" office:value="0.311557" calcext:value-type="float">
            <text:p>0.311557</text:p>
          </table:table-cell>
          <table:table-cell/>
        </table:table-row>
        <table:table-row table:style-name="ro1">
          <table:table-cell office:value-type="float" office:value="0.30293" calcext:value-type="float">
            <text:p>0.30293</text:p>
          </table:table-cell>
          <table:table-cell office:value-type="float" office:value="0.309247" calcext:value-type="float">
            <text:p>0.309247</text:p>
          </table:table-cell>
          <table:table-cell/>
        </table:table-row>
        <table:table-row table:style-name="ro1">
          <table:table-cell office:value-type="float" office:value="0.476953" calcext:value-type="float">
            <text:p>0.476953</text:p>
          </table:table-cell>
          <table:table-cell office:value-type="float" office:value="0.297834" calcext:value-type="float">
            <text:p>0.297834</text:p>
          </table:table-cell>
          <table:table-cell/>
        </table:table-row>
        <table:table-row table:style-name="ro1">
          <table:table-cell office:value-type="float" office:value="0.341602" calcext:value-type="float">
            <text:p>0.341602</text:p>
          </table:table-cell>
          <table:table-cell office:value-type="float" office:value="0.29324" calcext:value-type="float">
            <text:p>0.29324</text:p>
          </table:table-cell>
          <table:table-cell/>
        </table:table-row>
        <table:table-row table:style-name="ro1">
          <table:table-cell office:value-type="float" office:value="0.17644" calcext:value-type="float">
            <text:p>0.17644</text:p>
          </table:table-cell>
          <table:table-cell office:value-type="float" office:value="0.302425" calcext:value-type="float">
            <text:p>0.302425</text:p>
          </table:table-cell>
          <table:table-cell/>
        </table:table-row>
        <table:table-row table:style-name="ro1">
          <table:table-cell office:value-type="float" office:value="0.199805" calcext:value-type="float">
            <text:p>0.199805</text:p>
          </table:table-cell>
          <table:table-cell office:value-type="float" office:value="0.311383" calcext:value-type="float">
            <text:p>0.311383</text:p>
          </table:table-cell>
          <table:table-cell/>
        </table:table-row>
        <table:table-row table:style-name="ro1">
          <table:table-cell office:value-type="float" office:value="0.389941" calcext:value-type="float">
            <text:p>0.389941</text:p>
          </table:table-cell>
          <table:table-cell office:value-type="float" office:value="0.306885" calcext:value-type="float">
            <text:p>0.306885</text:p>
          </table:table-cell>
          <table:table-cell/>
        </table:table-row>
        <table:table-row table:style-name="ro1">
          <table:table-cell office:value-type="float" office:value="0.468091" calcext:value-type="float">
            <text:p>0.468091</text:p>
          </table:table-cell>
          <table:table-cell office:value-type="float" office:value="0.296989" calcext:value-type="float">
            <text:p>0.296989</text:p>
          </table:table-cell>
          <table:table-cell/>
        </table:table-row>
        <table:table-row table:style-name="ro1">
          <table:table-cell office:value-type="float" office:value="0.228809" calcext:value-type="float">
            <text:p>0.228809</text:p>
          </table:table-cell>
          <table:table-cell office:value-type="float" office:value="0.298451" calcext:value-type="float">
            <text:p>0.298451</text:p>
          </table:table-cell>
          <table:table-cell/>
        </table:table-row>
        <table:table-row table:style-name="ro1">
          <table:table-cell office:value-type="float" office:value="0.188525" calcext:value-type="float">
            <text:p>0.188525</text:p>
          </table:table-cell>
          <table:table-cell office:value-type="float" office:value="0.309397" calcext:value-type="float">
            <text:p>0.309397</text:p>
          </table:table-cell>
          <table:table-cell/>
        </table:table-row>
        <table:table-row table:style-name="ro1">
          <table:table-cell office:value-type="float" office:value="0.26748" calcext:value-type="float">
            <text:p>0.26748</text:p>
          </table:table-cell>
          <table:table-cell office:value-type="float" office:value="0.312419" calcext:value-type="float">
            <text:p>0.312419</text:p>
          </table:table-cell>
          <table:table-cell/>
        </table:table-row>
        <table:table-row table:style-name="ro1">
          <table:table-cell office:value-type="float" office:value="0.41814" calcext:value-type="float">
            <text:p>0.41814</text:p>
          </table:table-cell>
          <table:table-cell office:value-type="float" office:value="0.303736" calcext:value-type="float">
            <text:p>0.303736</text:p>
          </table:table-cell>
          <table:table-cell/>
        </table:table-row>
        <table:table-row table:style-name="ro1">
          <table:table-cell office:value-type="float" office:value="0.454395" calcext:value-type="float">
            <text:p>0.454395</text:p>
          </table:table-cell>
          <table:table-cell office:value-type="float" office:value="0.296629" calcext:value-type="float">
            <text:p>0.296629</text:p>
          </table:table-cell>
          <table:table-cell/>
        </table:table-row>
        <table:table-row table:style-name="ro1">
          <table:table-cell office:value-type="float" office:value="0.124072" calcext:value-type="float">
            <text:p>0.124072</text:p>
          </table:table-cell>
          <table:table-cell office:value-type="float" office:value="0.302844" calcext:value-type="float">
            <text:p>0.302844</text:p>
          </table:table-cell>
          <table:table-cell/>
        </table:table-row>
        <table:table-row table:style-name="ro1">
          <table:table-cell office:value-type="float" office:value="0.219946" calcext:value-type="float">
            <text:p>0.219946</text:p>
          </table:table-cell>
          <table:table-cell office:value-type="float" office:value="0.313192" calcext:value-type="float">
            <text:p>0.313192</text:p>
          </table:table-cell>
          <table:table-cell/>
        </table:table-row>
        <table:table-row table:style-name="ro1">
          <table:table-cell office:value-type="float" office:value="0.355298" calcext:value-type="float">
            <text:p>0.355298</text:p>
          </table:table-cell>
          <table:table-cell office:value-type="float" office:value="0.310101" calcext:value-type="float">
            <text:p>0.310101</text:p>
          </table:table-cell>
          <table:table-cell/>
        </table:table-row>
        <table:table-row table:style-name="ro1">
          <table:table-cell office:value-type="float" office:value="0.425391" calcext:value-type="float">
            <text:p>0.425391</text:p>
          </table:table-cell>
          <table:table-cell office:value-type="float" office:value="0.299367" calcext:value-type="float">
            <text:p>0.299367</text:p>
          </table:table-cell>
          <table:table-cell/>
        </table:table-row>
        <table:table-row table:style-name="ro1">
          <table:table-cell office:value-type="float" office:value="0.414917" calcext:value-type="float">
            <text:p>0.414917</text:p>
          </table:table-cell>
          <table:table-cell office:value-type="float" office:value="0.297512" calcext:value-type="float">
            <text:p>0.297512</text:p>
          </table:table-cell>
          <table:table-cell/>
        </table:table-row>
        <table:table-row table:style-name="ro1">
          <table:table-cell office:value-type="float" office:value="0.124072" calcext:value-type="float">
            <text:p>0.124072</text:p>
          </table:table-cell>
          <table:table-cell office:value-type="float" office:value="0.308464" calcext:value-type="float">
            <text:p>0.308464</text:p>
          </table:table-cell>
          <table:table-cell/>
        </table:table-row>
        <table:table-row table:style-name="ro1">
          <table:table-cell office:value-type="float" office:value="0.290039" calcext:value-type="float">
            <text:p>0.290039</text:p>
          </table:table-cell>
          <table:table-cell office:value-type="float" office:value="0.31897" calcext:value-type="float">
            <text:p>0.31897</text:p>
          </table:table-cell>
          <table:table-cell/>
        </table:table-row>
        <table:table-row table:style-name="ro1">
          <table:table-cell office:value-type="float" office:value="0.43667" calcext:value-type="float">
            <text:p>0.43667</text:p>
          </table:table-cell>
          <table:table-cell office:value-type="float" office:value="0.316182" calcext:value-type="float">
            <text:p>0.316182</text:p>
          </table:table-cell>
          <table:table-cell/>
        </table:table-row>
        <table:table-row table:style-name="ro1">
          <table:table-cell office:value-type="float" office:value="0.451978" calcext:value-type="float">
            <text:p>0.451978</text:p>
          </table:table-cell>
          <table:table-cell office:value-type="float" office:value="0.311123" calcext:value-type="float">
            <text:p>0.311123</text:p>
          </table:table-cell>
          <table:table-cell/>
        </table:table-row>
        <table:table-row table:style-name="ro1">
          <table:table-cell office:value-type="float" office:value="0.272314" calcext:value-type="float">
            <text:p>0.272314</text:p>
          </table:table-cell>
          <table:table-cell office:value-type="float" office:value="0.318519" calcext:value-type="float">
            <text:p>0.318519</text:p>
          </table:table-cell>
          <table:table-cell/>
        </table:table-row>
        <table:table-row table:style-name="ro1">
          <table:table-cell office:value-type="float" office:value="0.123267" calcext:value-type="float">
            <text:p>0.123267</text:p>
          </table:table-cell>
          <table:table-cell office:value-type="float" office:value="0.332333" calcext:value-type="float">
            <text:p>0.332333</text:p>
          </table:table-cell>
          <table:table-cell/>
        </table:table-row>
        <table:table-row table:style-name="ro1">
          <table:table-cell office:value-type="float" office:value="0.333545" calcext:value-type="float">
            <text:p>0.333545</text:p>
          </table:table-cell>
          <table:table-cell office:value-type="float" office:value="0.334635" calcext:value-type="float">
            <text:p>0.334635</text:p>
          </table:table-cell>
          <table:table-cell/>
        </table:table-row>
        <table:table-row table:style-name="ro1">
          <table:table-cell office:value-type="float" office:value="0.452783" calcext:value-type="float">
            <text:p>0.452783</text:p>
          </table:table-cell>
          <table:table-cell office:value-type="float" office:value="0.322478" calcext:value-type="float">
            <text:p>0.322478</text:p>
          </table:table-cell>
          <table:table-cell/>
        </table:table-row>
        <table:table-row table:style-name="ro1">
          <table:table-cell office:value-type="float" office:value="0.377856" calcext:value-type="float">
            <text:p>0.377856</text:p>
          </table:table-cell>
          <table:table-cell office:value-type="float" office:value="0.314069" calcext:value-type="float">
            <text:p>0.314069</text:p>
          </table:table-cell>
          <table:table-cell/>
        </table:table-row>
        <table:table-row table:style-name="ro1">
          <table:table-cell office:value-type="float" office:value="0.195776" calcext:value-type="float">
            <text:p>0.195776</text:p>
          </table:table-cell>
          <table:table-cell office:value-type="float" office:value="0.319214" calcext:value-type="float">
            <text:p>0.319214</text:p>
          </table:table-cell>
          <table:table-cell/>
        </table:table-row>
        <table:table-row table:style-name="ro1">
          <table:table-cell office:value-type="float" office:value="0.186914" calcext:value-type="float">
            <text:p>0.186914</text:p>
          </table:table-cell>
          <table:table-cell office:value-type="float" office:value="0.325815" calcext:value-type="float">
            <text:p>0.325815</text:p>
          </table:table-cell>
          <table:table-cell/>
        </table:table-row>
        <table:table-row table:style-name="ro1">
          <table:table-cell office:value-type="float" office:value="0.348047" calcext:value-type="float">
            <text:p>0.348047</text:p>
          </table:table-cell>
          <table:table-cell office:value-type="float" office:value="0.320055" calcext:value-type="float">
            <text:p>0.320055</text:p>
          </table:table-cell>
          <table:table-cell/>
        </table:table-row>
        <table:table-row table:style-name="ro1">
          <table:table-cell office:value-type="float" office:value="0.46084" calcext:value-type="float">
            <text:p>0.46084</text:p>
          </table:table-cell>
          <table:table-cell office:value-type="float" office:value="0.306604" calcext:value-type="float">
            <text:p>0.306604</text:p>
          </table:table-cell>
          <table:table-cell/>
        </table:table-row>
        <table:table-row table:style-name="ro1">
          <table:table-cell office:value-type="float" office:value="0.322266" calcext:value-type="float">
            <text:p>0.322266</text:p>
          </table:table-cell>
          <table:table-cell office:value-type="float" office:value="0.302013" calcext:value-type="float">
            <text:p>0.302013</text:p>
          </table:table-cell>
          <table:table-cell/>
        </table:table-row>
        <table:table-row table:style-name="ro1">
          <table:table-cell office:value-type="float" office:value="0.236865" calcext:value-type="float">
            <text:p>0.236865</text:p>
          </table:table-cell>
          <table:table-cell office:value-type="float" office:value="0.310044" calcext:value-type="float">
            <text:p>0.310044</text:p>
          </table:table-cell>
          <table:table-cell/>
        </table:table-row>
        <table:table-row table:style-name="ro1">
          <table:table-cell office:value-type="float" office:value="0.197388" calcext:value-type="float">
            <text:p>0.197388</text:p>
          </table:table-cell>
          <table:table-cell office:value-type="float" office:value="0.317635" calcext:value-type="float">
            <text:p>0.317635</text:p>
          </table:table-cell>
          <table:table-cell/>
        </table:table-row>
        <table:table-row table:style-name="ro1">
          <table:table-cell office:value-type="float" office:value="0.349658" calcext:value-type="float">
            <text:p>0.349658</text:p>
          </table:table-cell>
          <table:table-cell office:value-type="float" office:value="0.314398" calcext:value-type="float">
            <text:p>0.314398</text:p>
          </table:table-cell>
          <table:table-cell/>
        </table:table-row>
        <table:table-row table:style-name="ro1">
          <table:table-cell office:value-type="float" office:value="0.489844" calcext:value-type="float">
            <text:p>0.489844</text:p>
          </table:table-cell>
          <table:table-cell office:value-type="float" office:value="0.304832" calcext:value-type="float">
            <text:p>0.304832</text:p>
          </table:table-cell>
          <table:table-cell/>
        </table:table-row>
        <table:table-row table:style-name="ro1">
          <table:table-cell office:value-type="float" office:value="0.319849" calcext:value-type="float">
            <text:p>0.319849</text:p>
          </table:table-cell>
          <table:table-cell office:value-type="float" office:value="0.303909" calcext:value-type="float">
            <text:p>0.303909</text:p>
          </table:table-cell>
          <table:table-cell/>
        </table:table-row>
        <table:table-row table:style-name="ro1">
          <table:table-cell office:value-type="float" office:value="0.122461" calcext:value-type="float">
            <text:p>0.122461</text:p>
          </table:table-cell>
          <table:table-cell office:value-type="float" office:value="0.315476" calcext:value-type="float">
            <text:p>0.315476</text:p>
          </table:table-cell>
          <table:table-cell/>
        </table:table-row>
        <table:table-row table:style-name="ro1">
          <table:table-cell office:value-type="float" office:value="0.178857" calcext:value-type="float">
            <text:p>0.178857</text:p>
          </table:table-cell>
          <table:table-cell office:value-type="float" office:value="0.322019" calcext:value-type="float">
            <text:p>0.322019</text:p>
          </table:table-cell>
          <table:table-cell/>
        </table:table-row>
        <table:table-row table:style-name="ro1">
          <table:table-cell office:value-type="float" office:value="0.336768" calcext:value-type="float">
            <text:p>0.336768</text:p>
          </table:table-cell>
          <table:table-cell office:value-type="float" office:value="0.310721" calcext:value-type="float">
            <text:p>0.310721</text:p>
          </table:table-cell>
          <table:table-cell/>
        </table:table-row>
        <table:table-row table:style-name="ro1">
          <table:table-cell office:value-type="float" office:value="0.474536" calcext:value-type="float">
            <text:p>0.474536</text:p>
          </table:table-cell>
          <table:table-cell office:value-type="float" office:value="0.292251" calcext:value-type="float">
            <text:p>0.292251</text:p>
          </table:table-cell>
          <table:table-cell/>
        </table:table-row>
        <table:table-row table:style-name="ro1">
          <table:table-cell office:value-type="float" office:value="0.3698" calcext:value-type="float">
            <text:p>0.3698</text:p>
          </table:table-cell>
          <table:table-cell office:value-type="float" office:value="0.285842" calcext:value-type="float">
            <text:p>0.285842</text:p>
          </table:table-cell>
          <table:table-cell/>
        </table:table-row>
        <table:table-row table:style-name="ro1">
          <table:table-cell office:value-type="float" office:value="0.149048" calcext:value-type="float">
            <text:p>0.149048</text:p>
          </table:table-cell>
          <table:table-cell office:value-type="float" office:value="0.296382" calcext:value-type="float">
            <text:p>0.296382</text:p>
          </table:table-cell>
          <table:table-cell/>
        </table:table-row>
        <table:table-row table:style-name="ro1">
          <table:table-cell office:value-type="float" office:value="0.172412" calcext:value-type="float">
            <text:p>0.172412</text:p>
          </table:table-cell>
          <table:table-cell office:value-type="float" office:value="0.307547" calcext:value-type="float">
            <text:p>0.307547</text:p>
          </table:table-cell>
          <table:table-cell/>
        </table:table-row>
        <table:table-row table:style-name="ro1">
          <table:table-cell office:value-type="float" office:value="0.40686" calcext:value-type="float">
            <text:p>0.40686</text:p>
          </table:table-cell>
          <table:table-cell office:value-type="float" office:value="0.303269" calcext:value-type="float">
            <text:p>0.303269</text:p>
          </table:table-cell>
          <table:table-cell/>
        </table:table-row>
        <table:table-row table:style-name="ro1">
          <table:table-cell office:value-type="float" office:value="0.47937" calcext:value-type="float">
            <text:p>0.47937</text:p>
          </table:table-cell>
          <table:table-cell office:value-type="float" office:value="0.292087" calcext:value-type="float">
            <text:p>0.292087</text:p>
          </table:table-cell>
          <table:table-cell/>
        </table:table-row>
        <table:table-row table:style-name="ro1">
          <table:table-cell office:value-type="float" office:value="0.229614" calcext:value-type="float">
            <text:p>0.229614</text:p>
          </table:table-cell>
          <table:table-cell office:value-type="float" office:value="0.293833" calcext:value-type="float">
            <text:p>0.293833</text:p>
          </table:table-cell>
          <table:table-cell/>
        </table:table-row>
        <table:table-row table:style-name="ro1">
          <table:table-cell office:value-type="float" office:value="0.13938" calcext:value-type="float">
            <text:p>0.13938</text:p>
          </table:table-cell>
          <table:table-cell office:value-type="float" office:value="0.306583" calcext:value-type="float">
            <text:p>0.306583</text:p>
          </table:table-cell>
          <table:table-cell/>
        </table:table-row>
        <table:table-row table:style-name="ro1">
          <table:table-cell office:value-type="float" office:value="0.18772" calcext:value-type="float">
            <text:p>0.18772</text:p>
          </table:table-cell>
          <table:table-cell office:value-type="float" office:value="0.309965" calcext:value-type="float">
            <text:p>0.309965</text:p>
          </table:table-cell>
          <table:table-cell/>
        </table:table-row>
        <table:table-row table:style-name="ro1">
          <table:table-cell office:value-type="float" office:value="0.361743" calcext:value-type="float">
            <text:p>0.361743</text:p>
          </table:table-cell>
          <table:table-cell office:value-type="float" office:value="0.296827" calcext:value-type="float">
            <text:p>0.296827</text:p>
          </table:table-cell>
          <table:table-cell/>
        </table:table-row>
        <table:table-row table:style-name="ro1">
          <table:table-cell office:value-type="float" office:value="0.461646" calcext:value-type="float">
            <text:p>0.461646</text:p>
          </table:table-cell>
          <table:table-cell office:value-type="float" office:value="0.280487" calcext:value-type="float">
            <text:p>0.280487</text:p>
          </table:table-cell>
          <table:table-cell/>
        </table:table-row>
        <table:table-row table:style-name="ro1">
          <table:table-cell office:value-type="float" office:value="0.402832" calcext:value-type="float">
            <text:p>0.402832</text:p>
          </table:table-cell>
          <table:table-cell office:value-type="float" office:value="0.277918" calcext:value-type="float">
            <text:p>0.277918</text:p>
          </table:table-cell>
          <table:table-cell/>
        </table:table-row>
        <table:table-row table:style-name="ro1">
          <table:table-cell office:value-type="float" office:value="0.277954" calcext:value-type="float">
            <text:p>0.277954</text:p>
          </table:table-cell>
          <table:table-cell office:value-type="float" office:value="0.292495" calcext:value-type="float">
            <text:p>0.292495</text:p>
          </table:table-cell>
          <table:table-cell/>
        </table:table-row>
        <table:table-row table:style-name="ro1">
          <table:table-cell office:value-type="float" office:value="0.129712" calcext:value-type="float">
            <text:p>0.129712</text:p>
          </table:table-cell>
          <table:table-cell office:value-type="float" office:value="0.311539" calcext:value-type="float">
            <text:p>0.311539</text:p>
          </table:table-cell>
          <table:table-cell/>
        </table:table-row>
        <table:table-row table:style-name="ro1">
          <table:table-cell office:value-type="float" office:value="0.199805" calcext:value-type="float">
            <text:p>0.199805</text:p>
          </table:table-cell>
          <table:table-cell office:value-type="float" office:value="0.31835" calcext:value-type="float">
            <text:p>0.31835</text:p>
          </table:table-cell>
          <table:table-cell/>
        </table:table-row>
        <table:table-row table:style-name="ro1">
          <table:table-cell office:value-type="float" office:value="0.341602" calcext:value-type="float">
            <text:p>0.341602</text:p>
          </table:table-cell>
          <table:table-cell office:value-type="float" office:value="0.307438" calcext:value-type="float">
            <text:p>0.307438</text:p>
          </table:table-cell>
          <table:table-cell/>
        </table:table-row>
        <table:table-row table:style-name="ro1">
          <table:table-cell office:value-type="float" office:value="0.458423" calcext:value-type="float">
            <text:p>0.458423</text:p>
          </table:table-cell>
          <table:table-cell office:value-type="float" office:value="0.291064" calcext:value-type="float">
            <text:p>0.291064</text:p>
          </table:table-cell>
          <table:table-cell/>
        </table:table-row>
        <table:table-row table:style-name="ro1">
          <table:table-cell office:value-type="float" office:value="0.407666" calcext:value-type="float">
            <text:p>0.407666</text:p>
          </table:table-cell>
          <table:table-cell office:value-type="float" office:value="0.286421" calcext:value-type="float">
            <text:p>0.286421</text:p>
          </table:table-cell>
          <table:table-cell/>
        </table:table-row>
        <table:table-row table:style-name="ro1">
          <table:table-cell office:value-type="float" office:value="0.190137" calcext:value-type="float">
            <text:p>0.190137</text:p>
          </table:table-cell>
          <table:table-cell office:value-type="float" office:value="0.298228" calcext:value-type="float">
            <text:p>0.298228</text:p>
          </table:table-cell>
          <table:table-cell/>
        </table:table-row>
        <table:table-row table:style-name="ro1">
          <table:table-cell office:value-type="float" office:value="0.181274" calcext:value-type="float">
            <text:p>0.181274</text:p>
          </table:table-cell>
          <table:table-cell office:value-type="float" office:value="0.312736" calcext:value-type="float">
            <text:p>0.312736</text:p>
          </table:table-cell>
          <table:table-cell/>
        </table:table-row>
        <table:table-row table:style-name="ro1">
          <table:table-cell office:value-type="float" office:value="0.246533" calcext:value-type="float">
            <text:p>0.246533</text:p>
          </table:table-cell>
          <table:table-cell office:value-type="float" office:value="0.313434" calcext:value-type="float">
            <text:p>0.313434</text:p>
          </table:table-cell>
          <table:table-cell/>
        </table:table-row>
        <table:table-row table:style-name="ro1">
          <table:table-cell office:value-type="float" office:value="0.365771" calcext:value-type="float">
            <text:p>0.365771</text:p>
          </table:table-cell>
          <table:table-cell office:value-type="float" office:value="0.301208" calcext:value-type="float">
            <text:p>0.301208</text:p>
          </table:table-cell>
          <table:table-cell/>
        </table:table-row>
        <table:table-row table:style-name="ro1">
          <table:table-cell office:value-type="float" office:value="0.466479" calcext:value-type="float">
            <text:p>0.466479</text:p>
          </table:table-cell>
          <table:table-cell office:value-type="float" office:value="0.289472" calcext:value-type="float">
            <text:p>0.289472</text:p>
          </table:table-cell>
          <table:table-cell/>
        </table:table-row>
        <table:table-row table:style-name="ro1">
          <table:table-cell office:value-type="float" office:value="0.411694" calcext:value-type="float">
            <text:p>0.411694</text:p>
          </table:table-cell>
          <table:table-cell office:value-type="float" office:value="0.290603" calcext:value-type="float">
            <text:p>0.290603</text:p>
          </table:table-cell>
          <table:table-cell/>
        </table:table-row>
        <table:table-row table:style-name="ro1">
          <table:table-cell office:value-type="float" office:value="0.266675" calcext:value-type="float">
            <text:p>0.266675</text:p>
          </table:table-cell>
          <table:table-cell office:value-type="float" office:value="0.306568" calcext:value-type="float">
            <text:p>0.306568</text:p>
          </table:table-cell>
          <table:table-cell/>
        </table:table-row>
        <table:table-row table:style-name="ro1">
          <table:table-cell office:value-type="float" office:value="0.118433" calcext:value-type="float">
            <text:p>0.118433</text:p>
          </table:table-cell>
          <table:table-cell office:value-type="float" office:value="0.325173" calcext:value-type="float">
            <text:p>0.325173</text:p>
          </table:table-cell>
          <table:table-cell/>
        </table:table-row>
        <table:table-row table:style-name="ro1">
          <table:table-cell office:value-type="float" office:value="0.264258" calcext:value-type="float">
            <text:p>0.264258</text:p>
          </table:table-cell>
          <table:table-cell office:value-type="float" office:value="0.329512" calcext:value-type="float">
            <text:p>0.329512</text:p>
          </table:table-cell>
          <table:table-cell/>
        </table:table-row>
        <table:table-row table:style-name="ro1">
          <table:table-cell office:value-type="float" office:value="0.342407" calcext:value-type="float">
            <text:p>0.342407</text:p>
          </table:table-cell>
          <table:table-cell office:value-type="float" office:value="0.316761" calcext:value-type="float">
            <text:p>0.316761</text:p>
          </table:table-cell>
          <table:table-cell/>
        </table:table-row>
        <table:table-row table:style-name="ro1">
          <table:table-cell office:value-type="float" office:value="0.457617" calcext:value-type="float">
            <text:p>0.457617</text:p>
          </table:table-cell>
          <table:table-cell office:value-type="float" office:value="0.301566" calcext:value-type="float">
            <text:p>0.301566</text:p>
          </table:table-cell>
          <table:table-cell/>
        </table:table-row>
        <table:table-row table:style-name="ro1">
          <table:table-cell office:value-type="float" office:value="0.449561" calcext:value-type="float">
            <text:p>0.449561</text:p>
          </table:table-cell>
          <table:table-cell office:value-type="float" office:value="0.298267" calcext:value-type="float">
            <text:p>0.298267</text:p>
          </table:table-cell>
          <table:table-cell/>
        </table:table-row>
        <table:table-row table:style-name="ro1">
          <table:table-cell office:value-type="float" office:value="0.255396" calcext:value-type="float">
            <text:p>0.255396</text:p>
          </table:table-cell>
          <table:table-cell office:value-type="float" office:value="0.310688" calcext:value-type="float">
            <text:p>0.310688</text:p>
          </table:table-cell>
          <table:table-cell/>
        </table:table-row>
        <table:table-row table:style-name="ro1">
          <table:table-cell office:value-type="float" office:value="0.177246" calcext:value-type="float">
            <text:p>0.177246</text:p>
          </table:table-cell>
          <table:table-cell office:value-type="float" office:value="0.328302" calcext:value-type="float">
            <text:p>0.328302</text:p>
          </table:table-cell>
          <table:table-cell/>
        </table:table-row>
        <table:table-row table:style-name="ro1">
          <table:table-cell office:value-type="float" office:value="0.292456" calcext:value-type="float">
            <text:p>0.292456</text:p>
          </table:table-cell>
          <table:table-cell office:value-type="float" office:value="0.333779" calcext:value-type="float">
            <text:p>0.333779</text:p>
          </table:table-cell>
          <table:table-cell/>
        </table:table-row>
        <table:table-row table:style-name="ro1">
          <table:table-cell office:value-type="float" office:value="0.458423" calcext:value-type="float">
            <text:p>0.458423</text:p>
          </table:table-cell>
          <table:table-cell office:value-type="float" office:value="0.324969" calcext:value-type="float">
            <text:p>0.324969</text:p>
          </table:table-cell>
          <table:table-cell/>
        </table:table-row>
        <table:table-row table:style-name="ro1">
          <table:table-cell office:value-type="float" office:value="0.457617" calcext:value-type="float">
            <text:p>0.457617</text:p>
          </table:table-cell>
          <table:table-cell office:value-type="float" office:value="0.317622" calcext:value-type="float">
            <text:p>0.317622</text:p>
          </table:table-cell>
          <table:table-cell/>
        </table:table-row>
        <table:table-row table:style-name="ro1">
          <table:table-cell office:value-type="float" office:value="0.208667" calcext:value-type="float">
            <text:p>0.208667</text:p>
          </table:table-cell>
          <table:table-cell office:value-type="float" office:value="0.324388" calcext:value-type="float">
            <text:p>0.324388</text:p>
          </table:table-cell>
          <table:table-cell/>
        </table:table-row>
        <table:table-row table:style-name="ro1">
          <table:table-cell office:value-type="float" office:value="0.157104" calcext:value-type="float">
            <text:p>0.157104</text:p>
          </table:table-cell>
          <table:table-cell office:value-type="float" office:value="0.336323" calcext:value-type="float">
            <text:p>0.336323</text:p>
          </table:table-cell>
          <table:table-cell/>
        </table:table-row>
        <table:table-row table:style-name="ro1">
          <table:table-cell office:value-type="float" office:value="0.228809" calcext:value-type="float">
            <text:p>0.228809</text:p>
          </table:table-cell>
          <table:table-cell office:value-type="float" office:value="0.334635" calcext:value-type="float">
            <text:p>0.334635</text:p>
          </table:table-cell>
          <table:table-cell/>
        </table:table-row>
        <table:table-row table:style-name="ro1">
          <table:table-cell office:value-type="float" office:value="0.318237" calcext:value-type="float">
            <text:p>0.318237</text:p>
          </table:table-cell>
          <table:table-cell office:value-type="float" office:value="0.317322" calcext:value-type="float">
            <text:p>0.317322</text:p>
          </table:table-cell>
          <table:table-cell/>
        </table:table-row>
        <table:table-row table:style-name="ro1">
          <table:table-cell office:value-type="float" office:value="0.404443" calcext:value-type="float">
            <text:p>0.404443</text:p>
          </table:table-cell>
          <table:table-cell office:value-type="float" office:value="0.297818" calcext:value-type="float">
            <text:p>0.297818</text:p>
          </table:table-cell>
          <table:table-cell/>
        </table:table-row>
        <table:table-row table:style-name="ro1">
          <table:table-cell office:value-type="float" office:value="0.441504" calcext:value-type="float">
            <text:p>0.441504</text:p>
          </table:table-cell>
          <table:table-cell office:value-type="float" office:value="0.288588" calcext:value-type="float">
            <text:p>0.288588</text:p>
          </table:table-cell>
          <table:table-cell/>
        </table:table-row>
        <table:table-row table:style-name="ro1">
          <table:table-cell office:value-type="float" office:value="0.377051" calcext:value-type="float">
            <text:p>0.377051</text:p>
          </table:table-cell>
          <table:table-cell office:value-type="float" office:value="0.294746" calcext:value-type="float">
            <text:p>0.294746</text:p>
          </table:table-cell>
          <table:table-cell/>
        </table:table-row>
        <table:table-row table:style-name="ro1">
          <table:table-cell office:value-type="float" office:value="0.148242" calcext:value-type="float">
            <text:p>0.148242</text:p>
          </table:table-cell>
          <table:table-cell office:value-type="float" office:value="0.311921" calcext:value-type="float">
            <text:p>0.311921</text:p>
          </table:table-cell>
          <table:table-cell/>
        </table:table-row>
        <table:table-row table:style-name="ro1">
          <table:table-cell office:value-type="float" office:value="0.220752" calcext:value-type="float">
            <text:p>0.220752</text:p>
          </table:table-cell>
          <table:table-cell office:value-type="float" office:value="0.324709" calcext:value-type="float">
            <text:p>0.324709</text:p>
          </table:table-cell>
          <table:table-cell/>
        </table:table-row>
        <table:table-row table:style-name="ro1">
          <table:table-cell office:value-type="float" office:value="0.335156" calcext:value-type="float">
            <text:p>0.335156</text:p>
          </table:table-cell>
          <table:table-cell office:value-type="float" office:value="0.320977" calcext:value-type="float">
            <text:p>0.320977</text:p>
          </table:table-cell>
          <table:table-cell/>
        </table:table-row>
        <table:table-row table:style-name="ro1">
          <table:table-cell office:value-type="float" office:value="0.404443" calcext:value-type="float">
            <text:p>0.404443</text:p>
          </table:table-cell>
          <table:table-cell office:value-type="float" office:value="0.308813" calcext:value-type="float">
            <text:p>0.308813</text:p>
          </table:table-cell>
          <table:table-cell/>
        </table:table-row>
        <table:table-row table:style-name="ro1">
          <table:table-cell office:value-type="float" office:value="0.507568" calcext:value-type="float">
            <text:p>0.507568</text:p>
          </table:table-cell>
          <table:table-cell office:value-type="float" office:value="0.303383" calcext:value-type="float">
            <text:p>0.303383</text:p>
          </table:table-cell>
          <table:table-cell/>
        </table:table-row>
        <table:table-row table:style-name="ro1">
          <table:table-cell office:value-type="float" office:value="0.287622" calcext:value-type="float">
            <text:p>0.287622</text:p>
          </table:table-cell>
          <table:table-cell office:value-type="float" office:value="0.312439" calcext:value-type="float">
            <text:p>0.312439</text:p>
          </table:table-cell>
          <table:table-cell/>
        </table:table-row>
        <table:table-row table:style-name="ro1">
          <table:table-cell office:value-type="float" office:value="0.145825" calcext:value-type="float">
            <text:p>0.145825</text:p>
          </table:table-cell>
          <table:table-cell office:value-type="float" office:value="0.330528" calcext:value-type="float">
            <text:p>0.330528</text:p>
          </table:table-cell>
          <table:table-cell/>
        </table:table-row>
        <table:table-row table:style-name="ro1">
          <table:table-cell office:value-type="float" office:value="0.194165" calcext:value-type="float">
            <text:p>0.194165</text:p>
          </table:table-cell>
          <table:table-cell office:value-type="float" office:value="0.338574" calcext:value-type="float">
            <text:p>0.338574</text:p>
          </table:table-cell>
          <table:table-cell/>
        </table:table-row>
        <table:table-row table:style-name="ro1">
          <table:table-cell office:value-type="float" office:value="0.317432" calcext:value-type="float">
            <text:p>0.317432</text:p>
          </table:table-cell>
          <table:table-cell office:value-type="float" office:value="0.327144" calcext:value-type="float">
            <text:p>0.327144</text:p>
          </table:table-cell>
          <table:table-cell/>
        </table:table-row>
        <table:table-row table:style-name="ro1">
          <table:table-cell office:value-type="float" office:value="0.416528" calcext:value-type="float">
            <text:p>0.416528</text:p>
          </table:table-cell>
          <table:table-cell office:value-type="float" office:value="0.307731" calcext:value-type="float">
            <text:p>0.307731</text:p>
          </table:table-cell>
          <table:table-cell/>
        </table:table-row>
        <table:table-row table:style-name="ro1">
          <table:table-cell office:value-type="float" office:value="0.456006" calcext:value-type="float">
            <text:p>0.456006</text:p>
          </table:table-cell>
          <table:table-cell office:value-type="float" office:value="0.296776" calcext:value-type="float">
            <text:p>0.296776</text:p>
          </table:table-cell>
          <table:table-cell/>
        </table:table-row>
        <table:table-row table:style-name="ro1">
          <table:table-cell office:value-type="float" office:value="0.327905" calcext:value-type="float">
            <text:p>0.327905</text:p>
          </table:table-cell>
          <table:table-cell office:value-type="float" office:value="0.302065" calcext:value-type="float">
            <text:p>0.302065</text:p>
          </table:table-cell>
          <table:table-cell/>
        </table:table-row>
        <table:table-row table:style-name="ro1">
          <table:table-cell office:value-type="float" office:value="0.140186" calcext:value-type="float">
            <text:p>0.140186</text:p>
          </table:table-cell>
          <table:table-cell office:value-type="float" office:value="0.317688" calcext:value-type="float">
            <text:p>0.317688</text:p>
          </table:table-cell>
          <table:table-cell/>
        </table:table-row>
        <table:table-row table:style-name="ro1">
          <table:table-cell office:value-type="float" office:value="0.178857" calcext:value-type="float">
            <text:p>0.178857</text:p>
          </table:table-cell>
          <table:table-cell office:value-type="float" office:value="0.326365" calcext:value-type="float">
            <text:p>0.326365</text:p>
          </table:table-cell>
          <table:table-cell/>
        </table:table-row>
        <table:table-row table:style-name="ro1">
          <table:table-cell office:value-type="float" office:value="0.182886" calcext:value-type="float">
            <text:p>0.182886</text:p>
          </table:table-cell>
          <table:table-cell office:value-type="float" office:value="0.317048" calcext:value-type="float">
            <text:p>0.317048</text:p>
          </table:table-cell>
          <table:table-cell/>
        </table:table-row>
        <table:table-row table:style-name="ro1">
          <table:table-cell office:value-type="float" office:value="0.35127" calcext:value-type="float">
            <text:p>0.35127</text:p>
          </table:table-cell>
          <table:table-cell office:value-type="float" office:value="0.295236" calcext:value-type="float">
            <text:p>0.295236</text:p>
          </table:table-cell>
          <table:table-cell/>
        </table:table-row>
        <table:table-row table:style-name="ro1">
          <table:table-cell office:value-type="float" office:value="0.435864" calcext:value-type="float">
            <text:p>0.435864</text:p>
          </table:table-cell>
          <table:table-cell office:value-type="float" office:value="0.274523" calcext:value-type="float">
            <text:p>0.274523</text:p>
          </table:table-cell>
          <table:table-cell/>
        </table:table-row>
        <table:table-row table:style-name="ro1">
          <table:table-cell office:value-type="float" office:value="0.445532" calcext:value-type="float">
            <text:p>0.445532</text:p>
          </table:table-cell>
          <table:table-cell office:value-type="float" office:value="0.268613" calcext:value-type="float">
            <text:p>0.268613</text:p>
          </table:table-cell>
          <table:table-cell/>
        </table:table-row>
        <table:table-row table:style-name="ro1">
          <table:table-cell office:value-type="float" office:value="0.354492" calcext:value-type="float">
            <text:p>0.354492</text:p>
          </table:table-cell>
          <table:table-cell office:value-type="float" office:value="0.28173" calcext:value-type="float">
            <text:p>0.28173</text:p>
          </table:table-cell>
          <table:table-cell/>
        </table:table-row>
        <table:table-row table:style-name="ro1">
          <table:table-cell office:value-type="float" office:value="0.246533" calcext:value-type="float">
            <text:p>0.246533</text:p>
          </table:table-cell>
          <table:table-cell office:value-type="float" office:value="0.30491" calcext:value-type="float">
            <text:p>0.30491</text:p>
          </table:table-cell>
          <table:table-cell/>
        </table:table-row>
        <table:table-row table:style-name="ro1">
          <table:table-cell office:value-type="float" office:value="0.142603" calcext:value-type="float">
            <text:p>0.142603</text:p>
          </table:table-cell>
          <table:table-cell office:value-type="float" office:value="0.323602" calcext:value-type="float">
            <text:p>0.323602</text:p>
          </table:table-cell>
          <table:table-cell/>
        </table:table-row>
        <table:table-row table:style-name="ro1">
          <table:table-cell office:value-type="float" office:value="0.199805" calcext:value-type="float">
            <text:p>0.199805</text:p>
          </table:table-cell>
          <table:table-cell office:value-type="float" office:value="0.326123" calcext:value-type="float">
            <text:p>0.326123</text:p>
          </table:table-cell>
          <table:table-cell/>
        </table:table-row>
        <table:table-row table:style-name="ro1">
          <table:table-cell office:value-type="float" office:value="0.3698" calcext:value-type="float">
            <text:p>0.3698</text:p>
          </table:table-cell>
          <table:table-cell office:value-type="float" office:value="0.311669" calcext:value-type="float">
            <text:p>0.311669</text:p>
          </table:table-cell>
          <table:table-cell/>
        </table:table-row>
        <table:table-row table:style-name="ro1">
          <table:table-cell office:value-type="float" office:value="0.427002" calcext:value-type="float">
            <text:p>0.427002</text:p>
          </table:table-cell>
          <table:table-cell office:value-type="float" office:value="0.293891" calcext:value-type="float">
            <text:p>0.293891</text:p>
          </table:table-cell>
          <table:table-cell/>
        </table:table-row>
        <table:table-row table:style-name="ro1">
          <table:table-cell office:value-type="float" office:value="0.440698" calcext:value-type="float">
            <text:p>0.440698</text:p>
          </table:table-cell>
          <table:table-cell office:value-type="float" office:value="0.288803" calcext:value-type="float">
            <text:p>0.288803</text:p>
          </table:table-cell>
          <table:table-cell/>
        </table:table-row>
        <table:table-row table:style-name="ro1">
          <table:table-cell office:value-type="float" office:value="0.447949" calcext:value-type="float">
            <text:p>0.447949</text:p>
          </table:table-cell>
          <table:table-cell office:value-type="float" office:value="0.300042" calcext:value-type="float">
            <text:p>0.300042</text:p>
          </table:table-cell>
          <table:table-cell/>
        </table:table-row>
        <table:table-row table:style-name="ro1">
          <table:table-cell office:value-type="float" office:value="0.180469" calcext:value-type="float">
            <text:p>0.180469</text:p>
          </table:table-cell>
          <table:table-cell office:value-type="float" office:value="0.322171" calcext:value-type="float">
            <text:p>0.322171</text:p>
          </table:table-cell>
          <table:table-cell/>
        </table:table-row>
        <table:table-row table:style-name="ro1">
          <table:table-cell office:value-type="float" office:value="0.151465" calcext:value-type="float">
            <text:p>0.151465</text:p>
          </table:table-cell>
          <table:table-cell office:value-type="float" office:value="0.34155" calcext:value-type="float">
            <text:p>0.34155</text:p>
          </table:table-cell>
          <table:table-cell/>
        </table:table-row>
        <table:table-row table:style-name="ro1">
          <table:table-cell office:value-type="float" office:value="0.215918" calcext:value-type="float">
            <text:p>0.215918</text:p>
          </table:table-cell>
          <table:table-cell office:value-type="float" office:value="0.341651" calcext:value-type="float">
            <text:p>0.341651</text:p>
          </table:table-cell>
          <table:table-cell/>
        </table:table-row>
        <table:table-row table:style-name="ro1">
          <table:table-cell office:value-type="float" office:value="0.313403" calcext:value-type="float">
            <text:p>0.313403</text:p>
          </table:table-cell>
          <table:table-cell office:value-type="float" office:value="0.323146" calcext:value-type="float">
            <text:p>0.323146</text:p>
          </table:table-cell>
          <table:table-cell/>
        </table:table-row>
        <table:table-row table:style-name="ro1">
          <table:table-cell office:value-type="float" office:value="0.402832" calcext:value-type="float">
            <text:p>0.402832</text:p>
          </table:table-cell>
          <table:table-cell office:value-type="float" office:value="0.301283" calcext:value-type="float">
            <text:p>0.301283</text:p>
          </table:table-cell>
          <table:table-cell/>
        </table:table-row>
        <table:table-row table:style-name="ro1">
          <table:table-cell office:value-type="float" office:value="0.43667" calcext:value-type="float">
            <text:p>0.43667</text:p>
          </table:table-cell>
          <table:table-cell office:value-type="float" office:value="0.289609" calcext:value-type="float">
            <text:p>0.289609</text:p>
          </table:table-cell>
          <table:table-cell/>
        </table:table-row>
        <table:table-row table:style-name="ro1">
          <table:table-cell office:value-type="float" office:value="0.357715" calcext:value-type="float">
            <text:p>0.357715</text:p>
          </table:table-cell>
          <table:table-cell office:value-type="float" office:value="0.293859" calcext:value-type="float">
            <text:p>0.293859</text:p>
          </table:table-cell>
          <table:table-cell/>
        </table:table-row>
        <table:table-row table:style-name="ro1">
          <table:table-cell office:value-type="float" office:value="0.126489" calcext:value-type="float">
            <text:p>0.126489</text:p>
          </table:table-cell>
          <table:table-cell office:value-type="float" office:value="0.30916" calcext:value-type="float">
            <text:p>0.30916</text:p>
          </table:table-cell>
          <table:table-cell/>
        </table:table-row>
        <table:table-row table:style-name="ro1">
          <table:table-cell office:value-type="float" office:value="0.186108" calcext:value-type="float">
            <text:p>0.186108</text:p>
          </table:table-cell>
          <table:table-cell office:value-type="float" office:value="0.319336" calcext:value-type="float">
            <text:p>0.319336</text:p>
          </table:table-cell>
          <table:table-cell/>
        </table:table-row>
        <table:table-row table:style-name="ro1">
          <table:table-cell office:value-type="float" office:value="0.261035" calcext:value-type="float">
            <text:p>0.261035</text:p>
          </table:table-cell>
          <table:table-cell office:value-type="float" office:value="0.311953" calcext:value-type="float">
            <text:p>0.311953</text:p>
          </table:table-cell>
          <table:table-cell/>
        </table:table-row>
        <table:table-row table:style-name="ro1">
          <table:table-cell office:value-type="float" office:value="0.332739" calcext:value-type="float">
            <text:p>0.332739</text:p>
          </table:table-cell>
          <table:table-cell office:value-type="float" office:value="0.294046" calcext:value-type="float">
            <text:p>0.294046</text:p>
          </table:table-cell>
          <table:table-cell/>
        </table:table-row>
        <table:table-row table:style-name="ro1">
          <table:table-cell office:value-type="float" office:value="0.46084" calcext:value-type="float">
            <text:p>0.46084</text:p>
          </table:table-cell>
          <table:table-cell office:value-type="float" office:value="0.279795" calcext:value-type="float">
            <text:p>0.279795</text:p>
          </table:table-cell>
          <table:table-cell/>
        </table:table-row>
        <table:table-row table:style-name="ro1">
          <table:table-cell office:value-type="float" office:value="0.423779" calcext:value-type="float">
            <text:p>0.423779</text:p>
          </table:table-cell>
          <table:table-cell office:value-type="float" office:value="0.278936" calcext:value-type="float">
            <text:p>0.278936</text:p>
          </table:table-cell>
          <table:table-cell/>
        </table:table-row>
        <table:table-row table:style-name="ro1">
          <table:table-cell office:value-type="float" office:value="0.3698" calcext:value-type="float">
            <text:p>0.3698</text:p>
          </table:table-cell>
          <table:table-cell office:value-type="float" office:value="0.294134" calcext:value-type="float">
            <text:p>0.294134</text:p>
          </table:table-cell>
          <table:table-cell/>
        </table:table-row>
        <table:table-row table:style-name="ro1">
          <table:table-cell office:value-type="float" office:value="0.125684" calcext:value-type="float">
            <text:p>0.125684</text:p>
          </table:table-cell>
          <table:table-cell office:value-type="float" office:value="0.317067" calcext:value-type="float">
            <text:p>0.317067</text:p>
          </table:table-cell>
          <table:table-cell/>
        </table:table-row>
        <table:table-row table:style-name="ro1">
          <table:table-cell office:value-type="float" office:value="0.150659" calcext:value-type="float">
            <text:p>0.150659</text:p>
          </table:table-cell>
          <table:table-cell office:value-type="float" office:value="0.331133" calcext:value-type="float">
            <text:p>0.331133</text:p>
          </table:table-cell>
          <table:table-cell/>
        </table:table-row>
        <table:table-row table:style-name="ro1">
          <table:table-cell office:value-type="float" office:value="0.252979" calcext:value-type="float">
            <text:p>0.252979</text:p>
          </table:table-cell>
          <table:table-cell office:value-type="float" office:value="0.324021" calcext:value-type="float">
            <text:p>0.324021</text:p>
          </table:table-cell>
          <table:table-cell/>
        </table:table-row>
        <table:table-row table:style-name="ro1">
          <table:table-cell office:value-type="float" office:value="0.323877" calcext:value-type="float">
            <text:p>0.323877</text:p>
          </table:table-cell>
          <table:table-cell office:value-type="float" office:value="0.302708" calcext:value-type="float">
            <text:p>0.302708</text:p>
          </table:table-cell>
          <table:table-cell/>
        </table:table-row>
        <table:table-row table:style-name="ro1">
          <table:table-cell office:value-type="float" office:value="0.433447" calcext:value-type="float">
            <text:p>0.433447</text:p>
          </table:table-cell>
          <table:table-cell office:value-type="float" office:value="0.283808" calcext:value-type="float">
            <text:p>0.283808</text:p>
          </table:table-cell>
          <table:table-cell/>
        </table:table-row>
        <table:table-row table:style-name="ro1">
          <table:table-cell office:value-type="float" office:value="0.440698" calcext:value-type="float">
            <text:p>0.440698</text:p>
          </table:table-cell>
          <table:table-cell office:value-type="float" office:value="0.27829" calcext:value-type="float">
            <text:p>0.27829</text:p>
          </table:table-cell>
          <table:table-cell/>
        </table:table-row>
        <table:table-row table:style-name="ro1">
          <table:table-cell office:value-type="float" office:value="0.389941" calcext:value-type="float">
            <text:p>0.389941</text:p>
          </table:table-cell>
          <table:table-cell office:value-type="float" office:value="0.289525" calcext:value-type="float">
            <text:p>0.289525</text:p>
          </table:table-cell>
          <table:table-cell/>
        </table:table-row>
        <table:table-row table:style-name="ro1">
          <table:table-cell office:value-type="float" office:value="0.149048" calcext:value-type="float">
            <text:p>0.149048</text:p>
          </table:table-cell>
          <table:table-cell office:value-type="float" office:value="0.311385" calcext:value-type="float">
            <text:p>0.311385</text:p>
          </table:table-cell>
          <table:table-cell/>
        </table:table-row>
        <table:table-row table:style-name="ro1">
          <table:table-cell office:value-type="float" office:value="0.207861" calcext:value-type="float">
            <text:p>0.207861</text:p>
          </table:table-cell>
          <table:table-cell office:value-type="float" office:value="0.3277" calcext:value-type="float">
            <text:p>0.3277</text:p>
          </table:table-cell>
          <table:table-cell/>
        </table:table-row>
        <table:table-row table:style-name="ro1">
          <table:table-cell office:value-type="float" office:value="0.300513" calcext:value-type="float">
            <text:p>0.300513</text:p>
          </table:table-cell>
          <table:table-cell office:value-type="float" office:value="0.325751" calcext:value-type="float">
            <text:p>0.325751</text:p>
          </table:table-cell>
          <table:table-cell/>
        </table:table-row>
        <table:table-row table:style-name="ro1">
          <table:table-cell office:value-type="float" office:value="0.394775" calcext:value-type="float">
            <text:p>0.394775</text:p>
          </table:table-cell>
          <table:table-cell office:value-type="float" office:value="0.312438" calcext:value-type="float">
            <text:p>0.312438</text:p>
          </table:table-cell>
          <table:table-cell/>
        </table:table-row>
        <table:table-row table:style-name="ro1">
          <table:table-cell office:value-type="float" office:value="0.475342" calcext:value-type="float">
            <text:p>0.475342</text:p>
          </table:table-cell>
          <table:table-cell office:value-type="float" office:value="0.303372" calcext:value-type="float">
            <text:p>0.303372</text:p>
          </table:table-cell>
          <table:table-cell/>
        </table:table-row>
        <table:table-row table:style-name="ro1">
          <table:table-cell office:value-type="float" office:value="0.43103" calcext:value-type="float">
            <text:p>0.43103</text:p>
          </table:table-cell>
          <table:table-cell office:value-type="float" office:value="0.30789" calcext:value-type="float">
            <text:p>0.30789</text:p>
          </table:table-cell>
          <table:table-cell/>
        </table:table-row>
        <table:table-row table:style-name="ro1">
          <table:table-cell office:value-type="float" office:value="0.253784" calcext:value-type="float">
            <text:p>0.253784</text:p>
          </table:table-cell>
          <table:table-cell office:value-type="float" office:value="0.32576" calcext:value-type="float">
            <text:p>0.32576</text:p>
          </table:table-cell>
          <table:table-cell/>
        </table:table-row>
        <table:table-row table:style-name="ro1">
          <table:table-cell office:value-type="float" office:value="0.127295" calcext:value-type="float">
            <text:p>0.127295</text:p>
          </table:table-cell>
          <table:table-cell office:value-type="float" office:value="0.344309" calcext:value-type="float">
            <text:p>0.344309</text:p>
          </table:table-cell>
          <table:table-cell/>
        </table:table-row>
        <table:table-row table:style-name="ro1">
          <table:table-cell office:value-type="float" office:value="0.273926" calcext:value-type="float">
            <text:p>0.273926</text:p>
          </table:table-cell>
          <table:table-cell office:value-type="float" office:value="0.346552" calcext:value-type="float">
            <text:p>0.346552</text:p>
          </table:table-cell>
          <table:table-cell/>
        </table:table-row>
        <table:table-row table:style-name="ro1">
          <table:table-cell office:value-type="float" office:value="0.241699" calcext:value-type="float">
            <text:p>0.241699</text:p>
          </table:table-cell>
          <table:table-cell office:value-type="float" office:value="0.331076" calcext:value-type="float">
            <text:p>0.331076</text:p>
          </table:table-cell>
          <table:table-cell/>
        </table:table-row>
        <table:table-row table:style-name="ro1">
          <table:table-cell office:value-type="float" office:value="0.350464" calcext:value-type="float">
            <text:p>0.350464</text:p>
          </table:table-cell>
          <table:table-cell office:value-type="float" office:value="0.310664" calcext:value-type="float">
            <text:p>0.310664</text:p>
          </table:table-cell>
          <table:table-cell/>
        </table:table-row>
        <table:table-row table:style-name="ro1">
          <table:table-cell office:value-type="float" office:value="0.429419" calcext:value-type="float">
            <text:p>0.429419</text:p>
          </table:table-cell>
          <table:table-cell office:value-type="float" office:value="0.29496" calcext:value-type="float">
            <text:p>0.29496</text:p>
          </table:table-cell>
          <table:table-cell/>
        </table:table-row>
        <table:table-row table:style-name="ro1">
          <table:table-cell office:value-type="float" office:value="0.460034" calcext:value-type="float">
            <text:p>0.460034</text:p>
          </table:table-cell>
          <table:table-cell office:value-type="float" office:value="0.291129" calcext:value-type="float">
            <text:p>0.291129</text:p>
          </table:table-cell>
          <table:table-cell/>
        </table:table-row>
        <table:table-row table:style-name="ro1">
          <table:table-cell office:value-type="float" office:value="0.38833" calcext:value-type="float">
            <text:p>0.38833</text:p>
          </table:table-cell>
          <table:table-cell office:value-type="float" office:value="0.302981" calcext:value-type="float">
            <text:p>0.302981</text:p>
          </table:table-cell>
          <table:table-cell/>
        </table:table-row>
        <table:table-row table:style-name="ro1">
          <table:table-cell office:value-type="float" office:value="0.281177" calcext:value-type="float">
            <text:p>0.281177</text:p>
          </table:table-cell>
          <table:table-cell office:value-type="float" office:value="0.324623" calcext:value-type="float">
            <text:p>0.324623</text:p>
          </table:table-cell>
          <table:table-cell/>
        </table:table-row>
        <table:table-row table:style-name="ro1">
          <table:table-cell office:value-type="float" office:value="0.167578" calcext:value-type="float">
            <text:p>0.167578</text:p>
          </table:table-cell>
          <table:table-cell office:value-type="float" office:value="0.343472" calcext:value-type="float">
            <text:p>0.343472</text:p>
          </table:table-cell>
          <table:table-cell/>
        </table:table-row>
        <table:table-row table:style-name="ro1">
          <table:table-cell office:value-type="float" office:value="0.165967" calcext:value-type="float">
            <text:p>0.165967</text:p>
          </table:table-cell>
          <table:table-cell office:value-type="float" office:value="0.347443" calcext:value-type="float">
            <text:p>0.347443</text:p>
          </table:table-cell>
          <table:table-cell/>
        </table:table-row>
        <table:table-row table:style-name="ro1">
          <table:table-cell office:value-type="float" office:value="0.303735" calcext:value-type="float">
            <text:p>0.303735</text:p>
          </table:table-cell>
          <table:table-cell office:value-type="float" office:value="0.332878" calcext:value-type="float">
            <text:p>0.332878</text:p>
          </table:table-cell>
          <table:table-cell/>
        </table:table-row>
        <table:table-row table:style-name="ro1">
          <table:table-cell office:value-type="float" office:value="0.298096" calcext:value-type="float">
            <text:p>0.298096</text:p>
          </table:table-cell>
          <table:table-cell office:value-type="float" office:value="0.309641" calcext:value-type="float">
            <text:p>0.309641</text:p>
          </table:table-cell>
          <table:table-cell/>
        </table:table-row>
        <table:table-row table:style-name="ro1">
          <table:table-cell office:value-type="float" office:value="0.400415" calcext:value-type="float">
            <text:p>0.400415</text:p>
          </table:table-cell>
          <table:table-cell office:value-type="float" office:value="0.291375" calcext:value-type="float">
            <text:p>0.291375</text:p>
          </table:table-cell>
          <table:table-cell/>
        </table:table-row>
        <table:table-row table:style-name="ro1">
          <table:table-cell office:value-type="float" office:value="0.447949" calcext:value-type="float">
            <text:p>0.447949</text:p>
          </table:table-cell>
          <table:table-cell office:value-type="float" office:value="0.284445" calcext:value-type="float">
            <text:p>0.284445</text:p>
          </table:table-cell>
          <table:table-cell/>
        </table:table-row>
        <table:table-row table:style-name="ro1">
          <table:table-cell office:value-type="float" office:value="0.413306" calcext:value-type="float">
            <text:p>0.413306</text:p>
          </table:table-cell>
          <table:table-cell office:value-type="float" office:value="0.291808" calcext:value-type="float">
            <text:p>0.291808</text:p>
          </table:table-cell>
          <table:table-cell/>
        </table:table-row>
        <table:table-row table:style-name="ro1">
          <table:table-cell office:value-type="float" office:value="0.29165" calcext:value-type="float">
            <text:p>0.29165</text:p>
          </table:table-cell>
          <table:table-cell office:value-type="float" office:value="0.311276" calcext:value-type="float">
            <text:p>0.311276</text:p>
          </table:table-cell>
          <table:table-cell/>
        </table:table-row>
        <table:table-row table:style-name="ro1">
          <table:table-cell office:value-type="float" office:value="0.161938" calcext:value-type="float">
            <text:p>0.161938</text:p>
          </table:table-cell>
          <table:table-cell office:value-type="float" office:value="0.331681" calcext:value-type="float">
            <text:p>0.331681</text:p>
          </table:table-cell>
          <table:table-cell/>
        </table:table-row>
        <table:table-row table:style-name="ro1">
          <table:table-cell office:value-type="float" office:value="0.259424" calcext:value-type="float">
            <text:p>0.259424</text:p>
          </table:table-cell>
          <table:table-cell office:value-type="float" office:value="0.339002" calcext:value-type="float">
            <text:p>0.339002</text:p>
          </table:table-cell>
          <table:table-cell/>
        </table:table-row>
        <table:table-row table:style-name="ro1">
          <table:table-cell office:value-type="float" office:value="0.257812" calcext:value-type="float">
            <text:p>0.257812</text:p>
          </table:table-cell>
          <table:table-cell office:value-type="float" office:value="0.329929" calcext:value-type="float">
            <text:p>0.329929</text:p>
          </table:table-cell>
          <table:table-cell/>
        </table:table-row>
        <table:table-row table:style-name="ro1">
          <table:table-cell office:value-type="float" office:value="0.377051" calcext:value-type="float">
            <text:p>0.377051</text:p>
          </table:table-cell>
          <table:table-cell office:value-type="float" office:value="0.314011" calcext:value-type="float">
            <text:p>0.314011</text:p>
          </table:table-cell>
          <table:table-cell/>
        </table:table-row>
        <table:table-row table:style-name="ro1">
          <table:table-cell office:value-type="float" office:value="0.452783" calcext:value-type="float">
            <text:p>0.452783</text:p>
          </table:table-cell>
          <table:table-cell office:value-type="float" office:value="0.301805" calcext:value-type="float">
            <text:p>0.301805</text:p>
          </table:table-cell>
          <table:table-cell/>
        </table:table-row>
        <table:table-row table:style-name="ro1">
          <table:table-cell office:value-type="float" office:value="0.411694" calcext:value-type="float">
            <text:p>0.411694</text:p>
          </table:table-cell>
          <table:table-cell office:value-type="float" office:value="0.301848" calcext:value-type="float">
            <text:p>0.301848</text:p>
          </table:table-cell>
          <table:table-cell/>
        </table:table-row>
        <table:table-row table:style-name="ro1">
          <table:table-cell office:value-type="float" office:value="0.304541" calcext:value-type="float">
            <text:p>0.304541</text:p>
          </table:table-cell>
          <table:table-cell office:value-type="float" office:value="0.315473" calcext:value-type="float">
            <text:p>0.315473</text:p>
          </table:table-cell>
          <table:table-cell/>
        </table:table-row>
        <table:table-row table:style-name="ro1">
          <table:table-cell office:value-type="float" office:value="0.127295" calcext:value-type="float">
            <text:p>0.127295</text:p>
          </table:table-cell>
          <table:table-cell office:value-type="float" office:value="0.332387" calcext:value-type="float">
            <text:p>0.332387</text:p>
          </table:table-cell>
          <table:table-cell/>
        </table:table-row>
        <table:table-row table:style-name="ro1">
          <table:table-cell office:value-type="float" office:value="0.151465" calcext:value-type="float">
            <text:p>0.151465</text:p>
          </table:table-cell>
          <table:table-cell office:value-type="float" office:value="0.337286" calcext:value-type="float">
            <text:p>0.337286</text:p>
          </table:table-cell>
          <table:table-cell/>
        </table:table-row>
        <table:table-row table:style-name="ro1">
          <table:table-cell office:value-type="float" office:value="0.241699" calcext:value-type="float">
            <text:p>0.241699</text:p>
          </table:table-cell>
          <table:table-cell office:value-type="float" office:value="0.322401" calcext:value-type="float">
            <text:p>0.322401</text:p>
          </table:table-cell>
          <table:table-cell/>
        </table:table-row>
        <table:table-row table:style-name="ro1">
          <table:table-cell office:value-type="float" office:value="0.370605" calcext:value-type="float">
            <text:p>0.370605</text:p>
          </table:table-cell>
          <table:table-cell office:value-type="float" office:value="0.296481" calcext:value-type="float">
            <text:p>0.296481</text:p>
          </table:table-cell>
          <table:table-cell/>
        </table:table-row>
        <table:table-row table:style-name="ro1">
          <table:table-cell office:value-type="float" office:value="0.4125" calcext:value-type="float">
            <text:p>0.4125</text:p>
          </table:table-cell>
          <table:table-cell office:value-type="float" office:value="0.276269" calcext:value-type="float">
            <text:p>0.276269</text:p>
          </table:table-cell>
          <table:table-cell/>
        </table:table-row>
        <table:table-row table:style-name="ro1">
          <table:table-cell office:value-type="float" office:value="0.444727" calcext:value-type="float">
            <text:p>0.444727</text:p>
          </table:table-cell>
          <table:table-cell office:value-type="float" office:value="0.272525" calcext:value-type="float">
            <text:p>0.272525</text:p>
          </table:table-cell>
          <table:table-cell/>
        </table:table-row>
        <table:table-row table:style-name="ro1">
          <table:table-cell office:value-type="float" office:value="0.47373" calcext:value-type="float">
            <text:p>0.47373</text:p>
          </table:table-cell>
          <table:table-cell office:value-type="float" office:value="0.285692" calcext:value-type="float">
            <text:p>0.285692</text:p>
          </table:table-cell>
          <table:table-cell/>
        </table:table-row>
        <table:table-row table:style-name="ro1">
          <table:table-cell office:value-type="float" office:value="0.279565" calcext:value-type="float">
            <text:p>0.279565</text:p>
          </table:table-cell>
          <table:table-cell office:value-type="float" office:value="0.311091" calcext:value-type="float">
            <text:p>0.311091</text:p>
          </table:table-cell>
          <table:table-cell/>
        </table:table-row>
        <table:table-row table:style-name="ro1">
          <table:table-cell office:value-type="float" office:value="0.188525" calcext:value-type="float">
            <text:p>0.188525</text:p>
          </table:table-cell>
          <table:table-cell office:value-type="float" office:value="0.337937" calcext:value-type="float">
            <text:p>0.337937</text:p>
          </table:table-cell>
          <table:table-cell/>
        </table:table-row>
        <table:table-row table:style-name="ro1">
          <table:table-cell office:value-type="float" office:value="0.174829" calcext:value-type="float">
            <text:p>0.174829</text:p>
          </table:table-cell>
          <table:table-cell office:value-type="float" office:value="0.350095" calcext:value-type="float">
            <text:p>0.350095</text:p>
          </table:table-cell>
          <table:table-cell/>
        </table:table-row>
        <table:table-row table:style-name="ro1">
          <table:table-cell office:value-type="float" office:value="0.260229" calcext:value-type="float">
            <text:p>0.260229</text:p>
          </table:table-cell>
          <table:table-cell office:value-type="float" office:value="0.341409" calcext:value-type="float">
            <text:p>0.341409</text:p>
          </table:table-cell>
          <table:table-cell/>
        </table:table-row>
        <table:table-row table:style-name="ro1">
          <table:table-cell office:value-type="float" office:value="0.234448" calcext:value-type="float">
            <text:p>0.234448</text:p>
          </table:table-cell>
          <table:table-cell office:value-type="float" office:value="0.320536" calcext:value-type="float">
            <text:p>0.320536</text:p>
          </table:table-cell>
          <table:table-cell/>
        </table:table-row>
        <table:table-row table:style-name="ro1">
          <table:table-cell office:value-type="float" office:value="0.374634" calcext:value-type="float">
            <text:p>0.374634</text:p>
          </table:table-cell>
          <table:table-cell office:value-type="float" office:value="0.298492" calcext:value-type="float">
            <text:p>0.298492</text:p>
          </table:table-cell>
          <table:table-cell/>
        </table:table-row>
        <table:table-row table:style-name="ro1">
          <table:table-cell office:value-type="float" office:value="0.435059" calcext:value-type="float">
            <text:p>0.435059</text:p>
          </table:table-cell>
          <table:table-cell office:value-type="float" office:value="0.283073" calcext:value-type="float">
            <text:p>0.283073</text:p>
          </table:table-cell>
          <table:table-cell/>
        </table:table-row>
        <table:table-row table:style-name="ro1">
          <table:table-cell office:value-type="float" office:value="0.443115" calcext:value-type="float">
            <text:p>0.443115</text:p>
          </table:table-cell>
          <table:table-cell office:value-type="float" office:value="0.282036" calcext:value-type="float">
            <text:p>0.282036</text:p>
          </table:table-cell>
          <table:table-cell/>
        </table:table-row>
        <table:table-row table:style-name="ro1">
          <table:table-cell office:value-type="float" office:value="0.411694" calcext:value-type="float">
            <text:p>0.411694</text:p>
          </table:table-cell>
          <table:table-cell office:value-type="float" office:value="0.297057" calcext:value-type="float">
            <text:p>0.297057</text:p>
          </table:table-cell>
          <table:table-cell/>
        </table:table-row>
        <table:table-row table:style-name="ro1">
          <table:table-cell office:value-type="float" office:value="0.191748" calcext:value-type="float">
            <text:p>0.191748</text:p>
          </table:table-cell>
          <table:table-cell office:value-type="float" office:value="0.321086" calcext:value-type="float">
            <text:p>0.321086</text:p>
          </table:table-cell>
          <table:table-cell/>
        </table:table-row>
        <table:table-row table:style-name="ro1">
          <table:table-cell office:value-type="float" office:value="0.217529" calcext:value-type="float">
            <text:p>0.217529</text:p>
          </table:table-cell>
          <table:table-cell office:value-type="float" office:value="0.340064" calcext:value-type="float">
            <text:p>0.340064</text:p>
          </table:table-cell>
          <table:table-cell/>
        </table:table-row>
        <table:table-row table:style-name="ro1">
          <table:table-cell office:value-type="float" office:value="0.171606" calcext:value-type="float">
            <text:p>0.171606</text:p>
          </table:table-cell>
          <table:table-cell office:value-type="float" office:value="0.341555" calcext:value-type="float">
            <text:p>0.341555</text:p>
          </table:table-cell>
          <table:table-cell/>
        </table:table-row>
        <table:table-row table:style-name="ro1">
          <table:table-cell office:value-type="float" office:value="0.253784" calcext:value-type="float">
            <text:p>0.253784</text:p>
          </table:table-cell>
          <table:table-cell office:value-type="float" office:value="0.326634" calcext:value-type="float">
            <text:p>0.326634</text:p>
          </table:table-cell>
          <table:table-cell/>
        </table:table-row>
        <table:table-row table:style-name="ro1">
          <table:table-cell office:value-type="float" office:value="0.320654" calcext:value-type="float">
            <text:p>0.320654</text:p>
          </table:table-cell>
          <table:table-cell office:value-type="float" office:value="0.304199" calcext:value-type="float">
            <text:p>0.304199</text:p>
          </table:table-cell>
          <table:table-cell/>
        </table:table-row>
        <table:table-row table:style-name="ro1">
          <table:table-cell office:value-type="float" office:value="0.415723" calcext:value-type="float">
            <text:p>0.415723</text:p>
          </table:table-cell>
          <table:table-cell office:value-type="float" office:value="0.285013" calcext:value-type="float">
            <text:p>0.285013</text:p>
          </table:table-cell>
          <table:table-cell/>
        </table:table-row>
        <table:table-row table:style-name="ro1">
          <table:table-cell office:value-type="float" office:value="0.475342" calcext:value-type="float">
            <text:p>0.475342</text:p>
          </table:table-cell>
          <table:table-cell office:value-type="float" office:value="0.278543" calcext:value-type="float">
            <text:p>0.278543</text:p>
          </table:table-cell>
          <table:table-cell/>
        </table:table-row>
        <table:table-row table:style-name="ro1">
          <table:table-cell office:value-type="float" office:value="0.43103" calcext:value-type="float">
            <text:p>0.43103</text:p>
          </table:table-cell>
          <table:table-cell office:value-type="float" office:value="0.289079" calcext:value-type="float">
            <text:p>0.289079</text:p>
          </table:table-cell>
          <table:table-cell/>
        </table:table-row>
        <table:table-row table:style-name="ro1">
          <table:table-cell office:value-type="float" office:value="0.319849" calcext:value-type="float">
            <text:p>0.319849</text:p>
          </table:table-cell>
          <table:table-cell office:value-type="float" office:value="0.313161" calcext:value-type="float">
            <text:p>0.313161</text:p>
          </table:table-cell>
          <table:table-cell/>
        </table:table-row>
        <table:table-row table:style-name="ro1">
          <table:table-cell office:value-type="float" office:value="0.123267" calcext:value-type="float">
            <text:p>0.123267</text:p>
          </table:table-cell>
          <table:table-cell office:value-type="float" office:value="0.338602" calcext:value-type="float">
            <text:p>0.338602</text:p>
          </table:table-cell>
          <table:table-cell/>
        </table:table-row>
        <table:table-row table:style-name="ro1">
          <table:table-cell office:value-type="float" office:value="0.203833" calcext:value-type="float">
            <text:p>0.203833</text:p>
          </table:table-cell>
          <table:table-cell office:value-type="float" office:value="0.349094" calcext:value-type="float">
            <text:p>0.349094</text:p>
          </table:table-cell>
          <table:table-cell/>
        </table:table-row>
        <table:table-row table:style-name="ro1">
          <table:table-cell office:value-type="float" office:value="0.261841" calcext:value-type="float">
            <text:p>0.261841</text:p>
          </table:table-cell>
          <table:table-cell office:value-type="float" office:value="0.337839" calcext:value-type="float">
            <text:p>0.337839</text:p>
          </table:table-cell>
          <table:table-cell/>
        </table:table-row>
        <table:table-row table:style-name="ro1">
          <table:table-cell office:value-type="float" office:value="0.298096" calcext:value-type="float">
            <text:p>0.298096</text:p>
          </table:table-cell>
          <table:table-cell office:value-type="float" office:value="0.315697" calcext:value-type="float">
            <text:p>0.315697</text:p>
          </table:table-cell>
          <table:table-cell/>
        </table:table-row>
        <table:table-row table:style-name="ro1">
          <table:table-cell office:value-type="float" office:value="0.435864" calcext:value-type="float">
            <text:p>0.435864</text:p>
          </table:table-cell>
          <table:table-cell office:value-type="float" office:value="0.296121" calcext:value-type="float">
            <text:p>0.296121</text:p>
          </table:table-cell>
          <table:table-cell/>
        </table:table-row>
        <table:table-row table:style-name="ro1">
          <table:table-cell office:value-type="float" office:value="0.423779" calcext:value-type="float">
            <text:p>0.423779</text:p>
          </table:table-cell>
          <table:table-cell office:value-type="float" office:value="0.287714" calcext:value-type="float">
            <text:p>0.287714</text:p>
          </table:table-cell>
          <table:table-cell/>
        </table:table-row>
        <table:table-row table:style-name="ro1">
          <table:table-cell office:value-type="float" office:value="0.307764" calcext:value-type="float">
            <text:p>0.307764</text:p>
          </table:table-cell>
          <table:table-cell office:value-type="float" office:value="0.295146" calcext:value-type="float">
            <text:p>0.295146</text:p>
          </table:table-cell>
          <table:table-cell/>
        </table:table-row>
        <table:table-row table:style-name="ro1">
          <table:table-cell office:value-type="float" office:value="0.116821" calcext:value-type="float">
            <text:p>0.116821</text:p>
          </table:table-cell>
          <table:table-cell office:value-type="float" office:value="0.310981" calcext:value-type="float">
            <text:p>0.310981</text:p>
          </table:table-cell>
          <table:table-cell/>
        </table:table-row>
        <table:table-row table:style-name="ro1">
          <table:table-cell office:value-type="float" office:value="0.194971" calcext:value-type="float">
            <text:p>0.194971</text:p>
          </table:table-cell>
          <table:table-cell office:value-type="float" office:value="0.317856" calcext:value-type="float">
            <text:p>0.317856</text:p>
          </table:table-cell>
          <table:table-cell/>
        </table:table-row>
        <table:table-row table:style-name="ro1">
          <table:table-cell office:value-type="float" office:value="0.282788" calcext:value-type="float">
            <text:p>0.282788</text:p>
          </table:table-cell>
          <table:table-cell office:value-type="float" office:value="0.307015" calcext:value-type="float">
            <text:p>0.307015</text:p>
          </table:table-cell>
          <table:table-cell/>
        </table:table-row>
        <table:table-row table:style-name="ro1">
          <table:table-cell office:value-type="float" office:value="0.390747" calcext:value-type="float">
            <text:p>0.390747</text:p>
          </table:table-cell>
          <table:table-cell office:value-type="float" office:value="0.28846" calcext:value-type="float">
            <text:p>0.28846</text:p>
          </table:table-cell>
          <table:table-cell/>
        </table:table-row>
        <table:table-row table:style-name="ro1">
          <table:table-cell office:value-type="float" office:value="0.476953" calcext:value-type="float">
            <text:p>0.476953</text:p>
          </table:table-cell>
          <table:table-cell office:value-type="float" office:value="0.277529" calcext:value-type="float">
            <text:p>0.277529</text:p>
          </table:table-cell>
          <table:table-cell/>
        </table:table-row>
        <table:table-row table:style-name="ro1">
          <table:table-cell office:value-type="float" office:value="0.410889" calcext:value-type="float">
            <text:p>0.410889</text:p>
          </table:table-cell>
          <table:table-cell office:value-type="float" office:value="0.283158" calcext:value-type="float">
            <text:p>0.283158</text:p>
          </table:table-cell>
          <table:table-cell/>
        </table:table-row>
        <table:table-row table:style-name="ro1">
          <table:table-cell office:value-type="float" office:value="0.232031" calcext:value-type="float">
            <text:p>0.232031</text:p>
          </table:table-cell>
          <table:table-cell office:value-type="float" office:value="0.303849" calcext:value-type="float">
            <text:p>0.303849</text:p>
          </table:table-cell>
          <table:table-cell/>
        </table:table-row>
        <table:table-row table:style-name="ro1">
          <table:table-cell office:value-type="float" office:value="0.148242" calcext:value-type="float">
            <text:p>0.148242</text:p>
          </table:table-cell>
          <table:table-cell office:value-type="float" office:value="0.324812" calcext:value-type="float">
            <text:p>0.324812</text:p>
          </table:table-cell>
          <table:table-cell/>
        </table:table-row>
        <table:table-row table:style-name="ro1">
          <table:table-cell office:value-type="float" office:value="0.280371" calcext:value-type="float">
            <text:p>0.280371</text:p>
          </table:table-cell>
          <table:table-cell office:value-type="float" office:value="0.329454" calcext:value-type="float">
            <text:p>0.329454</text:p>
          </table:table-cell>
          <table:table-cell/>
        </table:table-row>
        <table:table-row table:style-name="ro1">
          <table:table-cell office:value-type="float" office:value="0.317432" calcext:value-type="float">
            <text:p>0.317432</text:p>
          </table:table-cell>
          <table:table-cell office:value-type="float" office:value="0.318031" calcext:value-type="float">
            <text:p>0.318031</text:p>
          </table:table-cell>
          <table:table-cell/>
        </table:table-row>
        <table:table-row table:style-name="ro1">
          <table:table-cell office:value-type="float" office:value="0.427808" calcext:value-type="float">
            <text:p>0.427808</text:p>
          </table:table-cell>
          <table:table-cell office:value-type="float" office:value="0.304507" calcext:value-type="float">
            <text:p>0.304507</text:p>
          </table:table-cell>
          <table:table-cell/>
        </table:table-row>
        <table:table-row table:style-name="ro1">
          <table:table-cell office:value-type="float" office:value="0.477759" calcext:value-type="float">
            <text:p>0.477759</text:p>
          </table:table-cell>
          <table:table-cell office:value-type="float" office:value="0.300087" calcext:value-type="float">
            <text:p>0.300087</text:p>
          </table:table-cell>
          <table:table-cell/>
        </table:table-row>
        <table:table-row table:style-name="ro1">
          <table:table-cell office:value-type="float" office:value="0.414111" calcext:value-type="float">
            <text:p>0.414111</text:p>
          </table:table-cell>
          <table:table-cell office:value-type="float" office:value="0.310078" calcext:value-type="float">
            <text:p>0.310078</text:p>
          </table:table-cell>
          <table:table-cell/>
        </table:table-row>
        <table:table-row table:style-name="ro1">
          <table:table-cell office:value-type="float" office:value="0.253784" calcext:value-type="float">
            <text:p>0.253784</text:p>
          </table:table-cell>
          <table:table-cell office:value-type="float" office:value="0.331499" calcext:value-type="float">
            <text:p>0.331499</text:p>
          </table:table-cell>
          <table:table-cell/>
        </table:table-row>
        <table:table-row table:style-name="ro1">
          <table:table-cell office:value-type="float" office:value="0.122461" calcext:value-type="float">
            <text:p>0.122461</text:p>
          </table:table-cell>
          <table:table-cell office:value-type="float" office:value="0.350619" calcext:value-type="float">
            <text:p>0.350619</text:p>
          </table:table-cell>
          <table:table-cell/>
        </table:table-row>
        <table:table-row table:style-name="ro1">
          <table:table-cell office:value-type="float" office:value="0.223975" calcext:value-type="float">
            <text:p>0.223975</text:p>
          </table:table-cell>
          <table:table-cell office:value-type="float" office:value="0.351887" calcext:value-type="float">
            <text:p>0.351887</text:p>
          </table:table-cell>
          <table:table-cell/>
        </table:table-row>
        <table:table-row table:style-name="ro1">
          <table:table-cell office:value-type="float" office:value="0.189331" calcext:value-type="float">
            <text:p>0.189331</text:p>
          </table:table-cell>
          <table:table-cell office:value-type="float" office:value="0.333582" calcext:value-type="float">
            <text:p>0.333582</text:p>
          </table:table-cell>
          <table:table-cell/>
        </table:table-row>
        <table:table-row table:style-name="ro1">
          <table:table-cell office:value-type="float" office:value="0.304541" calcext:value-type="float">
            <text:p>0.304541</text:p>
          </table:table-cell>
          <table:table-cell office:value-type="float" office:value="0.306852" calcext:value-type="float">
            <text:p>0.306852</text:p>
          </table:table-cell>
          <table:table-cell/>
        </table:table-row>
        <table:table-row table:style-name="ro1">
          <table:table-cell office:value-type="float" office:value="0.375439" calcext:value-type="float">
            <text:p>0.375439</text:p>
          </table:table-cell>
          <table:table-cell office:value-type="float" office:value="0.282272" calcext:value-type="float">
            <text:p>0.282272</text:p>
          </table:table-cell>
          <table:table-cell/>
        </table:table-row>
        <table:table-row table:style-name="ro1">
          <table:table-cell office:value-type="float" office:value="0.464062" calcext:value-type="float">
            <text:p>0.464062</text:p>
          </table:table-cell>
          <table:table-cell office:value-type="float" office:value="0.269121" calcext:value-type="float">
            <text:p>0.269121</text:p>
          </table:table-cell>
          <table:table-cell/>
        </table:table-row>
        <table:table-row table:style-name="ro1">
          <table:table-cell office:value-type="float" office:value="0.432642" calcext:value-type="float">
            <text:p>0.432642</text:p>
          </table:table-cell>
          <table:table-cell office:value-type="float" office:value="0.273779" calcext:value-type="float">
            <text:p>0.273779</text:p>
          </table:table-cell>
          <table:table-cell/>
        </table:table-row>
        <table:table-row table:style-name="ro1">
          <table:table-cell office:value-type="float" office:value="0.246533" calcext:value-type="float">
            <text:p>0.246533</text:p>
          </table:table-cell>
          <table:table-cell office:value-type="float" office:value="0.294407" calcext:value-type="float">
            <text:p>0.294407</text:p>
          </table:table-cell>
          <table:table-cell/>
        </table:table-row>
        <table:table-row table:style-name="ro1">
          <table:table-cell office:value-type="float" office:value="0.17644" calcext:value-type="float">
            <text:p>0.17644</text:p>
          </table:table-cell>
          <table:table-cell office:value-type="float" office:value="0.317641" calcext:value-type="float">
            <text:p>0.317641</text:p>
          </table:table-cell>
          <table:table-cell/>
        </table:table-row>
        <table:table-row table:style-name="ro1">
          <table:table-cell office:value-type="float" office:value="0.175635" calcext:value-type="float">
            <text:p>0.175635</text:p>
          </table:table-cell>
          <table:table-cell office:value-type="float" office:value="0.326617" calcext:value-type="float">
            <text:p>0.326617</text:p>
          </table:table-cell>
          <table:table-cell/>
        </table:table-row>
        <table:table-row table:style-name="ro1">
          <table:table-cell office:value-type="float" office:value="0.305347" calcext:value-type="float">
            <text:p>0.305347</text:p>
          </table:table-cell>
          <table:table-cell office:value-type="float" office:value="0.317106" calcext:value-type="float">
            <text:p>0.317106</text:p>
          </table:table-cell>
          <table:table-cell/>
        </table:table-row>
        <table:table-row table:style-name="ro1">
          <table:table-cell office:value-type="float" office:value="0.336768" calcext:value-type="float">
            <text:p>0.336768</text:p>
          </table:table-cell>
          <table:table-cell office:value-type="float" office:value="0.299423" calcext:value-type="float">
            <text:p>0.299423</text:p>
          </table:table-cell>
          <table:table-cell/>
        </table:table-row>
        <table:table-row table:style-name="ro1">
          <table:table-cell office:value-type="float" office:value="0.438281" calcext:value-type="float">
            <text:p>0.438281</text:p>
          </table:table-cell>
          <table:table-cell office:value-type="float" office:value="0.286993" calcext:value-type="float">
            <text:p>0.286993</text:p>
          </table:table-cell>
          <table:table-cell/>
        </table:table-row>
        <table:table-row table:style-name="ro1">
          <table:table-cell office:value-type="float" office:value="0.47937" calcext:value-type="float">
            <text:p>0.47937</text:p>
          </table:table-cell>
          <table:table-cell office:value-type="float" office:value="0.287232" calcext:value-type="float">
            <text:p>0.287232</text:p>
          </table:table-cell>
          <table:table-cell/>
        </table:table-row>
        <table:table-row table:style-name="ro1">
          <table:table-cell office:value-type="float" office:value="0.355298" calcext:value-type="float">
            <text:p>0.355298</text:p>
          </table:table-cell>
          <table:table-cell office:value-type="float" office:value="0.302557" calcext:value-type="float">
            <text:p>0.302557</text:p>
          </table:table-cell>
          <table:table-cell/>
        </table:table-row>
        <table:table-row table:style-name="ro1">
          <table:table-cell office:value-type="float" office:value="0.29165" calcext:value-type="float">
            <text:p>0.29165</text:p>
          </table:table-cell>
          <table:table-cell office:value-type="float" office:value="0.326688" calcext:value-type="float">
            <text:p>0.326688</text:p>
          </table:table-cell>
          <table:table-cell/>
        </table:table-row>
        <table:table-row table:style-name="ro1">
          <table:table-cell office:value-type="float" office:value="0.124878" calcext:value-type="float">
            <text:p>0.124878</text:p>
          </table:table-cell>
          <table:table-cell office:value-type="float" office:value="0.345759" calcext:value-type="float">
            <text:p>0.345759</text:p>
          </table:table-cell>
          <table:table-cell/>
        </table:table-row>
        <table:table-row table:style-name="ro1">
          <table:table-cell office:value-type="float" office:value="0.194971" calcext:value-type="float">
            <text:p>0.194971</text:p>
          </table:table-cell>
          <table:table-cell office:value-type="float" office:value="0.348077" calcext:value-type="float">
            <text:p>0.348077</text:p>
          </table:table-cell>
          <table:table-cell/>
        </table:table-row>
        <table:table-row table:style-name="ro1">
          <table:table-cell office:value-type="float" office:value="0.314209" calcext:value-type="float">
            <text:p>0.314209</text:p>
          </table:table-cell>
          <table:table-cell office:value-type="float" office:value="0.331193" calcext:value-type="float">
            <text:p>0.331193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3075" calcext:value-type="float">
            <text:p>0.3075</text:p>
          </table:table-cell>
          <table:table-cell/>
        </table:table-row>
        <table:table-row table:style-name="ro1">
          <table:table-cell office:value-type="float" office:value="0.099097" calcext:value-type="float">
            <text:p>0.099097</text:p>
          </table:table-cell>
          <table:table-cell office:value-type="float" office:value="0.283179" calcext:value-type="float">
            <text:p>0.283179</text:p>
          </table:table-cell>
          <table:table-cell/>
        </table:table-row>
        <table:table-row table:style-name="ro1">
          <table:table-cell office:value-type="float" office:value="0.064453" calcext:value-type="float">
            <text:p>0.064453</text:p>
          </table:table-cell>
          <table:table-cell office:value-type="float" office:value="0.250685" calcext:value-type="float">
            <text:p>0.250685</text:p>
          </table:table-cell>
          <table:table-cell/>
        </table:table-row>
        <table:table-row table:style-name="ro1">
          <table:table-cell office:value-type="float" office:value="0.251367" calcext:value-type="float">
            <text:p>0.251367</text:p>
          </table:table-cell>
          <table:table-cell office:value-type="float" office:value="0.211905" calcext:value-type="float">
            <text:p>0.211905</text:p>
          </table:table-cell>
          <table:table-cell/>
        </table:table-row>
        <table:table-row table:style-name="ro1">
          <table:table-cell office:value-type="float" office:value="0.073315" calcext:value-type="float">
            <text:p>0.073315</text:p>
          </table:table-cell>
          <table:table-cell office:value-type="float" office:value="0.178907" calcext:value-type="float">
            <text:p>0.178907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157455" calcext:value-type="float">
            <text:p>0.157455</text:p>
          </table:table-cell>
          <table:table-cell/>
        </table:table-row>
        <table:table-row table:style-name="ro1">
          <table:table-cell office:value-type="float" office:value="0.035449" calcext:value-type="float">
            <text:p>0.035449</text:p>
          </table:table-cell>
          <table:table-cell office:value-type="float" office:value="0.13932" calcext:value-type="float">
            <text:p>0.13932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117986" calcext:value-type="float">
            <text:p>0.117986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9605" calcext:value-type="float">
            <text:p>0.09605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76001" calcext:value-type="float">
            <text:p>0.07600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59002" calcext:value-type="float">
            <text:p>0.059002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45529" calcext:value-type="float">
            <text:p>0.045529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5761" calcext:value-type="float">
            <text:p>0.035761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458" calcext:value-type="float">
            <text:p>0.02945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5959" calcext:value-type="float">
            <text:p>0.02595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4494" calcext:value-type="float">
            <text:p>0.024494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4297" calcext:value-type="float">
            <text:p>0.024297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24753" calcext:value-type="float">
            <text:p>0.024753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5632" calcext:value-type="float">
            <text:p>0.02563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6908" calcext:value-type="float">
            <text:p>0.026908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28231" calcext:value-type="float">
            <text:p>0.02823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096" calcext:value-type="float">
            <text:p>0.029096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9394" calcext:value-type="float">
            <text:p>0.02939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461" calcext:value-type="float">
            <text:p>0.029461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565" calcext:value-type="float">
            <text:p>0.029565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678" calcext:value-type="float">
            <text:p>0.029678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9852" calcext:value-type="float">
            <text:p>0.029852</text:p>
          </table:table-cell>
          <table:table-cell/>
        </table:table-row>
        <table:table-row table:style-name="ro1">
          <table:table-cell office:value-type="float" office:value="0.381079" calcext:value-type="float">
            <text:p>0.381079</text:p>
          </table:table-cell>
          <table:table-cell office:value-type="float" office:value="0.030155" calcext:value-type="float">
            <text:p>0.030155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40254" calcext:value-type="float">
            <text:p>0.040254</text:p>
          </table:table-cell>
          <table:table-cell/>
        </table:table-row>
        <table:table-row table:style-name="ro1">
          <table:table-cell office:value-type="float" office:value="0.137769" calcext:value-type="float">
            <text:p>0.137769</text:p>
          </table:table-cell>
          <table:table-cell office:value-type="float" office:value="0.06461" calcext:value-type="float">
            <text:p>0.0646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87797" calcext:value-type="float">
            <text:p>0.087797</text:p>
          </table:table-cell>
          <table:table-cell/>
        </table:table-row>
        <table:table-row table:style-name="ro1">
          <table:table-cell office:value-type="float" office:value="0.037866" calcext:value-type="float">
            <text:p>0.037866</text:p>
          </table:table-cell>
          <table:table-cell office:value-type="float" office:value="0.10094" calcext:value-type="float">
            <text:p>0.10094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10397" calcext:value-type="float">
            <text:p>0.10397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98005" calcext:value-type="float">
            <text:p>0.09800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87293" calcext:value-type="float">
            <text:p>0.087293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7474" calcext:value-type="float">
            <text:p>0.0747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6246" calcext:value-type="float">
            <text:p>0.06246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51686" calcext:value-type="float">
            <text:p>0.051686</text:p>
          </table:table-cell>
          <table:table-cell/>
        </table:table-row>
        <table:table-row table:style-name="ro1">
          <table:table-cell office:value-type="float" office:value="0.037061" calcext:value-type="float">
            <text:p>0.037061</text:p>
          </table:table-cell>
          <table:table-cell office:value-type="float" office:value="0.042929" calcext:value-type="float">
            <text:p>0.042929</text:p>
          </table:table-cell>
          <table:table-cell/>
        </table:table-row>
        <table:table-row table:style-name="ro1">
          <table:table-cell office:value-type="float" office:value="0.071704" calcext:value-type="float">
            <text:p>0.071704</text:p>
          </table:table-cell>
          <table:table-cell office:value-type="float" office:value="0.036488" calcext:value-type="float">
            <text:p>0.03648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3517" calcext:value-type="float">
            <text:p>0.033517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33877" calcext:value-type="float">
            <text:p>0.033877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4672" calcext:value-type="float">
            <text:p>0.034672</text:p>
          </table:table-cell>
          <table:table-cell/>
        </table:table-row>
        <table:table-row table:style-name="ro1">
          <table:table-cell office:value-type="float" office:value="0.056396" calcext:value-type="float">
            <text:p>0.056396</text:p>
          </table:table-cell>
          <table:table-cell office:value-type="float" office:value="0.034488" calcext:value-type="float">
            <text:p>0.03448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4693" calcext:value-type="float">
            <text:p>0.034693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5821" calcext:value-type="float">
            <text:p>0.03582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658" calcext:value-type="float">
            <text:p>0.0365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6342" calcext:value-type="float">
            <text:p>0.036342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35432" calcext:value-type="float">
            <text:p>0.035432</text:p>
          </table:table-cell>
          <table:table-cell/>
        </table:table-row>
        <table:table-row table:style-name="ro1">
          <table:table-cell office:value-type="float" office:value="0.035449" calcext:value-type="float">
            <text:p>0.035449</text:p>
          </table:table-cell>
          <table:table-cell office:value-type="float" office:value="0.034073" calcext:value-type="float">
            <text:p>0.034073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2714" calcext:value-type="float">
            <text:p>0.03271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173" calcext:value-type="float">
            <text:p>0.03173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30964" calcext:value-type="float">
            <text:p>0.030964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367" calcext:value-type="float">
            <text:p>0.03036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069" calcext:value-type="float">
            <text:p>0.030069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29958" calcext:value-type="float">
            <text:p>0.029958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30015" calcext:value-type="float">
            <text:p>0.03001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297" calcext:value-type="float">
            <text:p>0.030297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614" calcext:value-type="float">
            <text:p>0.03061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78" calcext:value-type="float">
            <text:p>0.03078</text:p>
          </table:table-cell>
          <table:table-cell/>
        </table:table-row>
        <table:table-row table:style-name="ro1">
          <table:table-cell office:value-type="float" office:value="0.035449" calcext:value-type="float">
            <text:p>0.035449</text:p>
          </table:table-cell>
          <table:table-cell office:value-type="float" office:value="0.030795" calcext:value-type="float">
            <text:p>0.03079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832" calcext:value-type="float">
            <text:p>0.030832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1035" calcext:value-type="float">
            <text:p>0.03103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1132" calcext:value-type="float">
            <text:p>0.03113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978" calcext:value-type="float">
            <text:p>0.030978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0738" calcext:value-type="float">
            <text:p>0.030738</text:p>
          </table:table-cell>
          <table:table-cell/>
        </table:table-row>
        <table:table-row table:style-name="ro1">
          <table:table-cell office:value-type="float" office:value="0.012891" calcext:value-type="float">
            <text:p>0.012891</text:p>
          </table:table-cell>
          <table:table-cell office:value-type="float" office:value="0.030564" calcext:value-type="float">
            <text:p>0.030564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066" calcext:value-type="float">
            <text:p>0.03006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885" calcext:value-type="float">
            <text:p>0.0288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764" calcext:value-type="float">
            <text:p>0.02764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7062" calcext:value-type="float">
            <text:p>0.027062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271" calcext:value-type="float">
            <text:p>0.0271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7471" calcext:value-type="float">
            <text:p>0.02747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7885" calcext:value-type="float">
            <text:p>0.02788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413" calcext:value-type="float">
            <text:p>0.028413</text:p>
          </table:table-cell>
          <table:table-cell/>
        </table:table-row>
        <table:table-row table:style-name="ro1">
          <table:table-cell office:value-type="float" office:value="0.020947" calcext:value-type="float">
            <text:p>0.020947</text:p>
          </table:table-cell>
          <table:table-cell office:value-type="float" office:value="0.028971" calcext:value-type="float">
            <text:p>0.02897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148" calcext:value-type="float">
            <text:p>0.02914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79" calcext:value-type="float">
            <text:p>0.02879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8359" calcext:value-type="float">
            <text:p>0.028359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8316" calcext:value-type="float">
            <text:p>0.028316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8594" calcext:value-type="float">
            <text:p>0.02859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964" calcext:value-type="float">
            <text:p>0.02896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368" calcext:value-type="float">
            <text:p>0.02936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724" calcext:value-type="float">
            <text:p>0.029724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9923" calcext:value-type="float">
            <text:p>0.029923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918" calcext:value-type="float">
            <text:p>0.029918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29817" calcext:value-type="float">
            <text:p>0.029817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961" calcext:value-type="float">
            <text:p>0.02996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436" calcext:value-type="float">
            <text:p>0.030436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895" calcext:value-type="float">
            <text:p>0.03089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1092" calcext:value-type="float">
            <text:p>0.031092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1112" calcext:value-type="float">
            <text:p>0.031112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1139" calcext:value-type="float">
            <text:p>0.031139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1302" calcext:value-type="float">
            <text:p>0.031302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1458" calcext:value-type="float">
            <text:p>0.031458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137" calcext:value-type="float">
            <text:p>0.03137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1057" calcext:value-type="float">
            <text:p>0.031057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625" calcext:value-type="float">
            <text:p>0.030625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172" calcext:value-type="float">
            <text:p>0.030172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29756" calcext:value-type="float">
            <text:p>0.029756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9521" calcext:value-type="float">
            <text:p>0.02952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508" calcext:value-type="float">
            <text:p>0.02950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447" calcext:value-type="float">
            <text:p>0.029447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932" calcext:value-type="float">
            <text:p>0.02932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29325" calcext:value-type="float">
            <text:p>0.029325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9588" calcext:value-type="float">
            <text:p>0.02958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083" calcext:value-type="float">
            <text:p>0.030083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30572" calcext:value-type="float">
            <text:p>0.030572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30911" calcext:value-type="float">
            <text:p>0.030911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31148" calcext:value-type="float">
            <text:p>0.03114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1388" calcext:value-type="float">
            <text:p>0.03138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1625" calcext:value-type="float">
            <text:p>0.031625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1677" calcext:value-type="float">
            <text:p>0.031677</text:p>
          </table:table-cell>
          <table:table-cell/>
        </table:table-row>
        <table:table-row table:style-name="ro1">
          <table:table-cell office:value-type="float" office:value="0.039478" calcext:value-type="float">
            <text:p>0.039478</text:p>
          </table:table-cell>
          <table:table-cell office:value-type="float" office:value="0.031481" calcext:value-type="float">
            <text:p>0.031481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1407" calcext:value-type="float">
            <text:p>0.031407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31727" calcext:value-type="float">
            <text:p>0.031727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1907" calcext:value-type="float">
            <text:p>0.03190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20:12:02.780371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7:15:26.222203453</meta:creation-date>
    <dc:date>2021-12-01T20:25:03.966745536</dc:date>
    <meta:editing-duration>PT17M39S</meta:editing-duration>
    <meta:editing-cycles>5</meta:editing-cycles>
    <meta:generator>LibreOffice/6.4.6.2$Linux_AARCH64 LibreOffice_project/40$Build-2</meta:generator>
    <meta:document-statistic meta:table-count="1" meta:cell-count="120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0.768cm" svg:height="29.485cm" xlink:href=".." xlink:type="simple" chart:class="chart:line" chart:style-name="ch1">
        <chart:legend chart:legend-position="end" svg:x="56.699cm" svg:y="14.194cm" style:legend-expansion="high" chart:style-name="ch2"/>
        <chart:plot-area chart:style-name="ch3" table:cell-range-address="Sheet1.A2:Sheet1.B604" chart:data-source-has-labels="row" svg:x="1.215cm" svg:y="0.589cm" svg:width="54.269cm" svg:height="28.307cm">
          <chartooo:coordinate-region svg:x="1.942cm" svg:y="0.71cm" svg:width="53.401cm" svg:height="27.1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3:Sheet1.A604" chart:label-cell-address="Sheet1.A2:Sheet1.A2" chart:class="chart:line">
            <chart:data-point chart:repeated="602"/>
          </chart:series>
          <chart:series chart:style-name="ch7" chart:values-cell-range-address="Sheet1.B3:Sheet1.B604" chart:label-cell-address="Sheet1.B2:Sheet1.B2" chart:class="chart:line">
            <chart:data-point chart:repeated="6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filtered Voltage</text:p>
                <draw:g>
                  <svg:desc>Sheet1.A2:Sheet1.A2</svg:desc>
                </draw:g>
              </table:table-cell>
              <table:table-cell office:value-type="string">
                <text:p>Filtered Voltage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3032">
                <text:p>0.033032</text:p>
                <draw:g>
                  <svg:desc>Sheet1.A3:Sheet1.A604</svg:desc>
                </draw:g>
              </table:table-cell>
              <table:table-cell office:value-type="float" office:value="0">
                <text:p>0</text:p>
                <draw:g>
                  <svg:desc>Sheet1.B3:Sheet1.B6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421">
                <text:p>0.031421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725">
                <text:p>0.017725</text:p>
              </table:table-cell>
              <table:table-cell office:value-type="float" office:value="0.004076">
                <text:p>0.0040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113">
                <text:p>0.016113</text:p>
              </table:table-cell>
              <table:table-cell office:value-type="float" office:value="0.00864">
                <text:p>0.00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615">
                <text:p>0.030615</text:p>
              </table:table-cell>
              <table:table-cell office:value-type="float" office:value="0.012669">
                <text:p>0.012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393">
                <text:p>0.027393</text:p>
              </table:table-cell>
              <table:table-cell office:value-type="float" office:value="0.015869">
                <text:p>0.015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81">
                <text:p>0.02981</text:p>
              </table:table-cell>
              <table:table-cell office:value-type="float" office:value="0.018898">
                <text:p>0.0188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7393">
                <text:p>0.027393</text:p>
              </table:table-cell>
              <table:table-cell office:value-type="float" office:value="0.021782">
                <text:p>0.021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8198">
                <text:p>0.028198</text:p>
              </table:table-cell>
              <table:table-cell office:value-type="float" office:value="0.024237">
                <text:p>0.0242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7393">
                <text:p>0.027393</text:p>
              </table:table-cell>
              <table:table-cell office:value-type="float" office:value="0.026122">
                <text:p>0.026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9004">
                <text:p>0.029004</text:p>
              </table:table-cell>
              <table:table-cell office:value-type="float" office:value="0.027418">
                <text:p>0.0274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8198">
                <text:p>0.028198</text:p>
              </table:table-cell>
              <table:table-cell office:value-type="float" office:value="0.028246">
                <text:p>0.0282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9004">
                <text:p>0.029004</text:p>
              </table:table-cell>
              <table:table-cell office:value-type="float" office:value="0.028751">
                <text:p>0.0287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981">
                <text:p>0.02981</text:p>
              </table:table-cell>
              <table:table-cell office:value-type="float" office:value="0.029034">
                <text:p>0.0290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3032">
                <text:p>0.033032</text:p>
              </table:table-cell>
              <table:table-cell office:value-type="float" office:value="0.0292">
                <text:p>0.02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435">
                <text:p>0.0294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753">
                <text:p>0.0297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904">
                <text:p>0.0299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1421">
                <text:p>0.031421</text:p>
              </table:table-cell>
              <table:table-cell office:value-type="float" office:value="0.029917">
                <text:p>0.0299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1421">
                <text:p>0.031421</text:p>
              </table:table-cell>
              <table:table-cell office:value-type="float" office:value="0.030051">
                <text:p>0.0300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308">
                <text:p>0.0303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981">
                <text:p>0.02981</text:p>
              </table:table-cell>
              <table:table-cell office:value-type="float" office:value="0.030518">
                <text:p>0.0305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3032">
                <text:p>0.033032</text:p>
              </table:table-cell>
              <table:table-cell office:value-type="float" office:value="0.030566">
                <text:p>0.0305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981">
                <text:p>0.02981</text:p>
              </table:table-cell>
              <table:table-cell office:value-type="float" office:value="0.03058">
                <text:p>0.030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3647">
                <text:p>0.063647</text:p>
              </table:table-cell>
              <table:table-cell office:value-type="float" office:value="0.030685">
                <text:p>0.0306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3032">
                <text:p>0.033032</text:p>
              </table:table-cell>
              <table:table-cell office:value-type="float" office:value="0.031686">
                <text:p>0.0316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9004">
                <text:p>0.029004</text:p>
              </table:table-cell>
              <table:table-cell office:value-type="float" office:value="0.034042">
                <text:p>0.0340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9004">
                <text:p>0.029004</text:p>
              </table:table-cell>
              <table:table-cell office:value-type="float" office:value="0.036057">
                <text:p>0.0360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5781">
                <text:p>0.025781</text:p>
              </table:table-cell>
              <table:table-cell office:value-type="float" office:value="0.03657">
                <text:p>0.036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81">
                <text:p>0.02981</text:p>
              </table:table-cell>
              <table:table-cell office:value-type="float" office:value="0.035941">
                <text:p>0.0359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3032">
                <text:p>0.033032</text:p>
              </table:table-cell>
              <table:table-cell office:value-type="float" office:value="0.034645">
                <text:p>0.0346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6255">
                <text:p>0.036255</text:p>
              </table:table-cell>
              <table:table-cell office:value-type="float" office:value="0.033326">
                <text:p>0.0333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5781">
                <text:p>0.025781</text:p>
              </table:table-cell>
              <table:table-cell office:value-type="float" office:value="0.032522">
                <text:p>0.0325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1421">
                <text:p>0.031421</text:p>
              </table:table-cell>
              <table:table-cell office:value-type="float" office:value="0.032088">
                <text:p>0.0320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3032">
                <text:p>0.033032</text:p>
              </table:table-cell>
              <table:table-cell office:value-type="float" office:value="0.031583">
                <text:p>0.0315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7393">
                <text:p>0.027393</text:p>
              </table:table-cell>
              <table:table-cell office:value-type="float" office:value="0.031159">
                <text:p>0.0311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92">
                <text:p>0.030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981">
                <text:p>0.02981</text:p>
              </table:table-cell>
              <table:table-cell office:value-type="float" office:value="0.030592">
                <text:p>0.0305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6587">
                <text:p>0.026587</text:p>
              </table:table-cell>
              <table:table-cell office:value-type="float" office:value="0.030203">
                <text:p>0.0302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3032">
                <text:p>0.033032</text:p>
              </table:table-cell>
              <table:table-cell office:value-type="float" office:value="0.029821">
                <text:p>0.0298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1753">
                <text:p>0.021753</text:p>
              </table:table-cell>
              <table:table-cell office:value-type="float" office:value="0.029509">
                <text:p>0.0295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227">
                <text:p>0.0292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0615">
                <text:p>0.030615</text:p>
              </table:table-cell>
              <table:table-cell office:value-type="float" office:value="0.028726">
                <text:p>0.0287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981">
                <text:p>0.02981</text:p>
              </table:table-cell>
              <table:table-cell office:value-type="float" office:value="0.028264">
                <text:p>0.0282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7393">
                <text:p>0.027393</text:p>
              </table:table-cell>
              <table:table-cell office:value-type="float" office:value="0.028167">
                <text:p>0.0281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981">
                <text:p>0.02981</text:p>
              </table:table-cell>
              <table:table-cell office:value-type="float" office:value="0.028252">
                <text:p>0.0282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0615">
                <text:p>0.030615</text:p>
              </table:table-cell>
              <table:table-cell office:value-type="float" office:value="0.028343">
                <text:p>0.0283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7393">
                <text:p>0.027393</text:p>
              </table:table-cell>
              <table:table-cell office:value-type="float" office:value="0.028518">
                <text:p>0.0285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7012">
                <text:p>0.087012</text:p>
              </table:table-cell>
              <table:table-cell office:value-type="float" office:value="0.028745">
                <text:p>0.0287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3838">
                <text:p>0.033838</text:p>
              </table:table-cell>
              <table:table-cell office:value-type="float" office:value="0.030484">
                <text:p>0.0304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0615">
                <text:p>0.030615</text:p>
              </table:table-cell>
              <table:table-cell office:value-type="float" office:value="0.034663">
                <text:p>0.0346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0615">
                <text:p>0.030615</text:p>
              </table:table-cell>
              <table:table-cell office:value-type="float" office:value="0.038421">
                <text:p>0.0384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981">
                <text:p>0.02981</text:p>
              </table:table-cell>
              <table:table-cell office:value-type="float" office:value="0.03985">
                <text:p>0.039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0615">
                <text:p>0.030615</text:p>
              </table:table-cell>
              <table:table-cell office:value-type="float" office:value="0.039641">
                <text:p>0.0396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3032">
                <text:p>0.033032</text:p>
              </table:table-cell>
              <table:table-cell office:value-type="float" office:value="0.03847">
                <text:p>0.038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7393">
                <text:p>0.027393</text:p>
              </table:table-cell>
              <table:table-cell office:value-type="float" office:value="0.036956">
                <text:p>0.0369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0615">
                <text:p>0.030615</text:p>
              </table:table-cell>
              <table:table-cell office:value-type="float" office:value="0.035409">
                <text:p>0.0354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0615">
                <text:p>0.030615</text:p>
              </table:table-cell>
              <table:table-cell office:value-type="float" office:value="0.033858">
                <text:p>0.0338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8198">
                <text:p>0.028198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7393">
                <text:p>0.027393</text:p>
              </table:table-cell>
              <table:table-cell office:value-type="float" office:value="0.031428">
                <text:p>0.0314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3032">
                <text:p>0.033032</text:p>
              </table:table-cell>
              <table:table-cell office:value-type="float" office:value="0.030487">
                <text:p>0.0304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773">
                <text:p>0.0297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428">
                <text:p>0.0294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981">
                <text:p>0.02981</text:p>
              </table:table-cell>
              <table:table-cell office:value-type="float" office:value="0.029338">
                <text:p>0.0293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981">
                <text:p>0.02981</text:p>
              </table:table-cell>
              <table:table-cell office:value-type="float" office:value="0.029431">
                <text:p>0.0294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598">
                <text:p>0.0295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678">
                <text:p>0.0296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63">
                <text:p>0.029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6587">
                <text:p>0.026587</text:p>
              </table:table-cell>
              <table:table-cell office:value-type="float" office:value="0.02949">
                <text:p>0.029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97436">
                <text:p>1.797436</text:p>
              </table:table-cell>
              <table:table-cell office:value-type="float" office:value="0.029244">
                <text:p>0.0292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34863">
                <text:p>0.634863</text:p>
              </table:table-cell>
              <table:table-cell office:value-type="float" office:value="0.078258">
                <text:p>0.0782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30127">
                <text:p>0.530127</text:p>
              </table:table-cell>
              <table:table-cell office:value-type="float" office:value="0.216878">
                <text:p>0.2168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88525">
                <text:p>0.188525</text:p>
              </table:table-cell>
              <table:table-cell office:value-type="float" office:value="0.374375">
                <text:p>0.3743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06152">
                <text:p>0.306152</text:p>
              </table:table-cell>
              <table:table-cell office:value-type="float" office:value="0.477605">
                <text:p>0.4776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25391">
                <text:p>0.425391</text:p>
              </table:table-cell>
              <table:table-cell office:value-type="float" office:value="0.518819">
                <text:p>0.5188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60034">
                <text:p>0.460034</text:p>
              </table:table-cell>
              <table:table-cell office:value-type="float" office:value="0.519392">
                <text:p>0.5193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10181">
                <text:p>0.310181</text:p>
              </table:table-cell>
              <table:table-cell office:value-type="float" office:value="0.506938">
                <text:p>0.5069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46631">
                <text:p>0.146631</text:p>
              </table:table-cell>
              <table:table-cell office:value-type="float" office:value="0.489303">
                <text:p>0.4893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67285">
                <text:p>0.467285</text:p>
              </table:table-cell>
              <table:table-cell office:value-type="float" office:value="0.458648">
                <text:p>0.4586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54492">
                <text:p>0.354492</text:p>
              </table:table-cell>
              <table:table-cell office:value-type="float" office:value="0.419421">
                <text:p>0.4194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70801">
                <text:p>0.170801</text:p>
              </table:table-cell>
              <table:table-cell office:value-type="float" office:value="0.389685">
                <text:p>0.3896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7427">
                <text:p>0.487427</text:p>
              </table:table-cell>
              <table:table-cell office:value-type="float" office:value="0.366369">
                <text:p>0.3663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43311">
                <text:p>0.243311</text:p>
              </table:table-cell>
              <table:table-cell office:value-type="float" office:value="0.344875">
                <text:p>0.344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55298">
                <text:p>0.355298</text:p>
              </table:table-cell>
              <table:table-cell office:value-type="float" office:value="0.332544">
                <text:p>0.3325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93262">
                <text:p>0.293262</text:p>
              </table:table-cell>
              <table:table-cell office:value-type="float" office:value="0.325327">
                <text:p>0.3253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71411">
                <text:p>0.371411</text:p>
              </table:table-cell>
              <table:table-cell office:value-type="float" office:value="0.319609">
                <text:p>0.3196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03735">
                <text:p>0.303735</text:p>
              </table:table-cell>
              <table:table-cell office:value-type="float" office:value="0.317259">
                <text:p>0.3172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89331">
                <text:p>0.189331</text:p>
              </table:table-cell>
              <table:table-cell office:value-type="float" office:value="0.317881">
                <text:p>0.3178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89136">
                <text:p>0.389136</text:p>
              </table:table-cell>
              <table:table-cell office:value-type="float" office:value="0.315397">
                <text:p>0.3153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84497">
                <text:p>0.184497</text:p>
              </table:table-cell>
              <table:table-cell office:value-type="float" office:value="0.308681">
                <text:p>0.3086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45532">
                <text:p>0.445532</text:p>
              </table:table-cell>
              <table:table-cell office:value-type="float" office:value="0.302457">
                <text:p>0.3024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61938">
                <text:p>0.161938</text:p>
              </table:table-cell>
              <table:table-cell office:value-type="float" office:value="0.298674">
                <text:p>0.2986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67285">
                <text:p>0.467285</text:p>
              </table:table-cell>
              <table:table-cell office:value-type="float" office:value="0.297663">
                <text:p>0.2976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74731">
                <text:p>0.274731</text:p>
              </table:table-cell>
              <table:table-cell office:value-type="float" office:value="0.298398">
                <text:p>0.298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78662">
                <text:p>0.378662</text:p>
              </table:table-cell>
              <table:table-cell office:value-type="float" office:value="0.303798">
                <text:p>0.3037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13403">
                <text:p>0.313403</text:p>
              </table:table-cell>
              <table:table-cell office:value-type="float" office:value="0.312029">
                <text:p>0.3120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02222">
                <text:p>0.202222</text:p>
              </table:table-cell>
              <table:table-cell office:value-type="float" office:value="0.3196">
                <text:p>0.31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8833">
                <text:p>0.38833</text:p>
              </table:table-cell>
              <table:table-cell office:value-type="float" office:value="0.322104">
                <text:p>0.3221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64355">
                <text:p>0.164355</text:p>
              </table:table-cell>
              <table:table-cell office:value-type="float" office:value="0.318533">
                <text:p>0.3185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43115">
                <text:p>0.443115</text:p>
              </table:table-cell>
              <table:table-cell office:value-type="float" office:value="0.31281">
                <text:p>0.312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61938">
                <text:p>0.161938</text:p>
              </table:table-cell>
              <table:table-cell office:value-type="float" office:value="0.306956">
                <text:p>0.3069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64868">
                <text:p>0.464868</text:p>
              </table:table-cell>
              <table:table-cell office:value-type="float" office:value="0.30311">
                <text:p>0.303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98193">
                <text:p>0.198193</text:p>
              </table:table-cell>
              <table:table-cell office:value-type="float" office:value="0.30144">
                <text:p>0.301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80981">
                <text:p>0.480981</text:p>
              </table:table-cell>
              <table:table-cell office:value-type="float" office:value="0.30282">
                <text:p>0.302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01416">
                <text:p>0.201416</text:p>
              </table:table-cell>
              <table:table-cell office:value-type="float" office:value="0.307324">
                <text:p>0.3073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03638">
                <text:p>0.403638</text:p>
              </table:table-cell>
              <table:table-cell office:value-type="float" office:value="0.313672">
                <text:p>0.3136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3606">
                <text:p>0.23606</text:p>
              </table:table-cell>
              <table:table-cell office:value-type="float" office:value="0.318354">
                <text:p>0.3183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22974">
                <text:p>0.422974</text:p>
              </table:table-cell>
              <table:table-cell office:value-type="float" office:value="0.320325">
                <text:p>0.3203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38477">
                <text:p>0.238477</text:p>
              </table:table-cell>
              <table:table-cell office:value-type="float" office:value="0.322009">
                <text:p>0.3220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81079">
                <text:p>0.381079</text:p>
              </table:table-cell>
              <table:table-cell office:value-type="float" office:value="0.323925">
                <text:p>0.3239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92456">
                <text:p>0.292456</text:p>
              </table:table-cell>
              <table:table-cell office:value-type="float" office:value="0.32468">
                <text:p>0.324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52783">
                <text:p>0.452783</text:p>
              </table:table-cell>
              <table:table-cell office:value-type="float" office:value="0.324993">
                <text:p>0.3249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17529">
                <text:p>0.217529</text:p>
              </table:table-cell>
              <table:table-cell office:value-type="float" office:value="0.328527">
                <text:p>0.3285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48755">
                <text:p>0.448755</text:p>
              </table:table-cell>
              <table:table-cell office:value-type="float" office:value="0.333452">
                <text:p>0.3334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9729">
                <text:p>0.29729</text:p>
              </table:table-cell>
              <table:table-cell office:value-type="float" office:value="0.336465">
                <text:p>0.3364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57617">
                <text:p>0.457617</text:p>
              </table:table-cell>
              <table:table-cell office:value-type="float" office:value="0.34011">
                <text:p>0.340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61841">
                <text:p>0.261841</text:p>
              </table:table-cell>
              <table:table-cell office:value-type="float" office:value="0.346208">
                <text:p>0.3462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48755">
                <text:p>0.448755</text:p>
              </table:table-cell>
              <table:table-cell office:value-type="float" office:value="0.352309">
                <text:p>0.3523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25586">
                <text:p>0.225586</text:p>
              </table:table-cell>
              <table:table-cell office:value-type="float" office:value="0.356514">
                <text:p>0.3565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7937">
                <text:p>0.47937</text:p>
              </table:table-cell>
              <table:table-cell office:value-type="float" office:value="0.357861">
                <text:p>0.3578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54687">
                <text:p>0.154687</text:p>
              </table:table-cell>
              <table:table-cell office:value-type="float" office:value="0.357246">
                <text:p>0.3572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53589">
                <text:p>0.453589</text:p>
              </table:table-cell>
              <table:table-cell office:value-type="float" office:value="0.354398">
                <text:p>0.3543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82788">
                <text:p>0.282788</text:p>
              </table:table-cell>
              <table:table-cell office:value-type="float" office:value="0.347893">
                <text:p>0.3478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41602">
                <text:p>0.341602</text:p>
              </table:table-cell>
              <table:table-cell office:value-type="float" office:value="0.34279">
                <text:p>0.34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20557">
                <text:p>0.420557</text:p>
              </table:table-cell>
              <table:table-cell office:value-type="float" office:value="0.339545">
                <text:p>0.3395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9729">
                <text:p>0.29729</text:p>
              </table:table-cell>
              <table:table-cell office:value-type="float" office:value="0.338466">
                <text:p>0.3384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979">
                <text:p>0.4979</text:p>
              </table:table-cell>
              <table:table-cell office:value-type="float" office:value="0.341378">
                <text:p>0.3413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67578">
                <text:p>0.167578</text:p>
              </table:table-cell>
              <table:table-cell office:value-type="float" office:value="0.347241">
                <text:p>0.3472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11694">
                <text:p>0.411694</text:p>
              </table:table-cell>
              <table:table-cell office:value-type="float" office:value="0.352703">
                <text:p>0.3527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05347">
                <text:p>0.305347</text:p>
              </table:table-cell>
              <table:table-cell office:value-type="float" office:value="0.351329">
                <text:p>0.3513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11792">
                <text:p>0.311792</text:p>
              </table:table-cell>
              <table:table-cell office:value-type="float" office:value="0.34751">
                <text:p>0.347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43115">
                <text:p>0.443115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84497">
                <text:p>0.184497</text:p>
              </table:table-cell>
              <table:table-cell office:value-type="float" office:value="0.341498">
                <text:p>0.3414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42407">
                <text:p>0.342407</text:p>
              </table:table-cell>
              <table:table-cell office:value-type="float" office:value="0.340661">
                <text:p>0.3406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77954">
                <text:p>0.277954</text:p>
              </table:table-cell>
              <table:table-cell office:value-type="float" office:value="0.334413">
                <text:p>0.3344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35254">
                <text:p>0.235254</text:p>
              </table:table-cell>
              <table:table-cell office:value-type="float" office:value="0.325467">
                <text:p>0.3254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84204">
                <text:p>0.484204</text:p>
              </table:table-cell>
              <table:table-cell office:value-type="float" office:value="0.315558">
                <text:p>0.3155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29712">
                <text:p>0.129712</text:p>
              </table:table-cell>
              <table:table-cell office:value-type="float" office:value="0.308958">
                <text:p>0.3089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31128">
                <text:p>0.331128</text:p>
              </table:table-cell>
              <table:table-cell office:value-type="float" office:value="0.307818">
                <text:p>0.3078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87427">
                <text:p>0.487427</text:p>
              </table:table-cell>
              <table:table-cell office:value-type="float" office:value="0.302832">
                <text:p>0.3028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48242">
                <text:p>0.148242</text:p>
              </table:table-cell>
              <table:table-cell office:value-type="float" office:value="0.301831">
                <text:p>0.3018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1694">
                <text:p>0.411694</text:p>
              </table:table-cell>
              <table:table-cell office:value-type="float" office:value="0.308144">
                <text:p>0.3081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10889">
                <text:p>0.410889</text:p>
              </table:table-cell>
              <table:table-cell office:value-type="float" office:value="0.310865">
                <text:p>0.3108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11084">
                <text:p>0.211084</text:p>
              </table:table-cell>
              <table:table-cell office:value-type="float" office:value="0.316362">
                <text:p>0.3163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34253">
                <text:p>0.434253</text:p>
              </table:table-cell>
              <table:table-cell office:value-type="float" office:value="0.324608">
                <text:p>0.3246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17529">
                <text:p>0.217529</text:p>
              </table:table-cell>
              <table:table-cell office:value-type="float" office:value="0.328623">
                <text:p>0.3286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65869">
                <text:p>0.265869</text:p>
              </table:table-cell>
              <table:table-cell office:value-type="float" office:value="0.330517">
                <text:p>0.3305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4231">
                <text:p>0.44231</text:p>
              </table:table-cell>
              <table:table-cell office:value-type="float" office:value="0.326458">
                <text:p>0.3264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45825">
                <text:p>0.145825</text:p>
              </table:table-cell>
              <table:table-cell office:value-type="float" office:value="0.320928">
                <text:p>0.3209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96484">
                <text:p>0.296484</text:p>
              </table:table-cell>
              <table:table-cell office:value-type="float" office:value="0.318053">
                <text:p>0.3180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76953">
                <text:p>0.476953</text:p>
              </table:table-cell>
              <table:table-cell office:value-type="float" office:value="0.30967">
                <text:p>0.309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78857">
                <text:p>0.178857</text:p>
              </table:table-cell>
              <table:table-cell office:value-type="float" office:value="0.304142">
                <text:p>0.3041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61743">
                <text:p>0.361743</text:p>
              </table:table-cell>
              <table:table-cell office:value-type="float" office:value="0.306845">
                <text:p>0.3068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45532">
                <text:p>0.445532</text:p>
              </table:table-cell>
              <table:table-cell office:value-type="float" office:value="0.307611">
                <text:p>0.3076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65967">
                <text:p>0.165967</text:p>
              </table:table-cell>
              <table:table-cell office:value-type="float" office:value="0.311362">
                <text:p>0.3113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94067">
                <text:p>0.294067</text:p>
              </table:table-cell>
              <table:table-cell office:value-type="float" office:value="0.318417">
                <text:p>0.3184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11694">
                <text:p>0.411694</text:p>
              </table:table-cell>
              <table:table-cell office:value-type="float" office:value="0.316965">
                <text:p>0.3169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6355">
                <text:p>0.16355</text:p>
              </table:table-cell>
              <table:table-cell office:value-type="float" office:value="0.313299">
                <text:p>0.3132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89941">
                <text:p>0.389941</text:p>
              </table:table-cell>
              <table:table-cell office:value-type="float" office:value="0.311945">
                <text:p>0.3119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10889">
                <text:p>0.410889</text:p>
              </table:table-cell>
              <table:table-cell office:value-type="float" office:value="0.307875">
                <text:p>0.3078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74023">
                <text:p>0.174023</text:p>
              </table:table-cell>
              <table:table-cell office:value-type="float" office:value="0.308936">
                <text:p>0.3089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698">
                <text:p>0.3698</text:p>
              </table:table-cell>
              <table:table-cell office:value-type="float" office:value="0.313764">
                <text:p>0.3137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14111">
                <text:p>0.414111</text:p>
              </table:table-cell>
              <table:table-cell office:value-type="float" office:value="0.313119">
                <text:p>0.3131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07056">
                <text:p>0.207056</text:p>
              </table:table-cell>
              <table:table-cell office:value-type="float" office:value="0.314865">
                <text:p>0.3148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36768">
                <text:p>0.336768</text:p>
              </table:table-cell>
              <table:table-cell office:value-type="float" office:value="0.319975">
                <text:p>0.3199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16528">
                <text:p>0.416528</text:p>
              </table:table-cell>
              <table:table-cell office:value-type="float" office:value="0.319811">
                <text:p>0.3198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44214">
                <text:p>0.144214</text:p>
              </table:table-cell>
              <table:table-cell office:value-type="float" office:value="0.320243">
                <text:p>0.3202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89136">
                <text:p>0.389136</text:p>
              </table:table-cell>
              <table:table-cell office:value-type="float" office:value="0.321442">
                <text:p>0.3214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89136">
                <text:p>0.389136</text:p>
              </table:table-cell>
              <table:table-cell office:value-type="float" office:value="0.316848">
                <text:p>0.3168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19946">
                <text:p>0.219946</text:p>
              </table:table-cell>
              <table:table-cell office:value-type="float" office:value="0.31541">
                <text:p>0.315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97998">
                <text:p>0.397998</text:p>
              </table:table-cell>
              <table:table-cell office:value-type="float" office:value="0.318098">
                <text:p>0.3180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39087">
                <text:p>0.439087</text:p>
              </table:table-cell>
              <table:table-cell office:value-type="float" office:value="0.318451">
                <text:p>0.3184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88525">
                <text:p>0.188525</text:p>
              </table:table-cell>
              <table:table-cell office:value-type="float" office:value="0.323739">
                <text:p>0.3237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80273">
                <text:p>0.380273</text:p>
              </table:table-cell>
              <table:table-cell office:value-type="float" office:value="0.331598">
                <text:p>0.3315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18237">
                <text:p>0.318237</text:p>
              </table:table-cell>
              <table:table-cell office:value-type="float" office:value="0.332632">
                <text:p>0.3326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48242">
                <text:p>0.148242</text:p>
              </table:table-cell>
              <table:table-cell office:value-type="float" office:value="0.331504">
                <text:p>0.3315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52881">
                <text:p>0.352881</text:p>
              </table:table-cell>
              <table:table-cell office:value-type="float" office:value="0.326383">
                <text:p>0.3263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552">
                <text:p>0.4552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83691">
                <text:p>0.183691</text:p>
              </table:table-cell>
              <table:table-cell office:value-type="float" office:value="0.308245">
                <text:p>0.3082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3999">
                <text:p>0.33999</text:p>
              </table:table-cell>
              <table:table-cell office:value-type="float" office:value="0.310853">
                <text:p>0.3108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48755">
                <text:p>0.448755</text:p>
              </table:table-cell>
              <table:table-cell office:value-type="float" office:value="0.310172">
                <text:p>0.3101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4502">
                <text:p>0.14502</text:p>
              </table:table-cell>
              <table:table-cell office:value-type="float" office:value="0.311803">
                <text:p>0.3118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45728">
                <text:p>0.245728</text:p>
              </table:table-cell>
              <table:table-cell office:value-type="float" office:value="0.316552">
                <text:p>0.3165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62451">
                <text:p>0.462451</text:p>
              </table:table-cell>
              <table:table-cell office:value-type="float" office:value="0.311529">
                <text:p>0.3115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28809">
                <text:p>0.228809</text:p>
              </table:table-cell>
              <table:table-cell office:value-type="float" office:value="0.304512">
                <text:p>0.3045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99707">
                <text:p>0.299707</text:p>
              </table:table-cell>
              <table:table-cell office:value-type="float" office:value="0.305469">
                <text:p>0.3054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52783">
                <text:p>0.452783</text:p>
              </table:table-cell>
              <table:table-cell office:value-type="float" office:value="0.306011">
                <text:p>0.3060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69897">
                <text:p>0.269897</text:p>
              </table:table-cell>
              <table:table-cell office:value-type="float" office:value="0.307949">
                <text:p>0.3079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23975">
                <text:p>0.223975</text:p>
              </table:table-cell>
              <table:table-cell office:value-type="float" office:value="0.315893">
                <text:p>0.3158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3667">
                <text:p>0.43667</text:p>
              </table:table-cell>
              <table:table-cell office:value-type="float" office:value="0.31928">
                <text:p>0.319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42505">
                <text:p>0.242505</text:p>
              </table:table-cell>
              <table:table-cell office:value-type="float" office:value="0.317888">
                <text:p>0.3178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81274">
                <text:p>0.181274</text:p>
              </table:table-cell>
              <table:table-cell office:value-type="float" office:value="0.318996">
                <text:p>0.3189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19751">
                <text:p>0.419751</text:p>
              </table:table-cell>
              <table:table-cell office:value-type="float" office:value="0.314858">
                <text:p>0.3148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41504">
                <text:p>0.441504</text:p>
              </table:table-cell>
              <table:table-cell office:value-type="float" office:value="0.305928">
                <text:p>0.3059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83691">
                <text:p>0.183691</text:p>
              </table:table-cell>
              <table:table-cell office:value-type="float" office:value="0.307363">
                <text:p>0.3073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35156">
                <text:p>0.335156</text:p>
              </table:table-cell>
              <table:table-cell office:value-type="float" office:value="0.315392">
                <text:p>0.3153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76953">
                <text:p>0.476953</text:p>
              </table:table-cell>
              <table:table-cell office:value-type="float" office:value="0.31687">
                <text:p>0.316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66675">
                <text:p>0.266675</text:p>
              </table:table-cell>
              <table:table-cell office:value-type="float" office:value="0.319539">
                <text:p>0.3195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8208">
                <text:p>0.18208</text:p>
              </table:table-cell>
              <table:table-cell office:value-type="float" office:value="0.328866">
                <text:p>0.3288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56909">
                <text:p>0.356909</text:p>
              </table:table-cell>
              <table:table-cell office:value-type="float" office:value="0.330945">
                <text:p>0.3309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59229">
                <text:p>0.459229</text:p>
              </table:table-cell>
              <table:table-cell office:value-type="float" office:value="0.322838">
                <text:p>0.3228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83691">
                <text:p>0.183691</text:p>
              </table:table-cell>
              <table:table-cell office:value-type="float" office:value="0.319888">
                <text:p>0.3198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68384">
                <text:p>0.168384</text:p>
              </table:table-cell>
              <table:table-cell office:value-type="float" office:value="0.323183">
                <text:p>0.3231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53687">
                <text:p>0.353687</text:p>
              </table:table-cell>
              <table:table-cell office:value-type="float" office:value="0.316856">
                <text:p>0.3168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69702">
                <text:p>0.469702</text:p>
              </table:table-cell>
              <table:table-cell office:value-type="float" office:value="0.302217">
                <text:p>0.3022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78857">
                <text:p>0.178857</text:p>
              </table:table-cell>
              <table:table-cell office:value-type="float" office:value="0.297461">
                <text:p>0.2974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03833">
                <text:p>0.203833</text:p>
              </table:table-cell>
              <table:table-cell office:value-type="float" office:value="0.302553">
                <text:p>0.3025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42407">
                <text:p>0.342407</text:p>
              </table:table-cell>
              <table:table-cell office:value-type="float" office:value="0.300591">
                <text:p>0.3005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43115">
                <text:p>0.443115</text:p>
              </table:table-cell>
              <table:table-cell office:value-type="float" office:value="0.291851">
                <text:p>0.2918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11694">
                <text:p>0.411694</text:p>
              </table:table-cell>
              <table:table-cell office:value-type="float" office:value="0.291331">
                <text:p>0.2913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40991">
                <text:p>0.140991</text:p>
              </table:table-cell>
              <table:table-cell office:value-type="float" office:value="0.304292">
                <text:p>0.3042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9165">
                <text:p>0.29165</text:p>
              </table:table-cell>
              <table:table-cell office:value-type="float" office:value="0.317229">
                <text:p>0.3172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56812">
                <text:p>0.456812</text:p>
              </table:table-cell>
              <table:table-cell office:value-type="float" office:value="0.316959">
                <text:p>0.3169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51172">
                <text:p>0.451172</text:p>
              </table:table-cell>
              <table:table-cell office:value-type="float" office:value="0.314415">
                <text:p>0.3144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20752">
                <text:p>0.220752</text:p>
              </table:table-cell>
              <table:table-cell office:value-type="float" office:value="0.324065">
                <text:p>0.3240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5791">
                <text:p>0.15791</text:p>
              </table:table-cell>
              <table:table-cell office:value-type="float" office:value="0.337662">
                <text:p>0.3376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85107">
                <text:p>0.385107</text:p>
              </table:table-cell>
              <table:table-cell office:value-type="float" office:value="0.337316">
                <text:p>0.3373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8501">
                <text:p>0.48501</text:p>
              </table:table-cell>
              <table:table-cell office:value-type="float" office:value="0.325235">
                <text:p>0.3252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04541">
                <text:p>0.304541</text:p>
              </table:table-cell>
              <table:table-cell office:value-type="float" office:value="0.321301">
                <text:p>0.3213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52271">
                <text:p>0.152271</text:p>
              </table:table-cell>
              <table:table-cell office:value-type="float" office:value="0.329456">
                <text:p>0.3294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65063">
                <text:p>0.265063</text:p>
              </table:table-cell>
              <table:table-cell office:value-type="float" office:value="0.332284">
                <text:p>0.3322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56006">
                <text:p>0.456006</text:p>
              </table:table-cell>
              <table:table-cell office:value-type="float" office:value="0.3213">
                <text:p>0.32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41504">
                <text:p>0.441504</text:p>
              </table:table-cell>
              <table:table-cell office:value-type="float" office:value="0.310796">
                <text:p>0.3107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36157">
                <text:p>0.136157</text:p>
              </table:table-cell>
              <table:table-cell office:value-type="float" office:value="0.315121">
                <text:p>0.3151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17529">
                <text:p>0.217529</text:p>
              </table:table-cell>
              <table:table-cell office:value-type="float" office:value="0.323668">
                <text:p>0.3236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04443">
                <text:p>0.404443</text:p>
              </table:table-cell>
              <table:table-cell office:value-type="float" office:value="0.318599">
                <text:p>0.3185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46338">
                <text:p>0.446338</text:p>
              </table:table-cell>
              <table:table-cell office:value-type="float" office:value="0.307331">
                <text:p>0.3073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61841">
                <text:p>0.261841</text:p>
              </table:table-cell>
              <table:table-cell office:value-type="float" office:value="0.30753">
                <text:p>0.307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70801">
                <text:p>0.170801</text:p>
              </table:table-cell>
              <table:table-cell office:value-type="float" office:value="0.316839">
                <text:p>0.3168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03735">
                <text:p>0.303735</text:p>
              </table:table-cell>
              <table:table-cell office:value-type="float" office:value="0.318809">
                <text:p>0.3188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48755">
                <text:p>0.448755</text:p>
              </table:table-cell>
              <table:table-cell office:value-type="float" office:value="0.309743">
                <text:p>0.3097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06055">
                <text:p>0.406055</text:p>
              </table:table-cell>
              <table:table-cell office:value-type="float" office:value="0.304121">
                <text:p>0.3041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45825">
                <text:p>0.145825</text:p>
              </table:table-cell>
              <table:table-cell office:value-type="float" office:value="0.31174">
                <text:p>0.311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3606">
                <text:p>0.23606</text:p>
              </table:table-cell>
              <table:table-cell office:value-type="float" office:value="0.320691">
                <text:p>0.3206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14111">
                <text:p>0.414111</text:p>
              </table:table-cell>
              <table:table-cell office:value-type="float" office:value="0.316256">
                <text:p>0.3162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71313">
                <text:p>0.471313</text:p>
              </table:table-cell>
              <table:table-cell office:value-type="float" office:value="0.307193">
                <text:p>0.3071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83691">
                <text:p>0.183691</text:p>
              </table:table-cell>
              <table:table-cell office:value-type="float" office:value="0.310455">
                <text:p>0.3104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68384">
                <text:p>0.168384</text:p>
              </table:table-cell>
              <table:table-cell office:value-type="float" office:value="0.320715">
                <text:p>0.3207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01318">
                <text:p>0.301318</text:p>
              </table:table-cell>
              <table:table-cell office:value-type="float" office:value="0.319088">
                <text:p>0.3190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22168">
                <text:p>0.422168</text:p>
              </table:table-cell>
              <table:table-cell office:value-type="float" office:value="0.305498">
                <text:p>0.3054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80981">
                <text:p>0.480981</text:p>
              </table:table-cell>
              <table:table-cell office:value-type="float" office:value="0.296749">
                <text:p>0.2967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64355">
                <text:p>0.164355</text:p>
              </table:table-cell>
              <table:table-cell office:value-type="float" office:value="0.303897">
                <text:p>0.3038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82886">
                <text:p>0.182886</text:p>
              </table:table-cell>
              <table:table-cell office:value-type="float" office:value="0.317393">
                <text:p>0.31739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44824">
                <text:p>0.344824</text:p>
              </table:table-cell>
              <table:table-cell office:value-type="float" office:value="0.317633">
                <text:p>0.3176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34253">
                <text:p>0.434253</text:p>
              </table:table-cell>
              <table:table-cell office:value-type="float" office:value="0.306782">
                <text:p>0.3067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09277">
                <text:p>0.409277</text:p>
              </table:table-cell>
              <table:table-cell office:value-type="float" office:value="0.302663">
                <text:p>0.3026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28101">
                <text:p>0.128101</text:p>
              </table:table-cell>
              <table:table-cell office:value-type="float" office:value="0.311756">
                <text:p>0.3117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44922">
                <text:p>0.244922</text:p>
              </table:table-cell>
              <table:table-cell office:value-type="float" office:value="0.32085">
                <text:p>0.320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68188">
                <text:p>0.368188</text:p>
              </table:table-cell>
              <table:table-cell office:value-type="float" office:value="0.315832">
                <text:p>0.3158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39087">
                <text:p>0.439087</text:p>
              </table:table-cell>
              <table:table-cell office:value-type="float" office:value="0.305191">
                <text:p>0.3051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86816">
                <text:p>0.286816</text:p>
              </table:table-cell>
              <table:table-cell office:value-type="float" office:value="0.30454">
                <text:p>0.304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20044">
                <text:p>0.120044</text:p>
              </table:table-cell>
              <table:table-cell office:value-type="float" office:value="0.312964">
                <text:p>0.3129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98901">
                <text:p>0.298901</text:p>
              </table:table-cell>
              <table:table-cell office:value-type="float" office:value="0.314619">
                <text:p>0.3146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35059">
                <text:p>0.435059</text:p>
              </table:table-cell>
              <table:table-cell office:value-type="float" office:value="0.30357">
                <text:p>0.303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698">
                <text:p>0.3698</text:p>
              </table:table-cell>
              <table:table-cell office:value-type="float" office:value="0.295404">
                <text:p>0.2954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36865">
                <text:p>0.236865</text:p>
              </table:table-cell>
              <table:table-cell office:value-type="float" office:value="0.300592">
                <text:p>0.30059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81274">
                <text:p>0.181274</text:p>
              </table:table-cell>
              <table:table-cell office:value-type="float" office:value="0.309496">
                <text:p>0.3094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85205">
                <text:p>0.285205</text:p>
              </table:table-cell>
              <table:table-cell office:value-type="float" office:value="0.308812">
                <text:p>0.3088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67285">
                <text:p>0.467285</text:p>
              </table:table-cell>
              <table:table-cell office:value-type="float" office:value="0.298672">
                <text:p>0.2986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57715">
                <text:p>0.357715</text:p>
              </table:table-cell>
              <table:table-cell office:value-type="float" office:value="0.293429">
                <text:p>0.29342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0625">
                <text:p>0.20625</text:p>
              </table:table-cell>
              <table:table-cell office:value-type="float" office:value="0.30163">
                <text:p>0.301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82886">
                <text:p>0.182886</text:p>
              </table:table-cell>
              <table:table-cell office:value-type="float" office:value="0.311557">
                <text:p>0.3115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0293">
                <text:p>0.30293</text:p>
              </table:table-cell>
              <table:table-cell office:value-type="float" office:value="0.309247">
                <text:p>0.3092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76953">
                <text:p>0.476953</text:p>
              </table:table-cell>
              <table:table-cell office:value-type="float" office:value="0.297834">
                <text:p>0.2978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41602">
                <text:p>0.341602</text:p>
              </table:table-cell>
              <table:table-cell office:value-type="float" office:value="0.29324">
                <text:p>0.293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7644">
                <text:p>0.17644</text:p>
              </table:table-cell>
              <table:table-cell office:value-type="float" office:value="0.302425">
                <text:p>0.3024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99805">
                <text:p>0.199805</text:p>
              </table:table-cell>
              <table:table-cell office:value-type="float" office:value="0.311383">
                <text:p>0.3113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89941">
                <text:p>0.389941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68091">
                <text:p>0.468091</text:p>
              </table:table-cell>
              <table:table-cell office:value-type="float" office:value="0.296989">
                <text:p>0.2969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28809">
                <text:p>0.228809</text:p>
              </table:table-cell>
              <table:table-cell office:value-type="float" office:value="0.298451">
                <text:p>0.2984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88525">
                <text:p>0.188525</text:p>
              </table:table-cell>
              <table:table-cell office:value-type="float" office:value="0.309397">
                <text:p>0.3093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6748">
                <text:p>0.26748</text:p>
              </table:table-cell>
              <table:table-cell office:value-type="float" office:value="0.312419">
                <text:p>0.3124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1814">
                <text:p>0.41814</text:p>
              </table:table-cell>
              <table:table-cell office:value-type="float" office:value="0.303736">
                <text:p>0.3037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54395">
                <text:p>0.454395</text:p>
              </table:table-cell>
              <table:table-cell office:value-type="float" office:value="0.296629">
                <text:p>0.2966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24072">
                <text:p>0.124072</text:p>
              </table:table-cell>
              <table:table-cell office:value-type="float" office:value="0.302844">
                <text:p>0.30284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19946">
                <text:p>0.219946</text:p>
              </table:table-cell>
              <table:table-cell office:value-type="float" office:value="0.313192">
                <text:p>0.3131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55298">
                <text:p>0.355298</text:p>
              </table:table-cell>
              <table:table-cell office:value-type="float" office:value="0.310101">
                <text:p>0.3101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25391">
                <text:p>0.425391</text:p>
              </table:table-cell>
              <table:table-cell office:value-type="float" office:value="0.299367">
                <text:p>0.2993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14917">
                <text:p>0.414917</text:p>
              </table:table-cell>
              <table:table-cell office:value-type="float" office:value="0.297512">
                <text:p>0.2975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24072">
                <text:p>0.124072</text:p>
              </table:table-cell>
              <table:table-cell office:value-type="float" office:value="0.308464">
                <text:p>0.3084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90039">
                <text:p>0.290039</text:p>
              </table:table-cell>
              <table:table-cell office:value-type="float" office:value="0.31897">
                <text:p>0.318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3667">
                <text:p>0.43667</text:p>
              </table:table-cell>
              <table:table-cell office:value-type="float" office:value="0.316182">
                <text:p>0.3161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51978">
                <text:p>0.451978</text:p>
              </table:table-cell>
              <table:table-cell office:value-type="float" office:value="0.311123">
                <text:p>0.31112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72314">
                <text:p>0.272314</text:p>
              </table:table-cell>
              <table:table-cell office:value-type="float" office:value="0.318519">
                <text:p>0.3185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23267">
                <text:p>0.123267</text:p>
              </table:table-cell>
              <table:table-cell office:value-type="float" office:value="0.332333">
                <text:p>0.3323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33545">
                <text:p>0.333545</text:p>
              </table:table-cell>
              <table:table-cell office:value-type="float" office:value="0.334635">
                <text:p>0.33463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52783">
                <text:p>0.452783</text:p>
              </table:table-cell>
              <table:table-cell office:value-type="float" office:value="0.322478">
                <text:p>0.3224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77856">
                <text:p>0.377856</text:p>
              </table:table-cell>
              <table:table-cell office:value-type="float" office:value="0.314069">
                <text:p>0.31406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95776">
                <text:p>0.195776</text:p>
              </table:table-cell>
              <table:table-cell office:value-type="float" office:value="0.319214">
                <text:p>0.3192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86914">
                <text:p>0.186914</text:p>
              </table:table-cell>
              <table:table-cell office:value-type="float" office:value="0.325815">
                <text:p>0.3258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48047">
                <text:p>0.348047</text:p>
              </table:table-cell>
              <table:table-cell office:value-type="float" office:value="0.320055">
                <text:p>0.3200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6084">
                <text:p>0.46084</text:p>
              </table:table-cell>
              <table:table-cell office:value-type="float" office:value="0.306604">
                <text:p>0.3066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22266">
                <text:p>0.322266</text:p>
              </table:table-cell>
              <table:table-cell office:value-type="float" office:value="0.302013">
                <text:p>0.3020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36865">
                <text:p>0.236865</text:p>
              </table:table-cell>
              <table:table-cell office:value-type="float" office:value="0.310044">
                <text:p>0.31004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97388">
                <text:p>0.197388</text:p>
              </table:table-cell>
              <table:table-cell office:value-type="float" office:value="0.317635">
                <text:p>0.3176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49658">
                <text:p>0.349658</text:p>
              </table:table-cell>
              <table:table-cell office:value-type="float" office:value="0.314398">
                <text:p>0.3143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89844">
                <text:p>0.489844</text:p>
              </table:table-cell>
              <table:table-cell office:value-type="float" office:value="0.304832">
                <text:p>0.3048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19849">
                <text:p>0.319849</text:p>
              </table:table-cell>
              <table:table-cell office:value-type="float" office:value="0.303909">
                <text:p>0.30390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22461">
                <text:p>0.122461</text:p>
              </table:table-cell>
              <table:table-cell office:value-type="float" office:value="0.315476">
                <text:p>0.31547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78857">
                <text:p>0.178857</text:p>
              </table:table-cell>
              <table:table-cell office:value-type="float" office:value="0.322019">
                <text:p>0.3220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36768">
                <text:p>0.336768</text:p>
              </table:table-cell>
              <table:table-cell office:value-type="float" office:value="0.310721">
                <text:p>0.3107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74536">
                <text:p>0.474536</text:p>
              </table:table-cell>
              <table:table-cell office:value-type="float" office:value="0.292251">
                <text:p>0.2922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698">
                <text:p>0.3698</text:p>
              </table:table-cell>
              <table:table-cell office:value-type="float" office:value="0.285842">
                <text:p>0.2858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49048">
                <text:p>0.149048</text:p>
              </table:table-cell>
              <table:table-cell office:value-type="float" office:value="0.296382">
                <text:p>0.29638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72412">
                <text:p>0.172412</text:p>
              </table:table-cell>
              <table:table-cell office:value-type="float" office:value="0.307547">
                <text:p>0.30754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0686">
                <text:p>0.40686</text:p>
              </table:table-cell>
              <table:table-cell office:value-type="float" office:value="0.303269">
                <text:p>0.3032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7937">
                <text:p>0.47937</text:p>
              </table:table-cell>
              <table:table-cell office:value-type="float" office:value="0.292087">
                <text:p>0.29208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29614">
                <text:p>0.229614</text:p>
              </table:table-cell>
              <table:table-cell office:value-type="float" office:value="0.293833">
                <text:p>0.2938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3938">
                <text:p>0.13938</text:p>
              </table:table-cell>
              <table:table-cell office:value-type="float" office:value="0.306583">
                <text:p>0.30658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8772">
                <text:p>0.18772</text:p>
              </table:table-cell>
              <table:table-cell office:value-type="float" office:value="0.309965">
                <text:p>0.3099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61743">
                <text:p>0.361743</text:p>
              </table:table-cell>
              <table:table-cell office:value-type="float" office:value="0.296827">
                <text:p>0.29682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61646">
                <text:p>0.461646</text:p>
              </table:table-cell>
              <table:table-cell office:value-type="float" office:value="0.280487">
                <text:p>0.2804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02832">
                <text:p>0.402832</text:p>
              </table:table-cell>
              <table:table-cell office:value-type="float" office:value="0.277918">
                <text:p>0.27791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77954">
                <text:p>0.277954</text:p>
              </table:table-cell>
              <table:table-cell office:value-type="float" office:value="0.292495">
                <text:p>0.2924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29712">
                <text:p>0.129712</text:p>
              </table:table-cell>
              <table:table-cell office:value-type="float" office:value="0.311539">
                <text:p>0.31153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99805">
                <text:p>0.199805</text:p>
              </table:table-cell>
              <table:table-cell office:value-type="float" office:value="0.31835">
                <text:p>0.318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41602">
                <text:p>0.341602</text:p>
              </table:table-cell>
              <table:table-cell office:value-type="float" office:value="0.307438">
                <text:p>0.3074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58423">
                <text:p>0.458423</text:p>
              </table:table-cell>
              <table:table-cell office:value-type="float" office:value="0.291064">
                <text:p>0.2910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07666">
                <text:p>0.407666</text:p>
              </table:table-cell>
              <table:table-cell office:value-type="float" office:value="0.286421">
                <text:p>0.2864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90137">
                <text:p>0.190137</text:p>
              </table:table-cell>
              <table:table-cell office:value-type="float" office:value="0.298228">
                <text:p>0.2982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81274">
                <text:p>0.181274</text:p>
              </table:table-cell>
              <table:table-cell office:value-type="float" office:value="0.312736">
                <text:p>0.3127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46533">
                <text:p>0.246533</text:p>
              </table:table-cell>
              <table:table-cell office:value-type="float" office:value="0.313434">
                <text:p>0.31343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65771">
                <text:p>0.365771</text:p>
              </table:table-cell>
              <table:table-cell office:value-type="float" office:value="0.301208">
                <text:p>0.30120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466479">
                <text:p>0.466479</text:p>
              </table:table-cell>
              <table:table-cell office:value-type="float" office:value="0.289472">
                <text:p>0.28947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11694">
                <text:p>0.411694</text:p>
              </table:table-cell>
              <table:table-cell office:value-type="float" office:value="0.290603">
                <text:p>0.29060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66675">
                <text:p>0.266675</text:p>
              </table:table-cell>
              <table:table-cell office:value-type="float" office:value="0.306568">
                <text:p>0.3065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18433">
                <text:p>0.118433</text:p>
              </table:table-cell>
              <table:table-cell office:value-type="float" office:value="0.325173">
                <text:p>0.32517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64258">
                <text:p>0.264258</text:p>
              </table:table-cell>
              <table:table-cell office:value-type="float" office:value="0.329512">
                <text:p>0.3295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42407">
                <text:p>0.342407</text:p>
              </table:table-cell>
              <table:table-cell office:value-type="float" office:value="0.316761">
                <text:p>0.31676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57617">
                <text:p>0.457617</text:p>
              </table:table-cell>
              <table:table-cell office:value-type="float" office:value="0.301566">
                <text:p>0.30156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449561">
                <text:p>0.449561</text:p>
              </table:table-cell>
              <table:table-cell office:value-type="float" office:value="0.298267">
                <text:p>0.2982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55396">
                <text:p>0.255396</text:p>
              </table:table-cell>
              <table:table-cell office:value-type="float" office:value="0.310688">
                <text:p>0.3106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77246">
                <text:p>0.177246</text:p>
              </table:table-cell>
              <table:table-cell office:value-type="float" office:value="0.328302">
                <text:p>0.3283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92456">
                <text:p>0.292456</text:p>
              </table:table-cell>
              <table:table-cell office:value-type="float" office:value="0.333779">
                <text:p>0.33377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58423">
                <text:p>0.458423</text:p>
              </table:table-cell>
              <table:table-cell office:value-type="float" office:value="0.324969">
                <text:p>0.32496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57617">
                <text:p>0.457617</text:p>
              </table:table-cell>
              <table:table-cell office:value-type="float" office:value="0.317622">
                <text:p>0.31762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08667">
                <text:p>0.208667</text:p>
              </table:table-cell>
              <table:table-cell office:value-type="float" office:value="0.324388">
                <text:p>0.3243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57104">
                <text:p>0.157104</text:p>
              </table:table-cell>
              <table:table-cell office:value-type="float" office:value="0.336323">
                <text:p>0.3363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28809">
                <text:p>0.228809</text:p>
              </table:table-cell>
              <table:table-cell office:value-type="float" office:value="0.334635">
                <text:p>0.33463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18237">
                <text:p>0.318237</text:p>
              </table:table-cell>
              <table:table-cell office:value-type="float" office:value="0.317322">
                <text:p>0.3173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04443">
                <text:p>0.404443</text:p>
              </table:table-cell>
              <table:table-cell office:value-type="float" office:value="0.297818">
                <text:p>0.2978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441504">
                <text:p>0.441504</text:p>
              </table:table-cell>
              <table:table-cell office:value-type="float" office:value="0.288588">
                <text:p>0.2885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77051">
                <text:p>0.377051</text:p>
              </table:table-cell>
              <table:table-cell office:value-type="float" office:value="0.294746">
                <text:p>0.29474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48242">
                <text:p>0.148242</text:p>
              </table:table-cell>
              <table:table-cell office:value-type="float" office:value="0.311921">
                <text:p>0.3119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20752">
                <text:p>0.220752</text:p>
              </table:table-cell>
              <table:table-cell office:value-type="float" office:value="0.324709">
                <text:p>0.32470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35156">
                <text:p>0.335156</text:p>
              </table:table-cell>
              <table:table-cell office:value-type="float" office:value="0.320977">
                <text:p>0.32097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04443">
                <text:p>0.404443</text:p>
              </table:table-cell>
              <table:table-cell office:value-type="float" office:value="0.308813">
                <text:p>0.3088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507568">
                <text:p>0.507568</text:p>
              </table:table-cell>
              <table:table-cell office:value-type="float" office:value="0.303383">
                <text:p>0.30338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287622">
                <text:p>0.287622</text:p>
              </table:table-cell>
              <table:table-cell office:value-type="float" office:value="0.312439">
                <text:p>0.31243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45825">
                <text:p>0.145825</text:p>
              </table:table-cell>
              <table:table-cell office:value-type="float" office:value="0.330528">
                <text:p>0.3305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94165">
                <text:p>0.194165</text:p>
              </table:table-cell>
              <table:table-cell office:value-type="float" office:value="0.338574">
                <text:p>0.33857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17432">
                <text:p>0.317432</text:p>
              </table:table-cell>
              <table:table-cell office:value-type="float" office:value="0.327144">
                <text:p>0.3271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16528">
                <text:p>0.416528</text:p>
              </table:table-cell>
              <table:table-cell office:value-type="float" office:value="0.307731">
                <text:p>0.30773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56006">
                <text:p>0.456006</text:p>
              </table:table-cell>
              <table:table-cell office:value-type="float" office:value="0.296776">
                <text:p>0.29677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27905">
                <text:p>0.327905</text:p>
              </table:table-cell>
              <table:table-cell office:value-type="float" office:value="0.302065">
                <text:p>0.3020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40186">
                <text:p>0.140186</text:p>
              </table:table-cell>
              <table:table-cell office:value-type="float" office:value="0.317688">
                <text:p>0.3176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78857">
                <text:p>0.178857</text:p>
              </table:table-cell>
              <table:table-cell office:value-type="float" office:value="0.326365">
                <text:p>0.32636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82886">
                <text:p>0.182886</text:p>
              </table:table-cell>
              <table:table-cell office:value-type="float" office:value="0.317048">
                <text:p>0.31704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5127">
                <text:p>0.35127</text:p>
              </table:table-cell>
              <table:table-cell office:value-type="float" office:value="0.295236">
                <text:p>0.2952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435864">
                <text:p>0.435864</text:p>
              </table:table-cell>
              <table:table-cell office:value-type="float" office:value="0.274523">
                <text:p>0.2745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445532">
                <text:p>0.445532</text:p>
              </table:table-cell>
              <table:table-cell office:value-type="float" office:value="0.268613">
                <text:p>0.2686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54492">
                <text:p>0.354492</text:p>
              </table:table-cell>
              <table:table-cell office:value-type="float" office:value="0.28173">
                <text:p>0.2817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46533">
                <text:p>0.246533</text:p>
              </table:table-cell>
              <table:table-cell office:value-type="float" office:value="0.30491">
                <text:p>0.3049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42603">
                <text:p>0.142603</text:p>
              </table:table-cell>
              <table:table-cell office:value-type="float" office:value="0.323602">
                <text:p>0.32360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99805">
                <text:p>0.199805</text:p>
              </table:table-cell>
              <table:table-cell office:value-type="float" office:value="0.326123">
                <text:p>0.32612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698">
                <text:p>0.3698</text:p>
              </table:table-cell>
              <table:table-cell office:value-type="float" office:value="0.311669">
                <text:p>0.31166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27002">
                <text:p>0.427002</text:p>
              </table:table-cell>
              <table:table-cell office:value-type="float" office:value="0.293891">
                <text:p>0.2938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40698">
                <text:p>0.440698</text:p>
              </table:table-cell>
              <table:table-cell office:value-type="float" office:value="0.288803">
                <text:p>0.2888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447949">
                <text:p>0.447949</text:p>
              </table:table-cell>
              <table:table-cell office:value-type="float" office:value="0.300042">
                <text:p>0.30004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80469">
                <text:p>0.180469</text:p>
              </table:table-cell>
              <table:table-cell office:value-type="float" office:value="0.322171">
                <text:p>0.32217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51465">
                <text:p>0.151465</text:p>
              </table:table-cell>
              <table:table-cell office:value-type="float" office:value="0.34155">
                <text:p>0.3415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15918">
                <text:p>0.215918</text:p>
              </table:table-cell>
              <table:table-cell office:value-type="float" office:value="0.341651">
                <text:p>0.3416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13403">
                <text:p>0.313403</text:p>
              </table:table-cell>
              <table:table-cell office:value-type="float" office:value="0.323146">
                <text:p>0.3231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02832">
                <text:p>0.402832</text:p>
              </table:table-cell>
              <table:table-cell office:value-type="float" office:value="0.301283">
                <text:p>0.30128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43667">
                <text:p>0.43667</text:p>
              </table:table-cell>
              <table:table-cell office:value-type="float" office:value="0.289609">
                <text:p>0.28960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57715">
                <text:p>0.357715</text:p>
              </table:table-cell>
              <table:table-cell office:value-type="float" office:value="0.293859">
                <text:p>0.29385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26489">
                <text:p>0.126489</text:p>
              </table:table-cell>
              <table:table-cell office:value-type="float" office:value="0.30916">
                <text:p>0.309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86108">
                <text:p>0.186108</text:p>
              </table:table-cell>
              <table:table-cell office:value-type="float" office:value="0.319336">
                <text:p>0.31933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61035">
                <text:p>0.261035</text:p>
              </table:table-cell>
              <table:table-cell office:value-type="float" office:value="0.311953">
                <text:p>0.31195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32739">
                <text:p>0.332739</text:p>
              </table:table-cell>
              <table:table-cell office:value-type="float" office:value="0.294046">
                <text:p>0.29404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6084">
                <text:p>0.46084</text:p>
              </table:table-cell>
              <table:table-cell office:value-type="float" office:value="0.279795">
                <text:p>0.2797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423779">
                <text:p>0.423779</text:p>
              </table:table-cell>
              <table:table-cell office:value-type="float" office:value="0.278936">
                <text:p>0.27893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698">
                <text:p>0.3698</text:p>
              </table:table-cell>
              <table:table-cell office:value-type="float" office:value="0.294134">
                <text:p>0.29413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25684">
                <text:p>0.125684</text:p>
              </table:table-cell>
              <table:table-cell office:value-type="float" office:value="0.317067">
                <text:p>0.3170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50659">
                <text:p>0.150659</text:p>
              </table:table-cell>
              <table:table-cell office:value-type="float" office:value="0.331133">
                <text:p>0.3311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52979">
                <text:p>0.252979</text:p>
              </table:table-cell>
              <table:table-cell office:value-type="float" office:value="0.324021">
                <text:p>0.32402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23877">
                <text:p>0.323877</text:p>
              </table:table-cell>
              <table:table-cell office:value-type="float" office:value="0.302708">
                <text:p>0.3027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33447">
                <text:p>0.433447</text:p>
              </table:table-cell>
              <table:table-cell office:value-type="float" office:value="0.283808">
                <text:p>0.28380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40698">
                <text:p>0.440698</text:p>
              </table:table-cell>
              <table:table-cell office:value-type="float" office:value="0.27829">
                <text:p>0.2782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89941">
                <text:p>0.389941</text:p>
              </table:table-cell>
              <table:table-cell office:value-type="float" office:value="0.289525">
                <text:p>0.2895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49048">
                <text:p>0.149048</text:p>
              </table:table-cell>
              <table:table-cell office:value-type="float" office:value="0.311385">
                <text:p>0.31138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207861">
                <text:p>0.207861</text:p>
              </table:table-cell>
              <table:table-cell office:value-type="float" office:value="0.3277">
                <text:p>0.327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00513">
                <text:p>0.300513</text:p>
              </table:table-cell>
              <table:table-cell office:value-type="float" office:value="0.325751">
                <text:p>0.32575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94775">
                <text:p>0.394775</text:p>
              </table:table-cell>
              <table:table-cell office:value-type="float" office:value="0.312438">
                <text:p>0.3124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475342">
                <text:p>0.475342</text:p>
              </table:table-cell>
              <table:table-cell office:value-type="float" office:value="0.303372">
                <text:p>0.30337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43103">
                <text:p>0.43103</text:p>
              </table:table-cell>
              <table:table-cell office:value-type="float" office:value="0.30789">
                <text:p>0.3078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253784">
                <text:p>0.253784</text:p>
              </table:table-cell>
              <table:table-cell office:value-type="float" office:value="0.32576">
                <text:p>0.325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27295">
                <text:p>0.127295</text:p>
              </table:table-cell>
              <table:table-cell office:value-type="float" office:value="0.344309">
                <text:p>0.34430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273926">
                <text:p>0.273926</text:p>
              </table:table-cell>
              <table:table-cell office:value-type="float" office:value="0.346552">
                <text:p>0.3465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41699">
                <text:p>0.241699</text:p>
              </table:table-cell>
              <table:table-cell office:value-type="float" office:value="0.331076">
                <text:p>0.3310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50464">
                <text:p>0.350464</text:p>
              </table:table-cell>
              <table:table-cell office:value-type="float" office:value="0.310664">
                <text:p>0.31066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29419">
                <text:p>0.429419</text:p>
              </table:table-cell>
              <table:table-cell office:value-type="float" office:value="0.29496">
                <text:p>0.2949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60034">
                <text:p>0.460034</text:p>
              </table:table-cell>
              <table:table-cell office:value-type="float" office:value="0.291129">
                <text:p>0.29112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8833">
                <text:p>0.38833</text:p>
              </table:table-cell>
              <table:table-cell office:value-type="float" office:value="0.302981">
                <text:p>0.30298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281177">
                <text:p>0.281177</text:p>
              </table:table-cell>
              <table:table-cell office:value-type="float" office:value="0.324623">
                <text:p>0.32462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67578">
                <text:p>0.167578</text:p>
              </table:table-cell>
              <table:table-cell office:value-type="float" office:value="0.343472">
                <text:p>0.34347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65967">
                <text:p>0.165967</text:p>
              </table:table-cell>
              <table:table-cell office:value-type="float" office:value="0.347443">
                <text:p>0.34744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03735">
                <text:p>0.303735</text:p>
              </table:table-cell>
              <table:table-cell office:value-type="float" office:value="0.332878">
                <text:p>0.33287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298096">
                <text:p>0.298096</text:p>
              </table:table-cell>
              <table:table-cell office:value-type="float" office:value="0.309641">
                <text:p>0.3096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00415">
                <text:p>0.400415</text:p>
              </table:table-cell>
              <table:table-cell office:value-type="float" office:value="0.291375">
                <text:p>0.2913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47949">
                <text:p>0.447949</text:p>
              </table:table-cell>
              <table:table-cell office:value-type="float" office:value="0.284445">
                <text:p>0.2844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13306">
                <text:p>0.413306</text:p>
              </table:table-cell>
              <table:table-cell office:value-type="float" office:value="0.291808">
                <text:p>0.2918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29165">
                <text:p>0.29165</text:p>
              </table:table-cell>
              <table:table-cell office:value-type="float" office:value="0.311276">
                <text:p>0.31127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61938">
                <text:p>0.161938</text:p>
              </table:table-cell>
              <table:table-cell office:value-type="float" office:value="0.331681">
                <text:p>0.33168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259424">
                <text:p>0.259424</text:p>
              </table:table-cell>
              <table:table-cell office:value-type="float" office:value="0.339002">
                <text:p>0.3390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257812">
                <text:p>0.257812</text:p>
              </table:table-cell>
              <table:table-cell office:value-type="float" office:value="0.329929">
                <text:p>0.3299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77051">
                <text:p>0.377051</text:p>
              </table:table-cell>
              <table:table-cell office:value-type="float" office:value="0.314011">
                <text:p>0.3140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52783">
                <text:p>0.452783</text:p>
              </table:table-cell>
              <table:table-cell office:value-type="float" office:value="0.301805">
                <text:p>0.3018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11694">
                <text:p>0.411694</text:p>
              </table:table-cell>
              <table:table-cell office:value-type="float" office:value="0.301848">
                <text:p>0.30184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304541">
                <text:p>0.304541</text:p>
              </table:table-cell>
              <table:table-cell office:value-type="float" office:value="0.315473">
                <text:p>0.31547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127295">
                <text:p>0.127295</text:p>
              </table:table-cell>
              <table:table-cell office:value-type="float" office:value="0.332387">
                <text:p>0.33238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51465">
                <text:p>0.151465</text:p>
              </table:table-cell>
              <table:table-cell office:value-type="float" office:value="0.337286">
                <text:p>0.33728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41699">
                <text:p>0.241699</text:p>
              </table:table-cell>
              <table:table-cell office:value-type="float" office:value="0.322401">
                <text:p>0.3224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70605">
                <text:p>0.370605</text:p>
              </table:table-cell>
              <table:table-cell office:value-type="float" office:value="0.296481">
                <text:p>0.29648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125">
                <text:p>0.4125</text:p>
              </table:table-cell>
              <table:table-cell office:value-type="float" office:value="0.276269">
                <text:p>0.27626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44727">
                <text:p>0.444727</text:p>
              </table:table-cell>
              <table:table-cell office:value-type="float" office:value="0.272525">
                <text:p>0.2725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7373">
                <text:p>0.47373</text:p>
              </table:table-cell>
              <table:table-cell office:value-type="float" office:value="0.285692">
                <text:p>0.28569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279565">
                <text:p>0.279565</text:p>
              </table:table-cell>
              <table:table-cell office:value-type="float" office:value="0.311091">
                <text:p>0.31109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188525">
                <text:p>0.188525</text:p>
              </table:table-cell>
              <table:table-cell office:value-type="float" office:value="0.337937">
                <text:p>0.33793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174829">
                <text:p>0.174829</text:p>
              </table:table-cell>
              <table:table-cell office:value-type="float" office:value="0.350095">
                <text:p>0.35009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60229">
                <text:p>0.260229</text:p>
              </table:table-cell>
              <table:table-cell office:value-type="float" office:value="0.341409">
                <text:p>0.34140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234448">
                <text:p>0.234448</text:p>
              </table:table-cell>
              <table:table-cell office:value-type="float" office:value="0.320536">
                <text:p>0.3205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74634">
                <text:p>0.374634</text:p>
              </table:table-cell>
              <table:table-cell office:value-type="float" office:value="0.298492">
                <text:p>0.29849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35059">
                <text:p>0.435059</text:p>
              </table:table-cell>
              <table:table-cell office:value-type="float" office:value="0.283073">
                <text:p>0.28307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43115">
                <text:p>0.443115</text:p>
              </table:table-cell>
              <table:table-cell office:value-type="float" office:value="0.282036">
                <text:p>0.2820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11694">
                <text:p>0.411694</text:p>
              </table:table-cell>
              <table:table-cell office:value-type="float" office:value="0.297057">
                <text:p>0.29705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91748">
                <text:p>0.191748</text:p>
              </table:table-cell>
              <table:table-cell office:value-type="float" office:value="0.321086">
                <text:p>0.32108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217529">
                <text:p>0.217529</text:p>
              </table:table-cell>
              <table:table-cell office:value-type="float" office:value="0.340064">
                <text:p>0.3400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71606">
                <text:p>0.171606</text:p>
              </table:table-cell>
              <table:table-cell office:value-type="float" office:value="0.341555">
                <text:p>0.3415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53784">
                <text:p>0.253784</text:p>
              </table:table-cell>
              <table:table-cell office:value-type="float" office:value="0.326634">
                <text:p>0.3266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20654">
                <text:p>0.320654</text:p>
              </table:table-cell>
              <table:table-cell office:value-type="float" office:value="0.304199">
                <text:p>0.30419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15723">
                <text:p>0.415723</text:p>
              </table:table-cell>
              <table:table-cell office:value-type="float" office:value="0.285013">
                <text:p>0.2850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75342">
                <text:p>0.475342</text:p>
              </table:table-cell>
              <table:table-cell office:value-type="float" office:value="0.278543">
                <text:p>0.27854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3103">
                <text:p>0.43103</text:p>
              </table:table-cell>
              <table:table-cell office:value-type="float" office:value="0.289079">
                <text:p>0.28907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19849">
                <text:p>0.319849</text:p>
              </table:table-cell>
              <table:table-cell office:value-type="float" office:value="0.313161">
                <text:p>0.31316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23267">
                <text:p>0.123267</text:p>
              </table:table-cell>
              <table:table-cell office:value-type="float" office:value="0.338602">
                <text:p>0.3386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203833">
                <text:p>0.203833</text:p>
              </table:table-cell>
              <table:table-cell office:value-type="float" office:value="0.349094">
                <text:p>0.34909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261841">
                <text:p>0.261841</text:p>
              </table:table-cell>
              <table:table-cell office:value-type="float" office:value="0.337839">
                <text:p>0.33783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298096">
                <text:p>0.298096</text:p>
              </table:table-cell>
              <table:table-cell office:value-type="float" office:value="0.315697">
                <text:p>0.31569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35864">
                <text:p>0.435864</text:p>
              </table:table-cell>
              <table:table-cell office:value-type="float" office:value="0.296121">
                <text:p>0.29612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23779">
                <text:p>0.423779</text:p>
              </table:table-cell>
              <table:table-cell office:value-type="float" office:value="0.287714">
                <text:p>0.28771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07764">
                <text:p>0.307764</text:p>
              </table:table-cell>
              <table:table-cell office:value-type="float" office:value="0.295146">
                <text:p>0.29514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16821">
                <text:p>0.116821</text:p>
              </table:table-cell>
              <table:table-cell office:value-type="float" office:value="0.310981">
                <text:p>0.31098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94971">
                <text:p>0.194971</text:p>
              </table:table-cell>
              <table:table-cell office:value-type="float" office:value="0.317856">
                <text:p>0.31785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282788">
                <text:p>0.282788</text:p>
              </table:table-cell>
              <table:table-cell office:value-type="float" office:value="0.307015">
                <text:p>0.3070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90747">
                <text:p>0.390747</text:p>
              </table:table-cell>
              <table:table-cell office:value-type="float" office:value="0.28846">
                <text:p>0.2884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76953">
                <text:p>0.476953</text:p>
              </table:table-cell>
              <table:table-cell office:value-type="float" office:value="0.277529">
                <text:p>0.27752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10889">
                <text:p>0.410889</text:p>
              </table:table-cell>
              <table:table-cell office:value-type="float" office:value="0.283158">
                <text:p>0.28315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232031">
                <text:p>0.232031</text:p>
              </table:table-cell>
              <table:table-cell office:value-type="float" office:value="0.303849">
                <text:p>0.30384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48242">
                <text:p>0.148242</text:p>
              </table:table-cell>
              <table:table-cell office:value-type="float" office:value="0.324812">
                <text:p>0.3248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280371">
                <text:p>0.280371</text:p>
              </table:table-cell>
              <table:table-cell office:value-type="float" office:value="0.329454">
                <text:p>0.32945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317432">
                <text:p>0.317432</text:p>
              </table:table-cell>
              <table:table-cell office:value-type="float" office:value="0.318031">
                <text:p>0.31803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27808">
                <text:p>0.427808</text:p>
              </table:table-cell>
              <table:table-cell office:value-type="float" office:value="0.304507">
                <text:p>0.30450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77759">
                <text:p>0.477759</text:p>
              </table:table-cell>
              <table:table-cell office:value-type="float" office:value="0.300087">
                <text:p>0.30008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14111">
                <text:p>0.414111</text:p>
              </table:table-cell>
              <table:table-cell office:value-type="float" office:value="0.310078">
                <text:p>0.31007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253784">
                <text:p>0.253784</text:p>
              </table:table-cell>
              <table:table-cell office:value-type="float" office:value="0.331499">
                <text:p>0.33149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22461">
                <text:p>0.122461</text:p>
              </table:table-cell>
              <table:table-cell office:value-type="float" office:value="0.350619">
                <text:p>0.35061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223975">
                <text:p>0.223975</text:p>
              </table:table-cell>
              <table:table-cell office:value-type="float" office:value="0.351887">
                <text:p>0.35188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89331">
                <text:p>0.189331</text:p>
              </table:table-cell>
              <table:table-cell office:value-type="float" office:value="0.333582">
                <text:p>0.33358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04541">
                <text:p>0.304541</text:p>
              </table:table-cell>
              <table:table-cell office:value-type="float" office:value="0.306852">
                <text:p>0.30685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75439">
                <text:p>0.375439</text:p>
              </table:table-cell>
              <table:table-cell office:value-type="float" office:value="0.282272">
                <text:p>0.28227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64062">
                <text:p>0.464062</text:p>
              </table:table-cell>
              <table:table-cell office:value-type="float" office:value="0.269121">
                <text:p>0.26912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32642">
                <text:p>0.432642</text:p>
              </table:table-cell>
              <table:table-cell office:value-type="float" office:value="0.273779">
                <text:p>0.27377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246533">
                <text:p>0.246533</text:p>
              </table:table-cell>
              <table:table-cell office:value-type="float" office:value="0.294407">
                <text:p>0.29440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7644">
                <text:p>0.17644</text:p>
              </table:table-cell>
              <table:table-cell office:value-type="float" office:value="0.317641">
                <text:p>0.3176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75635">
                <text:p>0.175635</text:p>
              </table:table-cell>
              <table:table-cell office:value-type="float" office:value="0.326617">
                <text:p>0.32661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05347">
                <text:p>0.305347</text:p>
              </table:table-cell>
              <table:table-cell office:value-type="float" office:value="0.317106">
                <text:p>0.31710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336768">
                <text:p>0.336768</text:p>
              </table:table-cell>
              <table:table-cell office:value-type="float" office:value="0.299423">
                <text:p>0.2994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38281">
                <text:p>0.438281</text:p>
              </table:table-cell>
              <table:table-cell office:value-type="float" office:value="0.286993">
                <text:p>0.28699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7937">
                <text:p>0.47937</text:p>
              </table:table-cell>
              <table:table-cell office:value-type="float" office:value="0.287232">
                <text:p>0.28723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55298">
                <text:p>0.355298</text:p>
              </table:table-cell>
              <table:table-cell office:value-type="float" office:value="0.302557">
                <text:p>0.30255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29165">
                <text:p>0.29165</text:p>
              </table:table-cell>
              <table:table-cell office:value-type="float" office:value="0.326688">
                <text:p>0.32668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24878">
                <text:p>0.124878</text:p>
              </table:table-cell>
              <table:table-cell office:value-type="float" office:value="0.345759">
                <text:p>0.34575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94971">
                <text:p>0.194971</text:p>
              </table:table-cell>
              <table:table-cell office:value-type="float" office:value="0.348077">
                <text:p>0.34807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314209">
                <text:p>0.314209</text:p>
              </table:table-cell>
              <table:table-cell office:value-type="float" office:value="0.331193">
                <text:p>0.33119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32227">
                <text:p>0.032227</text:p>
              </table:table-cell>
              <table:table-cell office:value-type="float" office:value="0.3075">
                <text:p>0.30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99097">
                <text:p>0.099097</text:p>
              </table:table-cell>
              <table:table-cell office:value-type="float" office:value="0.283179">
                <text:p>0.28317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64453">
                <text:p>0.064453</text:p>
              </table:table-cell>
              <table:table-cell office:value-type="float" office:value="0.250685">
                <text:p>0.25068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251367">
                <text:p>0.251367</text:p>
              </table:table-cell>
              <table:table-cell office:value-type="float" office:value="0.211905">
                <text:p>0.2119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73315">
                <text:p>0.073315</text:p>
              </table:table-cell>
              <table:table-cell office:value-type="float" office:value="0.178907">
                <text:p>0.17890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32227">
                <text:p>0.032227</text:p>
              </table:table-cell>
              <table:table-cell office:value-type="float" office:value="0.157455">
                <text:p>0.15745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35449">
                <text:p>0.035449</text:p>
              </table:table-cell>
              <table:table-cell office:value-type="float" office:value="0.13932">
                <text:p>0.1393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30615">
                <text:p>0.030615</text:p>
              </table:table-cell>
              <table:table-cell office:value-type="float" office:value="0.117986">
                <text:p>0.11798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2981">
                <text:p>0.02981</text:p>
              </table:table-cell>
              <table:table-cell office:value-type="float" office:value="0.09605">
                <text:p>0.0960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25781">
                <text:p>0.025781</text:p>
              </table:table-cell>
              <table:table-cell office:value-type="float" office:value="0.076001">
                <text:p>0.07600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29004">
                <text:p>0.029004</text:p>
              </table:table-cell>
              <table:table-cell office:value-type="float" office:value="0.059002">
                <text:p>0.05900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31421">
                <text:p>0.031421</text:p>
              </table:table-cell>
              <table:table-cell office:value-type="float" office:value="0.045529">
                <text:p>0.04552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30615">
                <text:p>0.030615</text:p>
              </table:table-cell>
              <table:table-cell office:value-type="float" office:value="0.035761">
                <text:p>0.03576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458">
                <text:p>0.0294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2981">
                <text:p>0.02981</text:p>
              </table:table-cell>
              <table:table-cell office:value-type="float" office:value="0.025959">
                <text:p>0.02595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2981">
                <text:p>0.02981</text:p>
              </table:table-cell>
              <table:table-cell office:value-type="float" office:value="0.024494">
                <text:p>0.02449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28198">
                <text:p>0.028198</text:p>
              </table:table-cell>
              <table:table-cell office:value-type="float" office:value="0.024297">
                <text:p>0.02429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34644">
                <text:p>0.034644</text:p>
              </table:table-cell>
              <table:table-cell office:value-type="float" office:value="0.024753">
                <text:p>0.02475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32227">
                <text:p>0.032227</text:p>
              </table:table-cell>
              <table:table-cell office:value-type="float" office:value="0.025632">
                <text:p>0.02563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29004">
                <text:p>0.029004</text:p>
              </table:table-cell>
              <table:table-cell office:value-type="float" office:value="0.026908">
                <text:p>0.0269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25781">
                <text:p>0.025781</text:p>
              </table:table-cell>
              <table:table-cell office:value-type="float" office:value="0.028231">
                <text:p>0.02823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096">
                <text:p>0.02909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31421">
                <text:p>0.031421</text:p>
              </table:table-cell>
              <table:table-cell office:value-type="float" office:value="0.029394">
                <text:p>0.02939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461">
                <text:p>0.02946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565">
                <text:p>0.02956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678">
                <text:p>0.02967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31421">
                <text:p>0.031421</text:p>
              </table:table-cell>
              <table:table-cell office:value-type="float" office:value="0.029852">
                <text:p>0.02985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381079">
                <text:p>0.381079</text:p>
              </table:table-cell>
              <table:table-cell office:value-type="float" office:value="0.030155">
                <text:p>0.03015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29004">
                <text:p>0.029004</text:p>
              </table:table-cell>
              <table:table-cell office:value-type="float" office:value="0.040254">
                <text:p>0.04025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37769">
                <text:p>0.137769</text:p>
              </table:table-cell>
              <table:table-cell office:value-type="float" office:value="0.06461">
                <text:p>0.0646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2981">
                <text:p>0.02981</text:p>
              </table:table-cell>
              <table:table-cell office:value-type="float" office:value="0.087797">
                <text:p>0.08779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37866">
                <text:p>0.037866</text:p>
              </table:table-cell>
              <table:table-cell office:value-type="float" office:value="0.10094">
                <text:p>0.1009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32227">
                <text:p>0.032227</text:p>
              </table:table-cell>
              <table:table-cell office:value-type="float" office:value="0.10397">
                <text:p>0.1039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30615">
                <text:p>0.030615</text:p>
              </table:table-cell>
              <table:table-cell office:value-type="float" office:value="0.098005">
                <text:p>0.09800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30615">
                <text:p>0.030615</text:p>
              </table:table-cell>
              <table:table-cell office:value-type="float" office:value="0.087293">
                <text:p>0.08729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30615">
                <text:p>0.030615</text:p>
              </table:table-cell>
              <table:table-cell office:value-type="float" office:value="0.07474">
                <text:p>0.0747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2981">
                <text:p>0.02981</text:p>
              </table:table-cell>
              <table:table-cell office:value-type="float" office:value="0.06246">
                <text:p>0.0624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29004">
                <text:p>0.029004</text:p>
              </table:table-cell>
              <table:table-cell office:value-type="float" office:value="0.051686">
                <text:p>0.05168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37061">
                <text:p>0.037061</text:p>
              </table:table-cell>
              <table:table-cell office:value-type="float" office:value="0.042929">
                <text:p>0.04292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71704">
                <text:p>0.071704</text:p>
              </table:table-cell>
              <table:table-cell office:value-type="float" office:value="0.036488">
                <text:p>0.03648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29004">
                <text:p>0.029004</text:p>
              </table:table-cell>
              <table:table-cell office:value-type="float" office:value="0.033517">
                <text:p>0.03351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26587">
                <text:p>0.026587</text:p>
              </table:table-cell>
              <table:table-cell office:value-type="float" office:value="0.033877">
                <text:p>0.03387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33032">
                <text:p>0.033032</text:p>
              </table:table-cell>
              <table:table-cell office:value-type="float" office:value="0.034672">
                <text:p>0.03467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56396">
                <text:p>0.056396</text:p>
              </table:table-cell>
              <table:table-cell office:value-type="float" office:value="0.034488">
                <text:p>0.03448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29004">
                <text:p>0.029004</text:p>
              </table:table-cell>
              <table:table-cell office:value-type="float" office:value="0.034693">
                <text:p>0.03469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32227">
                <text:p>0.032227</text:p>
              </table:table-cell>
              <table:table-cell office:value-type="float" office:value="0.035821">
                <text:p>0.03582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28198">
                <text:p>0.028198</text:p>
              </table:table-cell>
              <table:table-cell office:value-type="float" office:value="0.03658">
                <text:p>0.0365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29004">
                <text:p>0.029004</text:p>
              </table:table-cell>
              <table:table-cell office:value-type="float" office:value="0.036342">
                <text:p>0.03634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25781">
                <text:p>0.025781</text:p>
              </table:table-cell>
              <table:table-cell office:value-type="float" office:value="0.035432">
                <text:p>0.03543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35449">
                <text:p>0.035449</text:p>
              </table:table-cell>
              <table:table-cell office:value-type="float" office:value="0.034073">
                <text:p>0.03407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27393">
                <text:p>0.027393</text:p>
              </table:table-cell>
              <table:table-cell office:value-type="float" office:value="0.032714">
                <text:p>0.03271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2981">
                <text:p>0.02981</text:p>
              </table:table-cell>
              <table:table-cell office:value-type="float" office:value="0.03173">
                <text:p>0.0317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31421">
                <text:p>0.031421</text:p>
              </table:table-cell>
              <table:table-cell office:value-type="float" office:value="0.030964">
                <text:p>0.03096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367">
                <text:p>0.03036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2981">
                <text:p>0.02981</text:p>
              </table:table-cell>
              <table:table-cell office:value-type="float" office:value="0.030069">
                <text:p>0.03006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33838">
                <text:p>0.033838</text:p>
              </table:table-cell>
              <table:table-cell office:value-type="float" office:value="0.029958">
                <text:p>0.02995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31421">
                <text:p>0.031421</text:p>
              </table:table-cell>
              <table:table-cell office:value-type="float" office:value="0.030015">
                <text:p>0.0300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2981">
                <text:p>0.02981</text:p>
              </table:table-cell>
              <table:table-cell office:value-type="float" office:value="0.030297">
                <text:p>0.03029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614">
                <text:p>0.03061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78">
                <text:p>0.0307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35449">
                <text:p>0.035449</text:p>
              </table:table-cell>
              <table:table-cell office:value-type="float" office:value="0.030795">
                <text:p>0.03079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2981">
                <text:p>0.02981</text:p>
              </table:table-cell>
              <table:table-cell office:value-type="float" office:value="0.030832">
                <text:p>0.03083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28198">
                <text:p>0.028198</text:p>
              </table:table-cell>
              <table:table-cell office:value-type="float" office:value="0.031035">
                <text:p>0.03103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30615">
                <text:p>0.030615</text:p>
              </table:table-cell>
              <table:table-cell office:value-type="float" office:value="0.031132">
                <text:p>0.03113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978">
                <text:p>0.03097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33032">
                <text:p>0.033032</text:p>
              </table:table-cell>
              <table:table-cell office:value-type="float" office:value="0.030738">
                <text:p>0.03073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12891">
                <text:p>0.012891</text:p>
              </table:table-cell>
              <table:table-cell office:value-type="float" office:value="0.030564">
                <text:p>0.03056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066">
                <text:p>0.03006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28198">
                <text:p>0.028198</text:p>
              </table:table-cell>
              <table:table-cell office:value-type="float" office:value="0.02885">
                <text:p>0.0288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30615">
                <text:p>0.030615</text:p>
              </table:table-cell>
              <table:table-cell office:value-type="float" office:value="0.02764">
                <text:p>0.0276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32227">
                <text:p>0.032227</text:p>
              </table:table-cell>
              <table:table-cell office:value-type="float" office:value="0.027062">
                <text:p>0.02706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25781">
                <text:p>0.025781</text:p>
              </table:table-cell>
              <table:table-cell office:value-type="float" office:value="0.0271">
                <text:p>0.027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33032">
                <text:p>0.033032</text:p>
              </table:table-cell>
              <table:table-cell office:value-type="float" office:value="0.027471">
                <text:p>0.02747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2981">
                <text:p>0.02981</text:p>
              </table:table-cell>
              <table:table-cell office:value-type="float" office:value="0.027885">
                <text:p>0.02788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2981">
                <text:p>0.02981</text:p>
              </table:table-cell>
              <table:table-cell office:value-type="float" office:value="0.028413">
                <text:p>0.02841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20947">
                <text:p>0.020947</text:p>
              </table:table-cell>
              <table:table-cell office:value-type="float" office:value="0.028971">
                <text:p>0.02897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148">
                <text:p>0.02914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2981">
                <text:p>0.02981</text:p>
              </table:table-cell>
              <table:table-cell office:value-type="float" office:value="0.02879">
                <text:p>0.0287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33032">
                <text:p>0.033032</text:p>
              </table:table-cell>
              <table:table-cell office:value-type="float" office:value="0.028359">
                <text:p>0.02835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28198">
                <text:p>0.028198</text:p>
              </table:table-cell>
              <table:table-cell office:value-type="float" office:value="0.028316">
                <text:p>0.02831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32227">
                <text:p>0.032227</text:p>
              </table:table-cell>
              <table:table-cell office:value-type="float" office:value="0.028594">
                <text:p>0.02859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2981">
                <text:p>0.02981</text:p>
              </table:table-cell>
              <table:table-cell office:value-type="float" office:value="0.028964">
                <text:p>0.02896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2981">
                <text:p>0.02981</text:p>
              </table:table-cell>
              <table:table-cell office:value-type="float" office:value="0.029368">
                <text:p>0.02936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724">
                <text:p>0.02972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27393">
                <text:p>0.027393</text:p>
              </table:table-cell>
              <table:table-cell office:value-type="float" office:value="0.029923">
                <text:p>0.02992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918">
                <text:p>0.02991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34644">
                <text:p>0.034644</text:p>
              </table:table-cell>
              <table:table-cell office:value-type="float" office:value="0.029817">
                <text:p>0.02981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961">
                <text:p>0.02996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436">
                <text:p>0.03043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895">
                <text:p>0.03089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30615">
                <text:p>0.030615</text:p>
              </table:table-cell>
              <table:table-cell office:value-type="float" office:value="0.031092">
                <text:p>0.03109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33032">
                <text:p>0.033032</text:p>
              </table:table-cell>
              <table:table-cell office:value-type="float" office:value="0.031112">
                <text:p>0.03111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33032">
                <text:p>0.033032</text:p>
              </table:table-cell>
              <table:table-cell office:value-type="float" office:value="0.031139">
                <text:p>0.03113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28198">
                <text:p>0.028198</text:p>
              </table:table-cell>
              <table:table-cell office:value-type="float" office:value="0.031302">
                <text:p>0.03130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2981">
                <text:p>0.02981</text:p>
              </table:table-cell>
              <table:table-cell office:value-type="float" office:value="0.031458">
                <text:p>0.03145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28198">
                <text:p>0.028198</text:p>
              </table:table-cell>
              <table:table-cell office:value-type="float" office:value="0.03137">
                <text:p>0.0313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29004">
                <text:p>0.029004</text:p>
              </table:table-cell>
              <table:table-cell office:value-type="float" office:value="0.031057">
                <text:p>0.03105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625">
                <text:p>0.03062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172">
                <text:p>0.03017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33838">
                <text:p>0.033838</text:p>
              </table:table-cell>
              <table:table-cell office:value-type="float" office:value="0.029756">
                <text:p>0.02975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26587">
                <text:p>0.026587</text:p>
              </table:table-cell>
              <table:table-cell office:value-type="float" office:value="0.029521">
                <text:p>0.02952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508">
                <text:p>0.02950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2981">
                <text:p>0.02981</text:p>
              </table:table-cell>
              <table:table-cell office:value-type="float" office:value="0.029447">
                <text:p>0.02944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31421">
                <text:p>0.031421</text:p>
              </table:table-cell>
              <table:table-cell office:value-type="float" office:value="0.02932">
                <text:p>0.0293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33838">
                <text:p>0.033838</text:p>
              </table:table-cell>
              <table:table-cell office:value-type="float" office:value="0.029325">
                <text:p>0.02932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31421">
                <text:p>0.031421</text:p>
              </table:table-cell>
              <table:table-cell office:value-type="float" office:value="0.029588">
                <text:p>0.02958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083">
                <text:p>0.03008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31421">
                <text:p>0.031421</text:p>
              </table:table-cell>
              <table:table-cell office:value-type="float" office:value="0.030572">
                <text:p>0.03057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31421">
                <text:p>0.031421</text:p>
              </table:table-cell>
              <table:table-cell office:value-type="float" office:value="0.030911">
                <text:p>0.03091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33838">
                <text:p>0.033838</text:p>
              </table:table-cell>
              <table:table-cell office:value-type="float" office:value="0.031148">
                <text:p>0.03114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2981">
                <text:p>0.02981</text:p>
              </table:table-cell>
              <table:table-cell office:value-type="float" office:value="0.031388">
                <text:p>0.03138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2981">
                <text:p>0.02981</text:p>
              </table:table-cell>
              <table:table-cell office:value-type="float" office:value="0.031625">
                <text:p>0.0316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29004">
                <text:p>0.029004</text:p>
              </table:table-cell>
              <table:table-cell office:value-type="float" office:value="0.031677">
                <text:p>0.03167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39478">
                <text:p>0.039478</text:p>
              </table:table-cell>
              <table:table-cell office:value-type="float" office:value="0.031481">
                <text:p>0.03148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30615">
                <text:p>0.030615</text:p>
              </table:table-cell>
              <table:table-cell office:value-type="float" office:value="0.031407">
                <text:p>0.03140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25781">
                <text:p>0.025781</text:p>
              </table:table-cell>
              <table:table-cell office:value-type="float" office:value="0.031727">
                <text:p>0.03172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27393">
                <text:p>0.027393</text:p>
              </table:table-cell>
              <table:table-cell office:value-type="float" office:value="0.031907">
                <text:p>0.0319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AARCH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